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usillus Old Face" svg:font-family="'Vusillus Old Face'" style:font-family-generic="roman" style:font-pitch="variable"/>
    <style:font-face style:name="Vusillus Old Face1" svg:font-family="'Vusillus Old Face'" style:font-family-generic="system" style:font-pitch="variable"/>
  </office:font-face-decls>
  <office:automatic-styles>
    <style:style style:name="Table1" style:family="table">
      <style:table-properties style:width="24.68cm" fo:margin-left="0cm" fo:margin-top="0cm" fo:margin-bottom="0cm" table:align="left" style:writing-mode="lr-tb"/>
    </style:style>
    <style:style style:name="Table1.A" style:family="table-column">
      <style:table-column-properties style:column-width="12.34cm"/>
    </style:style>
    <style:style style:name="Table1.B" style:family="table-column">
      <style:table-column-properties style:column-width="12.33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P1" style:family="paragraph" style:parent-style-name="Heading_20_2" style:master-page-name="Standard">
      <style:paragraph-properties fo:margin-top="0.212cm" fo:margin-bottom="0cm" style:contextual-spacing="false" fo:text-align="center" style:justify-single-word="false" fo:orphans="0" fo:widows="0" style:page-number="auto"/>
    </style:style>
    <style:style style:name="P2" style:family="paragraph" style:parent-style-name="Standard">
      <style:paragraph-properties fo:margin-top="0.212cm" fo:margin-bottom="0cm" style:contextual-spacing="false" fo:text-align="justify" style:justify-single-word="false"/>
    </style:style>
    <style:style style:name="P3" style:family="paragraph" style:parent-style-name="Heading_20_2">
      <style:paragraph-properties fo:margin-top="0.212cm" fo:margin-bottom="0cm" style:contextual-spacing="false" fo:text-align="center" style:justify-single-word="false" fo:orphans="0" fo:widows="0"/>
    </style:style>
    <style:style style:name="P4" style:family="paragraph" style:parent-style-name="Body_20_Text_20_2">
      <style:paragraph-properties fo:margin-top="0.212cm" fo:margin-bottom="0cm" style:contextual-spacing="false"/>
    </style:style>
    <style:style style:name="P5" style:family="paragraph" style:parent-style-name="Standard">
      <style:paragraph-properties fo:margin-left="1cm" fo:margin-right="1cm" fo:margin-top="0.212cm" fo:margin-bottom="0cm" style:contextual-spacing="false"/>
    </style:style>
    <style:style style:name="P6" style:family="paragraph" style:parent-style-name="Standard">
      <style:paragraph-properties fo:margin-left="1cm" fo:margin-right="1cm"/>
    </style:style>
    <style:style style:name="P7" style:family="paragraph" style:parent-style-name="Heading_20_2">
      <style:paragraph-properties fo:margin-top="0.212cm" fo:margin-bottom="0cm" style:contextual-spacing="false" fo:text-align="center" style:justify-single-word="false" fo:orphans="0" fo:widows="0"/>
      <style:text-properties fo:language="en" fo:country="GB" style:letter-kerning="false" style:font-name-asian="Times New Roman1"/>
    </style:style>
    <style:style style:name="P8" style:family="paragraph" style:parent-style-name="Standard">
      <style:paragraph-properties fo:margin-top="0.212cm" fo:margin-bottom="0cm" style:contextual-spacing="false" fo:text-align="justify" style:justify-single-word="false" fo:orphans="2" fo:widows="2"/>
      <style:text-properties style:font-name="Times New Roman" fo:language="en" fo:country="GB" style:letter-kerning="false" style:font-name-asian="Times New Roman1" style:font-name-complex="Times New Roman1"/>
    </style:style>
    <style:style style:name="P9" style:family="paragraph" style:parent-style-name="Heading_20_2">
      <style:paragraph-properties fo:margin-top="0.212cm" fo:margin-bottom="0cm" style:contextual-spacing="false" fo:orphans="2" fo:widows="2" fo:keep-with-next="auto" style:punctuation-wrap="simple" style:vertical-align="auto"/>
      <style:text-properties fo:language="en" fo:country="GB" style:letter-kerning="false" style:font-name-asian="Times New Roman1"/>
    </style:style>
    <style:style style:name="P10" style:family="paragraph" style:parent-style-name="Standard">
      <style:paragraph-properties fo:margin-top="0.212cm" fo:margin-bottom="0cm" style:contextual-spacing="false" fo:text-align="center" style:justify-single-word="false" fo:orphans="0" fo:widows="0"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paragraph-properties fo:margin-left="3.6cm" fo:margin-right="3.6cm" fo:margin-top="0.212cm" fo:margin-bottom="0cm" style:contextual-spacing="false" fo:text-align="center" style:justify-single-word="false" fo:orphans="0" fo:widows="0"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font-family="Vusillus" style:font-family-generic="roman" style:font-pitch="variable" fo:font-size="16pt" style:text-underline-style="solid" style:text-underline-width="auto" style:text-underline-color="#0000ff" style:font-size-asian="16pt" style:font-family-complex="Vusillus" style:font-family-generic-complex="system" style:font-pitch-complex="variable" style:font-size-complex="16pt"/>
    </style:style>
    <style:style style:name="T2" style:family="text">
      <style:text-properties fo:font-family="Vusillus" style:font-family-generic="roman" style:font-pitch="variable" fo:font-size="16pt" fo:language="el" fo:country="GR" style:text-underline-style="solid" style:text-underline-width="auto" style:text-underline-color="#0000ff" style:font-size-asian="16pt" style:font-family-complex="Vusillus" style:font-family-generic-complex="system" style:font-pitch-complex="variable" style:font-size-complex="16pt"/>
    </style:style>
    <style:style style:name="T3" style:family="text">
      <style:text-properties fo:color="#003300" loext:opacity="100%" fo:font-family="Vusillus" style:font-family-generic="roman" style:font-pitch="variable" fo:font-size="14pt" fo:language="el" fo:country="GR" fo:font-style="italic" style:font-size-asian="14pt" style:font-style-asian="italic" style:font-family-complex="Vusillus" style:font-family-generic-complex="system" style:font-pitch-complex="variable" style:font-style-complex="italic" style:font-weight-complex="bold"/>
    </style:style>
    <style:style style:name="T4" style:family="text">
      <style:text-properties fo:color="#800000" loext:opacity="100%" style:text-position="super 58%" fo:font-family="Vusillus" style:font-family-generic="roman" style:font-pitch="variable" fo:font-size="14pt" fo:language="el" fo:country="GR" fo:font-style="italic" fo:font-weight="bold" style:font-size-asian="14pt" style:font-style-asian="italic" style:font-weight-asian="bold" style:font-family-complex="Vusillus" style:font-family-generic-complex="system" style:font-pitch-complex="variable" style:font-style-complex="italic" style:font-weight-complex="bold"/>
    </style:style>
    <style:style style:name="T5" style:family="text">
      <style:text-properties fo:color="#003300" loext:opacity="100%" fo:font-family="Vusillus" style:font-family-generic="roman" style:font-pitch="variable" fo:font-size="14pt" fo:font-style="italic" style:font-size-asian="14pt" style:font-style-asian="italic" style:font-family-complex="Vusillus" style:font-family-generic-complex="system" style:font-pitch-complex="variable" style:font-style-complex="italic" style:font-weight-complex="bold"/>
    </style:style>
    <style:style style:name="T6" style:family="text">
      <style:text-properties fo:color="#003300" loext:opacity="100%" fo:font-family="Vusillus" style:font-family-generic="roman" style:font-pitch="variable" fo:font-style="italic" style:font-style-asian="italic" style:font-family-complex="Vusillus" style:font-family-generic-complex="system" style:font-pitch-complex="variable"/>
    </style:style>
    <style:style style:name="T7" style:family="text">
      <style:text-properties fo:color="#800000" loext:opacity="100%" style:text-position="super 58%" fo:font-family="Vusillus" style:font-family-generic="roman" style:font-pitch="variable" fo:font-style="italic" fo:font-weight="bold" style:font-style-asian="italic" style:font-weight-asian="bold" style:font-family-complex="Vusillus" style:font-family-generic-complex="system" style:font-pitch-complex="variable"/>
    </style:style>
    <style:style style:name="T8" style:family="text">
      <style:text-properties fo:color="#800000" loext:opacity="100%" style:text-position="super 58%" fo:font-family="Vusillus" style:font-family-generic="roman" style:font-pitch="variable" fo:font-size="14pt" fo:font-style="italic" fo:font-weight="bold" style:font-size-asian="14pt" style:font-style-asian="italic" style:font-weight-asian="bold" style:font-family-complex="Vusillus" style:font-family-generic-complex="system" style:font-pitch-complex="variable" style:font-style-complex="italic" style:font-weight-complex="bold"/>
    </style:style>
    <style:style style:name="T9" style:family="text">
      <style:text-properties fo:font-family="Vusillus" style:font-family-generic="roman" style:font-pitch="variable" fo:font-size="16pt" style:text-underline-style="solid" style:text-underline-width="auto" style:text-underline-color="font-color" style:letter-kerning="true" style:font-size-asian="16pt" style:font-family-complex="Vusillus" style:font-family-generic-complex="system" style:font-pitch-complex="variable" style:font-size-complex="16pt"/>
    </style:style>
    <style:style style:name="T10" style:family="text">
      <style:text-properties fo:font-family="Vusillus" style:font-family-generic="roman" style:font-pitch="variable" fo:font-size="16pt" fo:language="el" fo:country="GR" style:text-underline-style="solid" style:text-underline-width="auto" style:text-underline-color="font-color" style:letter-kerning="true" style:font-size-asian="16pt" style:font-family-complex="Vusillus" style:font-family-generic-complex="system" style:font-pitch-complex="variable" style:font-size-complex="16pt"/>
    </style:style>
    <style:style style:name="T11" style:family="text">
      <style:text-properties fo:font-family="Vusillus" style:font-family-generic="roman" style:font-pitch="variable" style:text-underline-style="solid" style:text-underline-width="auto" style:text-underline-color="font-color" style:letter-kerning="true" style:font-family-complex="Vusillus" style:font-family-generic-complex="system" style:font-pitch-complex="variable"/>
    </style:style>
    <style:style style:name="T12" style:family="text">
      <style:text-properties fo:color="#800000" loext:opacity="100%" fo:font-family="Vusillus" style:font-family-generic="roman" style:font-pitch="variable" fo:font-size="14pt" fo:font-style="italic" style:font-size-asian="14pt" style:font-style-asian="italic" style:font-family-complex="Vusillus" style:font-family-generic-complex="system" style:font-pitch-complex="variable" style:font-style-complex="italic" style:font-weight-complex="bold"/>
    </style:style>
    <style:style style:name="T13" style:family="text">
      <style:text-properties fo:color="#003300" loext:opacity="100%" style:text-position="super 58%" fo:font-family="Vusillus" style:font-family-generic="roman" style:font-pitch="variable" fo:font-size="14pt" fo:language="el" fo:country="GR" fo:font-style="italic" fo:font-weight="bold" style:font-size-asian="14pt" style:font-style-asian="italic" style:font-weight-asian="bold" style:font-family-complex="Vusillus" style:font-family-generic-complex="system" style:font-pitch-complex="variable" style:font-style-complex="italic" style:font-weight-complex="bold"/>
    </style:style>
    <style:style style:name="T14" style:family="text">
      <style:text-properties fo:color="#800000" loext:opacity="100%" fo:font-family="Vusillus" style:font-family-generic="roman" style:font-pitch="variable" fo:font-size="14pt" fo:language="el" fo:country="GR" fo:font-style="italic" style:font-size-asian="14pt" style:font-style-asian="italic" style:font-family-complex="Vusillus" style:font-family-generic-complex="system" style:font-pitch-complex="variable" style:font-style-complex="italic" style:font-weight-complex="bold"/>
    </style:style>
    <style:style style:name="T15" style:family="text">
      <style:text-properties fo:color="#800000" loext:opacity="100%" fo:font-family="Vusillus" style:font-family-generic="roman" style:font-pitch="variable" fo:font-size="13pt" fo:language="el" fo:country="GR" fo:font-style="italic" style:font-size-asian="13pt" style:font-style-asian="italic" style:font-family-complex="Vusillus" style:font-family-generic-complex="system" style:font-pitch-complex="variable" style:font-size-complex="11pt" style:font-style-complex="italic" style:font-weight-complex="bold"/>
    </style:style>
    <style:style style:name="T16" style:family="text">
      <style:text-properties fo:color="#800000" loext:opacity="100%" fo:font-family="Vusillus" style:font-family-generic="roman" style:font-pitch="variable" fo:font-weight="normal" style:font-weight-asian="normal" style:font-family-complex="Vusillus" style:font-family-generic-complex="system" style:font-pitch-complex="variable" style:font-size-complex="12pt"/>
    </style:style>
    <style:style style:name="T17" style:family="text">
      <style:text-properties fo:color="#800000" loext:opacity="100%" style:text-position="super 58%" fo:font-family="Vusillus" style:font-family-generic="roman" style:font-pitch="variable" fo:language="el" fo:country="GR" style:font-family-complex="Vusillus" style:font-family-generic-complex="system" style:font-pitch-complex="variable"/>
    </style:style>
    <style:style style:name="T18" style:family="text">
      <style:text-properties fo:color="#003300" loext:opacity="100%" fo:font-family="Vusillus" style:font-family-generic="roman" style:font-pitch="variable" fo:language="el" fo:country="GR" style:font-family-complex="Vusillus" style:font-family-generic-complex="system" style:font-pitch-complex="variable"/>
    </style:style>
    <style:style style:name="T19" style:family="text">
      <style:text-properties fo:color="#003300" loext:opacity="100%" fo:font-family="Vusillus" style:font-family-generic="roman" style:font-pitch="variable" fo:language="el" fo:country="GR" fo:font-weight="normal" style:font-weight-asian="normal" style:font-family-complex="Vusillus" style:font-family-generic-complex="system" style:font-pitch-complex="variable" style:font-size-complex="12pt"/>
    </style:style>
    <style:style style:name="T20" style:family="text">
      <style:text-properties fo:color="#003300" loext:opacity="100%" fo:font-family="Vusillus" style:font-family-generic="roman" style:font-pitch="variable" fo:font-size="15pt" fo:language="el" fo:country="GR" fo:font-style="italic" style:font-size-asian="15pt" style:font-style-asian="italic" style:font-family-complex="Vusillus" style:font-family-generic-complex="system" style:font-pitch-complex="variable" style:font-size-complex="13pt" style:font-style-complex="italic" style:font-weight-complex="bold"/>
    </style:style>
    <style:style style:name="T21" style:family="text">
      <style:text-properties fo:color="#ff0000" loext:opacity="100%" fo:font-family="Vusillus" style:font-family-generic="roman" style:font-pitch="variable" fo:font-size="14pt" fo:font-style="italic" fo:font-weight="bold" style:font-size-asian="14pt" style:font-style-asian="italic" style:font-weight-asian="bold" style:font-family-complex="Vusillus" style:font-family-generic-complex="system" style:font-pitch-complex="variable" style:font-size-complex="14pt" style:font-style-complex="italic" style:font-weight-complex="bold"/>
    </style:style>
    <style:style style:name="T22" style:family="text">
      <style:text-properties fo:font-family="Vusillus" style:font-family-generic="roman" style:font-pitch="variable" fo:font-size="16pt" fo:language="el" fo:country="GR" fo:font-style="italic" style:text-underline-style="solid" style:text-underline-width="auto" style:text-underline-color="font-color" fo:font-weight="bold" style:letter-kerning="true" style:font-size-asian="16pt" style:language-asian="en" style:country-asian="GB" style:font-style-asian="italic" style:font-weight-asian="bold" style:font-family-complex="Vusillus" style:font-family-generic-complex="system" style:font-pitch-complex="variable" style:font-size-complex="16pt" style:language-complex="he" style:country-complex="IL" style:font-style-complex="italic" style:font-weight-complex="bold"/>
    </style:style>
    <style:style style:name="T23" style:family="text">
      <style:text-properties fo:color="#ff0000" loext:opacity="100%" fo:font-family="Vusillus" style:font-family-generic="roman" style:font-pitch="variable" fo:font-size="14pt" fo:language="el" fo:country="GR" fo:font-style="italic" style:text-underline-style="solid" style:text-underline-width="auto" style:text-underline-color="font-color" fo:font-weight="bold" style:letter-kerning="true" style:font-size-asian="14pt" style:language-asian="en" style:country-asian="GB" style:font-style-asian="italic" style:font-weight-asian="bold" style:font-family-complex="Vusillus" style:font-family-generic-complex="system" style:font-pitch-complex="variable" style:font-size-complex="14pt" style:language-complex="he" style:country-complex="IL" style:font-style-complex="italic" style:font-weight-complex="bold"/>
    </style:style>
    <style:style style:name="T24" style:family="text">
      <style:text-properties fo:color="#1f1f1f" loext:opacity="100%" fo:font-family="Vusillus" style:font-family-generic="roman" style:font-pitch="variable" fo:font-size="21pt" fo:font-style="italic" style:font-size-asian="21pt" style:language-asian="en" style:country-asian="GB" style:font-style-asian="italic" style:font-family-complex="Vusillus" style:font-family-generic-complex="system" style:font-pitch-complex="variable" style:font-size-complex="21pt" style:language-complex="he" style:country-complex="IL" style:font-style-complex="italic"/>
    </style:style>
    <style:style style:name="T25" style:family="text">
      <style:text-properties fo:color="#000080" loext:opacity="100%" fo:font-family="Vusillus" style:font-family-generic="roman" style:font-pitch="variable" fo:font-style="italic" style:font-style-asian="italic" style:font-family-complex="Vusillus" style:font-family-generic-complex="system" style:font-pitch-complex="variable"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2" loext:marker-style-name="T1"><text:span text:style-name="T2">Ιησουσ </text:span><text:span text:style-name="T1">1</text:span></text:h>
        <text:p text:style-name="P2" loext:marker-style-name="T3"><text:span text:style-name="T4">1 </text:span><text:span text:style-name="T3">Καὶ ἐγένετο μετὰ τὴν τελευτὴν Μωυσῆ εἶπεν κύριος τῷ Ἰησοῖ υἱῷ Ναυη τῷ ὑπουργῷ Μωυσῆ λέγων </text:span><text:span text:style-name="T4">2 </text:span><text:span text:style-name="T3">Μωϋσῆς ὁ θεράπων μου τετελεύτηκεν· νῦν οὖν ἀναστὰς διάβηθι τὸν Ιορδάνην, σὺ καὶ πᾶς ὁ λαὸς οὗτος, εἰς τὴν γῆν, ἣν ἐγὼ δίδωμι αὐτοῖς. </text:span><text:span text:style-name="T4">3 </text:span><text:span text:style-name="T3">πᾶς ὁ τόπος, ἐφ’ ὃν ἂν ἐπιβῆτε τῷ ἴχνει τῶν ποδῶν ὑμῶν, ὑμῖν δώσω αὐτόν, ὃν τρόπον εἴρηκα τῷ Μωυσῇ, </text:span><text:span text:style-name="T4">4 </text:span><text:span text:style-name="T3">τὴν ἔρημον καὶ τὸν Ἀντιλίβανον ἕως τοῦ ποταμοῦ τοῦ μεγάλου, ποταμοῦ Εὐφράτου, καὶ ἕως τῆς θαλάσσης τῆς ἐσχάτης ἀφ’ <text:s/>ἡλίου δυσμῶν ἔσται τὰ ὅρια ὑμῶν. </text:span><text:span text:style-name="T4">5 </text:span><text:span text:style-name="T3">οὐκ ἀντιστήσεται ἄνθρωπος κατενώπιον ὑμῶν πάσας τὰς ἡμέρας τῆς ζωῆς σου, καὶ ὥσπερ ἤμην μετὰ Μωυσῆ, οὕτως ἔσομαι καὶ μετὰ σοῦ καὶ οὐκ ἐγκαταλείψω σε οὐδὲ ὑπερόψομαί σε. </text:span><text:span text:style-name="T4">6 </text:span><text:span text:style-name="T3">ἴσχυε καὶ ἀνδρίζου· σὺ γὰρ ἀποδιαστελεῖς τῷ λαῷ τούτῳ τὴν γῆν, ἣν ὤμοσα τοῖς πατράσιν ὑμῶν δοῦναι αὐτοῖς. </text:span><text:span text:style-name="T4">7 </text:span><text:span text:style-name="T3">ἴσχυε οὖν καὶ ἀνδρίζου φυλάσσεσθαι καὶ ποιεῖν καθότι ἐνετείλατό σοι Μωϋσῆς ὁ παῖς μου, καὶ οὐκ ἐκκλινεῖς ἀπ’ αὐτῶν εἰς δεξιὰ οὐδὲ εἰς ἀριστερά, ἵνα συνῇς ἐν πᾶσιν, οἷς ἐὰν πράσσῃς</text:span><text:span text:style-name="T4">.</text:span><text:span text:style-name="T3"> 8 καὶ οὐκ ἀποστήσεται ἡ βίβλος τοῦ νόμου τούτου ἐκ τοῦ στόματός σου, καὶ μελετήσεις ἐν αὐτῷ ἡμέρας καὶ νυκτός, ἵνα συνῇς ποιεῖν πάντα τὰ γεγραμμένα· τότε εὐοδωθήσῃ καὶ εὐοδώσεις τὰς ὁδούς σου καὶ τότε συνήσεις. </text:span><text:span text:style-name="T4">9 </text:span><text:span text:style-name="T3">ἰδοὺ ἐντέταλμαί σοι· ἴσχυε καὶ ἀνδρίζου, μὴ δειλιάσῃς μηδὲ φοβηθῇς, ὅτι μετὰ σοῦ κύριος ὁ θεός σου εἰς πάντα, οὗ ἐὰν πορεύῃ. </text:span></text:p>
        <text:p text:style-name="P2" loext:marker-style-name="T3"><text:span text:style-name="T4">10 </text:span><text:span text:style-name="T3">Καὶ ἐνετείλατο Ἰησοῦς τοῖς γραμματεῦσιν τοῦ λαοῦ λέγων </text:span><text:span text:style-name="T4">11 </text:span><text:span text:style-name="T3">Εἰσέλθατε κατὰ μέσον τῆς παρεμβολῆς τοῦ λαοῦ καὶ ἐντείλασθε τῷ λαῷ λέγοντες Ἑτοιμάζεσθε ἐπισιτισμόν, ὅτι ἔτι τρεῖς ἡμέραι καὶ ὑμεῖς διαβαίνετε τὸν Ιορδάνην τοῦτον εἰσελθόντες κατασχεῖν τὴν γῆν, ἣν κύριος ὁ θεὸς τῶν πατέρων ὑμῶν δίδωσιν ὑμῖν. </text:span><text:span text:style-name="T4">12 </text:span><text:span text:style-name="T3">καὶ τῷ Ρουβην καὶ τῷ Γαδ καὶ τῷ ἡμίσει φυλῆς Μανασση εἶπεν Ἰησοῦς </text:span><text:span text:style-name="T4">13 </text:span><text:span text:style-name="T3">Μνήσθητε τὸ ῥῆμα κυρίου, ὃ ἐνετείλατο ὑμῖν Μωϋσῆς ὁ παῖς κυρίου λέγων Κύριος ὁ θεὸς ὑμῶν κατέπαυσεν ὑμᾶς καὶ ἔδωκεν ὑμῖν τὴν γῆν ταύτην. </text:span><text:span text:style-name="T4">14 </text:span><text:span text:style-name="T3">αἱ γυναῖκες ὑμῶν καὶ τὰ παιδία ὑμῶν καὶ τὰ κτήνη ὑμῶν κατοικείτωσαν ἐν τῇ γῇ, ᾗ ἔδωκεν ὑμῖν· ὑμεῖς δὲ διαβήσεσθε εὔζωνοι πρότεροι τῶν ἀδελφῶν ὑμῶν, πᾶς ὁ ἰσχύων, καὶ συμμαχήσετε αὐτοῖς, </text:span><text:span text:style-name="T4">15 </text:span><text:span text:style-name="T3">ἕως ἂν καταπαύσῃ κύριος ὁ θεὸς ὑμῶν τοὺς ἀδελφοὺς ὑμῶν ὥσπερ καὶ ὑμᾶς καὶ κληρονομήσωσιν καὶ οὗτοι τὴν γῆν, ἣν κύριος ὁ θεὸς ἡμῶν δίδωσιν αὐτοῖς· καὶ ἀπελεύσεσθε ἕκαστος εἰς τὴν κληρονομίαν αὐτοῦ, ἣν δέδωκεν ὑμῖν Μωϋσῆς εἰς τὸ πέραν τοῦ Ιορδάνου ἀπ’ ἀνατολῶν ἡλίου. </text:span><text:span text:style-name="T4">16 </text:span><text:span text:style-name="T3">καὶ ἀποκριθέντες τῷ Ἰησοῖ εἶπαν Πάντα, ὅσα ἂν ἐντείλῃ ἡμῖν, ποιήσομεν καὶ εἰς πάντα τόπον, οὗ ἐὰν ἀποστείλῃς ἡμᾶς, πορευσόμεθα· </text:span><text:span text:style-name="T4">17 </text:span><text:span text:style-name="T3">κατὰ πάντα, ὅσα ἠκούσαμεν Μωυσῆ, ἀκουσόμεθα σοῦ, πλὴν ἔστω κύριος ὁ θεὸς ἡμῶν μετὰ σοῦ, ὃν τρόπον ἦν μετὰ Μωυσῆ. </text:span><text:span text:style-name="T4">18 </text:span><text:span text:style-name="T3">ὁ δὲ ἄνθρωπος, ὃς ἐὰν ἀπειθήσῃ σοι καὶ ὅστις μὴ ἀκούσῃ τῶν ῥημάτων σου καθότι ἂν αὐτῷ ἐντείλῃ, ἀποθανέτω. ἀλλὰ ἴσχυε καὶ ἀνδρίζου. </text:span></text:p>
      </text:section>
      <text:section text:style-name="Sect1" text:name="Section1">
        <text:h text:style-name="P3" text:outline-level="2" loext:marker-style-name="T2"><text:span text:style-name="T2">Ιησουσ 2</text:span><text:span text:style-name="T2"/></text:h>
        <text:p text:style-name="P2" loext:marker-style-name="T3"><text:span text:style-name="T4">1</text:span><text:span text:style-name="T3"> Καὶ ἀπέστειλεν Ἰησοῦς υἱὸς Ναυη ἐκ Σαττιν δύο νεανίσκους κατασκοπεῦσαι λέγων Ἀνάβητε καὶ ἴδετε τὴν γῆν καὶ τὴν Ιεριχω. καὶ πορευθέντες εἰσήλθοσαν οἱ δύο νεανίσκοι εἰς Ιεριχω καὶ εἰσήλθοσαν εἰς οἰκίαν γυναικὸς πόρνης, ᾗ ὄνομα Ρααβ, καὶ κατέλυσαν ἐκεῖ. </text:span><text:span text:style-name="T4">2</text:span><text:span text:style-name="T3"> καὶ ἀπηγγέλη τῷ βασιλεῖ Ιεριχω λέγοντες Εἰσπεπόρευνται ὧδε ἄνδρες τῶν υἱῶν Ισραηλ κατασκοπεῦσαι τὴν γῆν. </text:span><text:span text:style-name="T4">3</text:span><text:span text:style-name="T3"> καὶ ἀπέστειλεν ὁ βασιλεὺς Ιεριχω καὶ εἶπεν πρὸς Ρααβ λέγων Ἐξάγαγε τοὺς ἄνδρας τοὺς εἰσπεπορευμένους εἰς τὴν οἰκίαν σου τὴν νύκτα· κατασκοπεῦσαι γὰρ τὴν γῆν ἥκασιν. </text:span><text:span text:style-name="T4">4</text:span><text:span text:style-name="T3"> καὶ λαβοῦσα ἡ γυνὴ τοὺς ἄνδρας ἔκρυψεν αὐτοὺς καὶ εἶπεν αὐτοῖς λέγουσα Εἰσεληλύθασιν πρός με οἱ ἄνδρες· </text:span><text:span text:style-name="T4">5</text:span><text:span text:style-name="T3"> ὡς </text:span><text:soft-page-break/><text:span text:style-name="T3">δὲ ἡ πύλη ἐκλείετο ἐν τῷ σκότει, καὶ οἱ ἄνδρες ἐξῆλθον· οὐκ ἐπίσταμαι ποῦ πεπόρευνται· καταδιώξατε ὀπίσω αὐτῶν, εἰ καταλήμψεσθε αὐτούς. </text:span><text:span text:style-name="T4">6</text:span><text:span text:style-name="T3"> αὐτὴ δὲ ἀνεβίβασεν αὐτοὺς ἐπὶ τὸ δῶμα καὶ ἔκρυψεν αὐτοὺς ἐν τῇ λινοκαλάμῃ τῇ ἐστοιβασμένῃ αὐτῇ ἐπὶ τοῦ δώματος. </text:span><text:span text:style-name="T4">7</text:span><text:span text:style-name="T3"> καὶ οἱ ἄνδρες κατεδίωξαν ὀπίσω αὐτῶν ὁδὸν τὴν ἐπὶ τοῦ Ιορδάνου ἐπὶ τὰς διαβάσεις, καὶ ἡ πύλη ἐκλείσθη. καὶ ἐγένετο ὡς ἐξήλθοσαν οἱ διώκοντες ὀπίσω αὐτῶν </text:span><text:span text:style-name="T4">8</text:span><text:span text:style-name="T3"> καὶ αὐτοὶ δὲ πρὶν ἢ κοιμηθῆναι αὐτούς, καὶ αὐτὴ ἀνέβη ἐπὶ τὸ δῶμα πρὸς αὐτοὺς </text:span><text:span text:style-name="T4">9</text:span><text:span text:style-name="T3"> καὶ εἶπεν πρὸς αὐτούς Ἐπίσταμαι ὅτι δέδωκεν ὑμῖν κύριος τὴν γῆν, ἐπιπέπτωκεν γὰρ ὁ φόβος ὑμῶν ἐφ’ ἡμᾶς· </text:span><text:span text:style-name="T4">10</text:span><text:span text:style-name="T3"> ἀκηκόαμεν γὰρ ὅτι κατεξήρανεν κύριος ὁ θεὸς τὴν ἐρυθρὰν θάλασσαν ἀπὸ προσώπου ὑμῶν, ὅτε ἐξεπορεύεσθε ἐκ γῆς Αἰγύπτου, καὶ ὅσα ἐποίησεν τοῖς δυσὶ βασιλεῦσιν τῶν Αμορραίων, οἳ ἦσαν πέραν τοῦ Ιορδάνου, τῷ Σηων καὶ Ωγ, οὓς ἐξωλεθρεύσατε αὐτούς· </text:span><text:span text:style-name="T4">11</text:span><text:span text:style-name="T3"> καὶ ἀκούσαντες ἡμεῖς ἐξέστημεν τῇ καρδίᾳ ἡμῶν, καὶ οὐκ ἔστη ἔτι πνεῦμα ἐν οὐδενὶ ἡμῶν ἀπὸ προσώπου ὑμῶν, ὅτι κύριος ὁ θεὸς ὑμῶν θεὸς ἐν οὐρανῷ ἄνω καὶ ἐπὶ τῆς γῆς κάτω. </text:span><text:span text:style-name="T4">12</text:span><text:span text:style-name="T3"> καὶ νῦν ὀμόσατέ μοι κύριον τὸν θεόν, ὅτι ποιῶ ὑμῖν ἔλεος καὶ ποιήσετε καὶ ὑμεῖς ἔλεος ἐν τῷ οἴκῳ τοῦ πατρός μου </text:span><text:span text:style-name="T4">13</text:span><text:span text:style-name="T3"> καὶ ζωγρήσετε τὸν οἶκον τοῦ πατρός μου καὶ τὴν μητέρα μου καὶ τοὺς ἀδελφούς μου καὶ πάντα τὸν οἶκόν μου καὶ πάντα, ὅσα ἐστὶν αὐτοῖς, καὶ ἐξελεῖσθε τὴν ψυχήν μου ἐκ θανάτου. </text:span><text:span text:style-name="T4">14</text:span><text:span text:style-name="T3"> καὶ εἶπαν αὐτῇ οἱ ἄνδρες Ἡ ψυχὴ ἡμῶν ἀνθ’ ὑμῶν εἰς θάνατον. καὶ αὐτὴ εἶπεν Ὡς ἂν παραδῷ κύριος ὑμῖν τὴν πόλιν, ποιήσετε εἰς ἐμὲ ἔλεος καὶ ἀλήθειαν. </text:span><text:span text:style-name="T4">15</text:span><text:span text:style-name="T3"> καὶ κατεχάλασεν αὐτοὺς διὰ τῆς θυρίδος </text:span><text:span text:style-name="T4">16</text:span><text:span text:style-name="T3"> καὶ εἶπεν αὐτοῖς Εἰς τὴν ὀρεινὴν ἀπέλθετε, μὴ συναντήσωσιν ὑμῖν οἱ καταδιώκοντες, καὶ κρυβήσεσθε ἐκεῖ τρεῖς ἡμέρας, ἕως ἂν ἀποστρέψωσιν οἱ καταδιώκοντες ὀπίσω ὑμῶν, καὶ μετὰ ταῦτα ἀπελεύσεσθε εἰς τὴν ὁδὸν ὑμῶν. </text:span><text:span text:style-name="T4">17</text:span><text:span text:style-name="T3"> καὶ εἶπαν οἱ ἄνδρες πρὸς αὐτήν Ἀθῷοί ἐσμεν τῷ ὅρκῳ σου τούτῳ· </text:span><text:span text:style-name="T4">18</text:span><text:span text:style-name="T3"> ἰδοὺ ἡμεῖς εἰσπορευόμεθα εἰς μέρος τῆς πόλεως, καὶ θήσεις τὸ σημεῖον, τὸ σπαρτίον τὸ κόκκινον τοῦτο ἐκδήσεις εἰς τὴν θυρίδα, δι’ ἧς κατεβίβασας ἡμᾶς δι’ αὐτῆς, τὸν δὲ πατέρα σου καὶ τὴν μητέρα σου καὶ τοὺς ἀδελφούς σου καὶ πάντα τὸν οἶκον τοῦ πατρός σου συνάξεις πρὸς σεαυτὴν εἰς τὴν οἰκίαν σου. </text:span><text:span text:style-name="T4">19</text:span><text:span text:style-name="T3"> καὶ ἔσται πᾶς, ὃς ἂν ἐξέλθῃ τὴν θύραν τῆς οἰκίας σου ἔξω, ἔνοχος ἑαυτῷ ἔσται, ἡμεῖς δὲ ἀθῷοι τῷ ὅρκῳ σου τούτῳ· καὶ ὅσοι ἐὰν γένωνται μετὰ σοῦ ἐν τῇ οἰκίᾳ σου, ἡμεῖς ἔνοχοι ἐσόμεθα. </text:span><text:span text:style-name="T4">20</text:span><text:span text:style-name="T3"> ἐὰν δέ τις ἡμᾶς ἀδικήσῃ ἢ καὶ ἀποκαλύψῃ τοὺς λόγους ἡμῶν τούτους, ἐσόμεθα ἀθῷοι τῷ ὅρκῳ σου τούτῳ. </text:span><text:span text:style-name="T4">21</text:span><text:span text:style-name="T3"> καὶ εἶπεν αὐτοῖς Κατὰ τὸ ῥῆμα ὑμῶν οὕτως ἔστω· καὶ ἐξαπέστειλεν αὐτούς. </text:span><text:span text:style-name="T4">22</text:span><text:span text:style-name="T3"> καὶ ἐπορεύθησαν καὶ ἤλθοσαν εἰς τὴν ὀρεινὴν καὶ κατέμειναν ἐκεῖ τρεῖς ἡμέρας· καὶ ἐξεζήτησαν οἱ καταδιώκοντες πάσας τὰς ὁδοὺς καὶ οὐχ εὕροσαν. </text:span><text:span text:style-name="T4">23</text:span><text:span text:style-name="T3"> καὶ ὑπέστρεψαν οἱ δύο νεανίσκοι καὶ κατέβησαν ἐκ τοῦ ὄρους καὶ διέβησαν πρὸς Ἰησοῦν υἱὸν Ναυη καὶ διηγήσαντο αὐτῷ πάντα τὰ συμβεβηκότα αὐτοῖς. </text:span><text:span text:style-name="T4">24</text:span><text:span text:style-name="T3"> καὶ εἶπαν πρὸς Ἰησοῦν ὅτι Παρέδωκεν κύριος πᾶσαν τὴν γῆν ἐν χειρὶ ἡμῶν, καὶ κατέπτηκεν πᾶς ὁ κατοικῶν τὴν γῆν ἐκείνην ἀφ’ <text:s/>ἡμῶν. </text:span></text:p>
      </text:section>
      <text:section text:style-name="Sect1" text:name="Section2">
        <text:h text:style-name="P3" text:outline-level="2" loext:marker-style-name="T2"><text:span text:style-name="T2">Ιησουσ 3</text:span><text:span text:style-name="T2"/></text:h>
        <text:p text:style-name="P2" loext:marker-style-name="T3"><text:span text:style-name="T4">1</text:span><text:span text:style-name="T3"> Καὶ ὤρθρισεν Ἰησοῦς τὸ πρωί, καὶ ἀπῆραν ἐκ Σαττιν καὶ ἤλθοσαν ἕως τοῦ Ιορδάνου καὶ κατέλυσαν ἐκεῖ πρὸ τοῦ διαβῆναι. </text:span><text:span text:style-name="T4">2</text:span><text:span text:style-name="T3"> καὶ ἐγένετο μετὰ τρεῖς ἡμέρας διῆλθον οἱ γραμματεῖς διὰ τῆς παρεμβολῆς </text:span><text:span text:style-name="T4">3</text:span><text:span text:style-name="T3"> καὶ ἐνετείλαντο τῷ λαῷ λέγοντες Ὅταν ἴδητε τὴν κιβωτὸν τῆς διαθήκης κυρίου τοῦ θεοῦ ἡμῶν καὶ τοὺς ἱερεῖς ἡμῶν καὶ τοὺς Λευίτας αἴροντας αὐτήν, ἀπαρεῖτε ἀπὸ τῶν τόπων ὑμῶν καὶ πορεύεσθε ὀπίσω αὐτῆς· </text:span><text:span text:style-name="T4">4</text:span><text:span text:style-name="T3"> ἀλλὰ μακρὰν ἔστω ἀνὰ μέσον ὑμῶν καὶ ἐκείνης ὅσον δισχιλίους πήχεις· στήσεσθε, μὴ προσεγγίσητε αὐτῇ, ἵν ἐπίστησθε τὴν ὁδόν, ἣν πορεύεσθε αὐτήν· οὐ γὰρ πεπόρευσθε τὴν ὁδὸν ἀπ’ ἐχθὲς καὶ τρίτης ἡμέρας. </text:span><text:span text:style-name="T4">5</text:span><text:span text:style-name="T3"> καὶ εἶπεν Ἰησοῦς τῷ λαῷ Ἁγνίσασθε εἰς αὔριον, ὅτι αὔριον ποιήσει ἐν ὑμῖν κύριος θαυμαστά. </text:span><text:span text:style-name="T4">6</text:span><text:span text:style-name="T3"> καὶ εἶπεν Ἰησοῦς τοῖς ἱερεῦσιν Ἄρατε τὴν κιβωτὸν τῆς διαθήκης κυρίου καὶ </text:span><text:soft-page-break/><text:span text:style-name="T3">προπορεύεσθε τοῦ λαοῦ. καὶ ἦραν οἱ ἱερεῖς τὴν κιβωτὸν τῆς διαθήκης κυρίου καὶ ἐπορεύοντο ἔμπροσθεν τοῦ λαοῦ. </text:span><text:span text:style-name="T4">7</text:span><text:span text:style-name="T3"> καὶ εἶπεν κύριος πρὸς Ἰησοῦν Ἐν τῇ ἡμέρᾳ ταύτῃ ἄρχομαι ὑψῶσαί σε κατενώπιον πάντων υἱῶν Ισραηλ, ἵνα γνῶσιν, καθότι ἤμην μετὰ Μωυσῆ, οὕτως ἔσομαι καὶ μετὰ σοῦ. </text:span><text:span text:style-name="T4">8</text:span><text:span text:style-name="T3"> καὶ νῦν ἔντειλαι τοῖς ἱερεῦσιν τοῖς αἴρουσιν τὴν κιβωτὸν τῆς διαθήκης λέγων Ὡς ἂν εἰσέλθητε ἐπὶ μέρους τοῦ ὕδατος τοῦ Ιορδάνου, καὶ ἐν τῷ Ιορδάνῃ στήσεσθε. </text:span><text:span text:style-name="T4">9</text:span><text:span text:style-name="T3"> καὶ εἶπεν Ἰησοῦς τοῖς υἱοῖς Ισραηλ Προσαγάγετε ὧδε καὶ ἀκούσατε τὸ ῥῆμα κυρίου τοῦ θεοῦ ἡμῶν. </text:span><text:span text:style-name="T4">10</text:span><text:span text:style-name="T3"> ἐν τούτῳ γνώσεσθε ὅτι θεὸς ζῶν ἐν ὑμῖν καὶ ὀλεθρεύων ὀλεθρεύσει ἀπὸ προσώπου ἡμῶν τὸν Χαναναῖον καὶ τὸν Χετταῖον καὶ τὸν Φερεζαῖον καὶ τὸν Ευαῖον καὶ τὸν Αμορραῖον καὶ τὸν Γεργεσαῖον καὶ τὸν Ιεβουσαῖον· </text:span><text:span text:style-name="T4">11</text:span><text:span text:style-name="T3"> ἰδοὺ ἡ κιβωτὸς διαθήκης κυρίου πάσης τῆς γῆς διαβαίνει τὸν Ιορδάνην. </text:span><text:span text:style-name="T4">12</text:span><text:span text:style-name="T3"> προχειρίσασθε ὑμῖν δώδεκα ἄνδρας ἀπὸ τῶν υἱῶν Ισραηλ, ἕνα ἀφ’ <text:s/>ἑκάστης φυλῆς. </text:span><text:span text:style-name="T4">13</text:span><text:span text:style-name="T3"> καὶ ἔσται ὡς ἂν καταπαύσωσιν οἱ πόδες τῶν ἱερέων τῶν αἰρόντων τὴν κιβωτὸν τῆς διαθήκης κυρίου πάσης τῆς γῆς ἐν τῷ ὕδατι τοῦ Ιορδάνου, τὸ ὕδωρ τοῦ Ιορδάνου ἐκλείψει, τὸ δὲ ὕδωρ τὸ καταβαῖνον στήσεται. </text:span><text:span text:style-name="T4">14</text:span><text:span text:style-name="T3"> καὶ ἀπῆρεν ὁ λαὸς ἐκ τῶν σκηνωμάτων αὐτῶν διαβῆναι τὸν Ιορδάνην, οἱ δὲ ἱερεῖς ἤροσαν τὴν κιβωτὸν τῆς διαθήκης κυρίου πρότεροι τοῦ λαοῦ. </text:span><text:span text:style-name="T4">15</text:span><text:span text:style-name="T3"> ὡς δὲ εἰσεπορεύοντο οἱ ἱερεῖς οἱ αἴροντες τὴν κιβωτὸν τῆς διαθήκης ἐπὶ τὸν Ιορδάνην καὶ οἱ πόδες τῶν ἱερέων τῶν αἰρόντων τὴν κιβωτὸν τῆς διαθήκης κυρίου ἐβάφησαν εἰς μέρος τοῦ ὕδατος τοῦ Ιορδάνου – ὁ δὲ Ιορδάνης ἐπλήρου καθ’ ὅλην τὴν κρηπῖδα αὐτοῦ ὡσεὶ ἡμέραι θερισμοῦ πυρῶν – , </text:span><text:span text:style-name="T4">16</text:span><text:span text:style-name="T3"> καὶ ἔστη τὰ ὕδατα τὰ καταβαίνοντα ἄνωθεν, ἔστη πῆγμα ἓν ἀφεστηκὸς μακρὰν σφόδρα σφοδρῶς ἕως μέρους Καριαθιαριμ, τὸ δὲ καταβαῖνον κατέβη εἰς τὴν θάλασσαν Αραβα, θάλασσαν ἁλός, ἕως εἰς τὸ τέλος ἐξέλιπεν· καὶ ὁ λαὸς εἱστήκει ἀπέναντι Ιεριχω. </text:span><text:span text:style-name="T4">17</text:span><text:span text:style-name="T3"> καὶ ἔστησαν οἱ ἱερεῖς οἱ αἴροντες τὴν κιβωτὸν τῆς διαθήκης κυρίου ἐπὶ ξηρᾶς ἐν μέσῳ τοῦ Ιορδάνου· καὶ πάντες οἱ υἱοὶ Ισραηλ διέβαινον διὰ ξηρᾶς, ἕως συνετέλεσεν πᾶς ὁ λαὸς διαβαίνων τὸν Ιορδάνην. </text:span></text:p>
      </text:section>
      <text:section text:style-name="Sect1" text:name="Section3">
        <text:h text:style-name="P3" text:outline-level="2" loext:marker-style-name="T2"><text:span text:style-name="T2">Ιησουσ 4</text:span><text:span text:style-name="T2"/></text:h>
        <text:p text:style-name="P2" loext:marker-style-name="T3"><text:span text:style-name="T4">1</text:span><text:span text:style-name="T3"> Καὶ ἐπεὶ συνετέλεσεν πᾶς ὁ λαὸς διαβαίνων τὸν Ιορδάνην, καὶ εἶπεν κύριος τῷ Ἰησοῖ λέγων </text:span><text:span text:style-name="T4">2</text:span><text:span text:style-name="T3"> Παραλαβὼν ἄνδρας ἀπὸ τοῦ λαοῦ, ἕνα ἀφ’ <text:s/>ἑκάστης φυλῆς, </text:span><text:span text:style-name="T4">3</text:span><text:span text:style-name="T3"> σύνταξον αὐτοῖς λέγων Ἀνέλεσθε ἐκ μέσου τοῦ Ιορδάνου ἑτοίμους δώδεκα λίθους καὶ τούτους διακομίσαντες ἅμα ὑμῖν αὐτοῖς θέτε αὐτοὺς ἐν τῇ στρατοπεδείᾳ ὑμῶν, οὗ ἐὰν παρεμβάλητε ἐκεῖ τὴν νύκτα. </text:span><text:span text:style-name="T4">4</text:span><text:span text:style-name="T3"> καὶ ἀνακαλεσάμενος Ἰησοῦς δώδεκα ἄνδρας τῶν ἐνδόξων ἀπὸ τῶν υἱῶν Ισραηλ, ἕνα ἀφ’ <text:s/>ἑκάστης φυλῆς, </text:span><text:span text:style-name="T4">5</text:span><text:span text:style-name="T3"> εἶπεν αὐτοῖς Προσαγάγετε ἔμπροσθέν μου πρὸ προσώπου κυρίου εἰς μέσον τοῦ Ιορδάνου, καὶ ἀνελόμενος ἐκεῖθεν ἕκαστος λίθον ἀράτω ἐπὶ τῶν ὤμων αὐτοῦ κατὰ τὸν ἀριθμὸν τῶν δώδεκα φυλῶν τοῦ Ισραηλ, </text:span><text:span text:style-name="T4">6</text:span><text:span text:style-name="T3"> ἵνα ὑπάρχωσιν ὑμῖν οὗτοι εἰς σημεῖον κείμενον διὰ παντός, ἵνα ὅταν ἐρωτᾷ σε ὁ υἱός σου αὔριον λέγων Τί εἰσιν οἱ λίθοι οὗτοι ὑμῖν; </text:span><text:span text:style-name="T4">7</text:span><text:span text:style-name="T3"> καὶ σὺ δηλώσεις τῷ υἱῷ σου λέγων Ὅτι ἐξέλιπεν ὁ Ιορδάνης ποταμὸς ἀπὸ προσώπου κιβωτοῦ διαθήκης κυρίου πάσης τῆς γῆς, ὡς διέβαινεν αὐτόν· καὶ ἔσονται οἱ λίθοι οὗτοι ὑμῖν μνημόσυνον τοῖς υἱοῖς Ισραηλ ἕως τοῦ αἰῶνος. </text:span><text:span text:style-name="T4">8</text:span><text:span text:style-name="T3"> καὶ ἐποίησαν οὕτως οἱ υἱοὶ Ισραηλ, καθότι ἐνετείλατο κύριος τῷ Ἰησοῖ, καὶ λαβόντες δώδεκα λίθους ἐκ μέσου τοῦ Ιορδάνου, καθάπερ συνέταξεν κύριος τῷ Ἰησοῖ ἐν τῇ συντελείᾳ τῆς διαβάσεως τῶν υἱῶν Ισραηλ, καὶ διεκόμισαν ἅμα ἑαυτοῖς εἰς τὴν παρεμβολὴν καὶ ἀπέθηκαν ἐκεῖ. </text:span><text:span text:style-name="T4">9</text:span><text:span text:style-name="T3"> ἔστησεν δὲ Ἰησοῦς καὶ ἄλλους δώδεκα λίθους ἐν αὐτῷ τῷ Ιορδάνῃ ἐν τῷ γενομένῳ τόπῳ ὑπὸ τοὺς πόδας τῶν ἱερέων τῶν αἰρόντων τὴν κιβωτὸν τῆς διαθήκης κυρίου, καί εἰσιν ἐκεῖ ἕως τῆς σήμερον ἡμέρας. </text:span><text:span text:style-name="T4">10</text:span><text:span text:style-name="T3"> εἱστήκεισαν δὲ οἱ ἱερεῖς οἱ αἴροντες τὴν κιβωτὸν τῆς διαθήκης ἐν τῷ Ιορδάνῃ, ἕως οὗ συνετέλεσεν Ἰησοῦς πάντα, ἃ ἐνετείλατο κύριος ἀναγγεῖλαι τῷ λαῷ, καὶ ἔσπευσεν ὁ λαὸς καὶ διέβησαν. </text:span><text:span text:style-name="T4">11</text:span><text:span text:style-name="T3"> καὶ ἐγένετο ὡς συνετέλεσεν πᾶς ὁ λαὸς διαβῆναι, καὶ διέβη ἡ </text:span><text:soft-page-break/><text:span text:style-name="T3">κιβωτὸς τῆς διαθήκης κυρίου, καὶ οἱ λίθοι ἔμπροσθεν αὐτῶν. </text:span><text:span text:style-name="T4">12</text:span><text:span text:style-name="T3"> καὶ διέβησαν οἱ υἱοὶ Ρουβην καὶ οἱ υἱοὶ Γαδ καὶ οἱ ἡμίσεις φυλῆς Μανασση διεσκευασμένοι ἔμπροσθεν τῶν υἱῶν Ισραηλ, καθάπερ ἐνετείλατο αὐτοῖς Μωϋσῆς. </text:span><text:span text:style-name="T4">13</text:span><text:span text:style-name="T3"> τετρακισμύριοι εὔζωνοι εἰς μάχην διέβησαν ἐναντίον κυρίου εἰς πόλεμον πρὸς τὴν Ιεριχω πόλιν. </text:span><text:span text:style-name="T4">14</text:span><text:span text:style-name="T3"> ἐν ἐκείνῃ τῇ ἡμέρᾳ ηὔξησεν κύριος τὸν Ἰησοῦν ἐναντίον παντὸς τοῦ γένους Ισραηλ, καὶ ἐφοβοῦντο αὐτὸν ὥσπερ Μωυσῆν, ὅσον χρόνον ἔζη. </text:span></text:p>
        <text:p text:style-name="P2" loext:marker-style-name="T3"><text:span text:style-name="T4">15</text:span><text:span text:style-name="T3"> Καὶ εἶπεν κύριος τῷ Ἰησοῖ λέγων </text:span><text:span text:style-name="T4">16</text:span><text:span text:style-name="T3"> Ἔντειλαι τοῖς ἱερεῦσιν τοῖς αἴρουσιν τὴν κιβωτὸν τῆς διαθήκης τοῦ μαρτυρίου κυρίου ἐκβῆναι ἐκ τοῦ Ιορδάνου. </text:span><text:span text:style-name="T4">17</text:span><text:span text:style-name="T3"> καὶ ἐνετείλατο Ἰησοῦς τοῖς ἱερεῦσιν λέγων Ἔκβητε ἐκ τοῦ Ιορδάνου. </text:span><text:span text:style-name="T4">18</text:span><text:span text:style-name="T3"> καὶ ἐγένετο ὡς ἐξέβησαν οἱ ἱερεῖς οἱ αἴροντες τὴν κιβωτὸν τῆς διαθήκης κυρίου ἐκ τοῦ Ιορδάνου καὶ ἔθηκαν τοὺς πόδας ἐπὶ τῆς γῆς, ὥρμησεν τὸ ὕδωρ τοῦ Ιορδάνου κατὰ χώραν καὶ ἐπορεύετο καθὰ ἐχθὲς καὶ τρίτην ἡμέραν δι’ ὅλης τῆς κρηπῖδος. </text:span><text:span text:style-name="T4">19</text:span><text:span text:style-name="T3"> καὶ ὁ λαὸς ἀνέβη ἐκ τοῦ Ιορδάνου δεκάτῃ τοῦ μηνὸς τοῦ πρώτου· καὶ κατεστρατοπέδευσαν οἱ υἱοὶ Ισραηλ ἐν Γαλγαλοις κατὰ μέρος τὸ πρὸς ἡλίου ἀνατολὰς ἀπὸ τῆς Ιεριχω. </text:span><text:span text:style-name="T4">20</text:span><text:span text:style-name="T3"> καὶ τοὺς δώδεκα λίθους τούτους, οὓς ἔλαβεν ἐκ τοῦ Ιορδάνου, ἔστησεν Ἰησοῦς ἐν Γαλγαλοις </text:span><text:span text:style-name="T4">21</text:span><text:span text:style-name="T3"> λέγων Ὅταν ἐρωτῶσιν ὑμᾶς οἱ υἱοὶ ὑμῶν λέγοντες Τί εἰσιν οἱ λίθοι οὗτοι; </text:span><text:span text:style-name="T4">22</text:span><text:span text:style-name="T3"> ἀναγγείλατε τοῖς υἱοῖς ὑμῶν ὅτι Ἐπὶ ξηρᾶς διέβη Ισραηλ τὸν Ιορδάνην </text:span><text:span text:style-name="T4">23</text:span><text:span text:style-name="T3"> ἀποξηράναντος κυρίου τοῦ θεοῦ ἡμῶν τὸ ὕδωρ τοῦ Ιορδάνου ἐκ τοῦ ἔμπροσθεν αὐτῶν μέχρι οὗ διέβησαν, καθάπερ ἐποίησεν κύριος ὁ θεὸς ἡμῶν τὴν ἐρυθρὰν θάλασσαν, ἣν ἀπεξήρανεν κύριος ὁ θεὸς ἡμῶν ἔμπροσθεν ἡμῶν ἕως παρήλθομεν, </text:span><text:span text:style-name="T4">24</text:span><text:span text:style-name="T3"> ὅπως γνῶσιν πάντα τὰ ἔθνη τῆς γῆς ὅτι ἡ δύναμις τοῦ κυρίου ἰσχυρά ἐστιν, καὶ ἵνα ὑμεῖς σέβησθε κύριον τὸν θεὸν ὑμῶν ἐν παντὶ χρόνῳ. </text:span></text:p>
      </text:section>
      <text:section text:style-name="Sect1" text:name="Section4">
        <text:h text:style-name="P3" text:outline-level="2" loext:marker-style-name="T2"><text:span text:style-name="T2">Ιησουσ 5</text:span><text:span text:style-name="T2"/></text:h>
        <text:p text:style-name="P2" loext:marker-style-name="T3"><text:span text:style-name="T4">1</text:span><text:span text:style-name="T3"> Καὶ ἐγένετο ὡς ἤκουσαν οἱ βασιλεῖς τῶν Αμορραίων, οἳ ἦσαν πέραν τοῦ Ιορδάνου, καὶ οἱ βασιλεῖς τῆς Φοινίκης οἱ παρὰ τὴν θάλασσαν ὅτι ἀπεξήρανεν κύριος ὁ θεὸς τὸν Ιορδάνην ποταμὸν ἐκ τῶν ἔμπροσθεν τῶν υἱῶν Ισραηλ ἐν τῷ διαβαίνειν αὐτούς, καὶ ἐτάκησαν αὐτῶν αἱ διάνοιαι καὶ κατεπλάγησαν, καὶ οὐκ ἦν ἐν αὐτοῖς φρόνησις οὐδεμία ἀπὸ προσώπου τῶν υἱῶν Ισραηλ. </text:span></text:p>
        <text:p text:style-name="P2" loext:marker-style-name="T3"><text:span text:style-name="T4">2</text:span><text:span text:style-name="T3"> Ὑπὸ δὲ τοῦτον τὸν καιρὸν εἶπεν κύριος τῷ Ἰησοῖ Ποίησον σεαυτῷ μαχαίρας πετρίνας ἐκ πέτρας ἀκροτόμου καὶ καθίσας περίτεμε τοὺς υἱοὺς Ισραηλ. </text:span><text:span text:style-name="T4">3</text:span><text:span text:style-name="T3"> καὶ ἐποίησεν Ἰησοῦς μαχαίρας πετρίνας ἀκροτόμους καὶ περιέτεμεν τοὺς υἱοὺς Ισραηλ ἐπὶ τοῦ καλουμένου τόπου Βουνὸς τῶν ἀκροβυστιῶν. </text:span><text:span text:style-name="T4">4</text:span><text:span text:style-name="T3"> ὃν δὲ τρόπον περιεκάθαρεν Ἰησοῦς τοὺς υἱοὺς Ισραηλ, ὅσοι ποτὲ ἐγένοντο ἐν τῇ ὁδῷ καὶ ὅσοι ποτὲ ἀπερίτμητοι ἦσαν τῶν ἐξεληλυθότων ἐξ Αἰγύπτου, </text:span><text:span text:style-name="T4">5</text:span><text:span text:style-name="T3"> πάντας τούτους περιέτεμεν Ἰησοῦς· </text:span><text:span text:style-name="T4">6</text:span><text:span text:style-name="T3"> τεσσαράκοντα γὰρ καὶ δύο ἔτη ἀνέστραπται Ισραηλ ἐν τῇ ἐρήμῳ τῇ Μαδβαρίτιδι, διὸ ἀπερίτμητοι ἦσαν οἱ πλεῖστοι αὐτῶν τῶν μαχίμων τῶν ἐξεληλυθότων ἐκ γῆς Αἰγύπτου οἱ ἀπειθήσαντες τῶν ἐντολῶν τοῦ θεοῦ, οἷς καὶ διώρισεν μὴ ἰδεῖν αὐτοὺς τὴν γῆν, ἣν ὤμοσεν κύριος τοῖς πατράσιν αὐτῶν δοῦναι ἡμῖν, γῆν ῥέουσαν γάλα καὶ μέλι. </text:span><text:span text:style-name="T4">7</text:span><text:span text:style-name="T3"> ἀντὶ δὲ τούτων ἀντικατέστησεν τοὺς υἱοὺς αὐτῶν, οὓς Ἰησοῦς περιέτεμεν διὰ τὸ αὐτοὺς γεγενῆσθαι κατὰ τὴν ὁδὸν ἀπεριτμήτους. </text:span><text:span text:style-name="T4">8</text:span><text:span text:style-name="T3"> περιτμηθέντες δὲ ἡσυχίαν εἶχον αὐτόθι καθήμενοι ἐν τῇ παρεμβολῇ, ἕως ὑγιάσθησαν. </text:span><text:span text:style-name="T4">9</text:span><text:span text:style-name="T3"> καὶ εἶπεν κύριος τῷ Ἰησοῖ υἱῷ Ναυη Ἐν τῇ σήμερον ἡμέρᾳ ἀφεῖλον τὸν ὀνειδισμὸν Αἰγύπτου ἀφ’ <text:s/>ὑμῶν. καὶ ἐκάλεσεν τὸ ὄνομα τοῦ τόπου ἐκείνου Γαλγαλα. </text:span></text:p>
        <text:p text:style-name="P2" loext:marker-style-name="T5"><text:soft-page-break/><text:span text:style-name="T4">10</text:span><text:span text:style-name="T3"> Καὶ ἐποίησαν οἱ υἱοὶ Ισραηλ τὸ πασχα τῇ τεσσαρεσκαιδεκάτῃ ἡμέρᾳ τοῦ μηνὸς ἀπὸ ἑσπέρας ἐπὶ δυσμῶν Ιεριχω ἐν τῷ πέραν τοῦ Ιορδάνου ἐν τῷ πεδίῳ </text:span><text:span text:style-name="T4">11</text:span><text:span text:style-name="T3"> καὶ ἐφάγοσαν ἀπὸ τοῦ σίτου τῆς γῆς ἄζυμα καὶ νέα. ἐν ταύτῃ τῇ ἡμέρᾳ </text:span><text:span text:style-name="T4">12</text:span><text:span text:style-name="T3"> ἐξέλιπεν τὸ μαννα μετὰ τὸ βεβρωκέναι αὐτοὺς ἐκ τοῦ σίτου τῆς γῆς, καὶ οὐκέτι ὑπῆρχεν τοῖς υἱοῖς Ισραηλ μαννα· ἐκαρπίσαντο δὲ τὴν χώραν τῶν Φοινίκων ἐν τῷ ἐνιαυτῷ ἐκείνῳ. </text:span></text:p>
        <text:p text:style-name="P2" loext:marker-style-name="T3"><text:span text:style-name="T4">13</text:span><text:span text:style-name="T3"> Καὶ ἐγένετο ὡς ἦν Ἰησοῦς ἐν Ιεριχω, καὶ ἀναβλέψας τοῖς ὀφθαλμοῖς εἶδεν ἄνθρωπον ἑστηκότα ἐναντίον αὐτοῦ, καὶ ἡ ῥομφαία ἐσπασμένη ἐν τῇ χειρὶ αὐτοῦ. καὶ προσελθὼν Ἰησοῦς εἶπεν αὐτῷ Ἡμέτερος εἶ ἢ τῶν ὑπεναντίων; </text:span><text:span text:style-name="T4">14</text:span><text:span text:style-name="T3"> ὁ δὲ εἶπεν αὐτῷ Ἐγὼ ἀρχιστράτηγος δυνάμεως κυρίου νυνὶ παραγέγονα. καὶ Ἰησοῦς ἔπεσεν ἐπὶ πρόσωπον ἐπὶ τὴν γῆν καὶ εἶπεν αὐτῷ Δέσποτα, τί προστάσσεις τῷ σῷ οἰκέτῃ; </text:span><text:span text:style-name="T4">15</text:span><text:span text:style-name="T3"> καὶ λέγει ὁ ἀρχιστράτηγος κυρίου πρὸς Ἰησοῦν Λῦσαι τὸ ὑπόδημα ἐκ τῶν ποδῶν σου· ὁ γὰρ τόπος, ἐφ’ ᾧ σὺ ἕστηκας, ἅγιός ἐστιν. </text:span></text:p>
      </text:section>
      <text:section text:style-name="Sect1" text:name="Section5">
        <text:h text:style-name="P3" text:outline-level="2" loext:marker-style-name="T2"><text:span text:style-name="T2">Ιησουσ 6</text:span><text:span text:style-name="T2"/></text:h>
        <text:p text:style-name="P4" loext:marker-style-name="T6"><text:span text:style-name="T7">1</text:span><text:span text:style-name="T6"> Καὶ Ιεριχω συγκεκλεισμένη καὶ ὠχυρωμένη, καὶ οὐθεὶς ἐξεπορεύετο ἐξ αὐτῆς οὐδὲ εἰσεπορεύετο. </text:span><text:span text:style-name="T7">2</text:span><text:span text:style-name="T6"> καὶ εἶπεν κύριος πρὸς Ἰησοῦν Ἰδοὺ ἐγὼ παραδίδωμι ὑποχείριόν σου τὴν Ιεριχω καὶ τὸν βασιλέα αὐτῆς τὸν ἐν αὐτῇ δυνατοὺς ὄντας ἐν ἰσχύι· </text:span><text:span text:style-name="T7">3</text:span><text:span text:style-name="T6"> σὺ δὲ περίστησον αὐτῇ τοὺς μαχίμους κύκλῳ, </text:span><text:span text:style-name="T7">5</text:span><text:span text:style-name="T6"> καὶ ἔσται ὡς ἂν σαλπίσητε τῇ σάλπιγγι, ἀνακραγέτω πᾶς ὁ λαὸς ἅμα, καὶ ἀνακραγόντων αὐτῶν πεσεῖται αὐτόματα τὰ τείχη τῆς πόλεως, καὶ εἰσελεύσεται πᾶς ὁ λαὸς ὁρμήσας ἕκαστος κατὰ πρόσωπον εἰς τὴν πόλιν. </text:span><text:span text:style-name="T7">6</text:span><text:span text:style-name="T6"> καὶ εἰσῆλθεν Ἰησοῦς ὁ τοῦ Ναυη πρὸς τοὺς ἱερεῖς </text:span><text:span text:style-name="T7">7</text:span><text:span text:style-name="T6"> καὶ εἶπεν αὐτοῖς λέγων Παραγγείλατε τῷ λαῷ περιελθεῖν καὶ κυκλῶσαι τὴν πόλιν, καὶ οἱ μάχιμοι παραπορευέσθωσαν ἐνωπλισμένοι ἐναντίον κυρίου· </text:span><text:span text:style-name="T7">8</text:span><text:span text:style-name="T6"> καὶ ἑπτὰ ἱερεῖς ἔχοντες ἑπτὰ σάλπιγγας ἱερὰς παρελθέτωσαν ὡσαύτως ἐναντίον τοῦ κυρίου καὶ σημαινέτωσαν εὐτόνως, καὶ ἡ κιβωτὸς τῆς διαθήκης κυρίου ἐπακολουθείτω· </text:span><text:span text:style-name="T7">9</text:span><text:span text:style-name="T6"> οἱ δὲ μάχιμοι ἔμπροσθεν παραπορευέσθωσαν καὶ οἱ ἱερεῖς οἱ οὐραγοῦντες ὀπίσω τῆς κιβωτοῦ τῆς διαθήκης κυρίου πορευόμενοι καὶ σαλπίζοντες. </text:span><text:span text:style-name="T7">10</text:span><text:span text:style-name="T6"> τῷ δὲ λαῷ ἐνετείλατο Ἰησοῦς λέγων Μὴ βοᾶτε, μηδὲ ἀκουσάτω μηθεὶς ὑμῶν τὴν φωνήν, ἕως ἂν ἡμέραν αὐτὸς διαγγείλῃ ἀναβοῆσαι, καὶ τότε ἀναβοήσετε. </text:span><text:span text:style-name="T7">11</text:span><text:span text:style-name="T6"> καὶ περιελθοῦσα ἡ κιβωτὸς τῆς διαθήκης τοῦ θεοῦ τὴν πόλιν εὐθέως ἀπῆλθεν εἰς τὴν παρεμβολὴν καὶ ἐκοιμήθη ἐκεῖ. </text:span><text:span text:style-name="T7">12</text:span><text:span text:style-name="T6"> καὶ τῇ ἡμέρᾳ τῇ δευτέρᾳ ἀνέστη Ἰησοῦς τὸ πρωί, καὶ ἦραν οἱ ἱερεῖς τὴν κιβωτὸν τῆς διαθήκης κυρίου, </text:span><text:span text:style-name="T7">13</text:span><text:span text:style-name="T6"> καὶ οἱ ἑπτὰ ἱερεῖς οἱ φέροντες τὰς σάλπιγγας τὰς ἑπτὰ προεπορεύοντο ἐναντίον κυρίου, καὶ μετὰ ταῦτα εἰσεπορεύοντο οἱ μάχιμοι καὶ ὁ λοιπὸς ὄχλος ὄπισθε τῆς κιβωτοῦ τῆς διαθήκης κυρίου· καὶ οἱ ἱερεῖς ἐσάλπισαν ταῖς σάλπιγξι, καὶ ὁ λοιπὸς ὄχλος ἅπας περιεκύκλωσε τὴν πόλιν ἐγγύθεν </text:span><text:span text:style-name="T7">14</text:span><text:span text:style-name="T6"> καὶ ἀπῆλθεν πάλιν εἰς τὴν παρεμβολήν. οὕτως ἐποίει ἐπὶ ἓξ ἡμέρας. </text:span><text:span text:style-name="T7">15</text:span><text:span text:style-name="T6"> καὶ τῇ ἡμέρᾳ τῇ ἑβδόμῃ ἀνέστησαν ὄρθρου καὶ περιήλθοσαν τὴν πόλιν ἑξάκις· </text:span><text:span text:style-name="T7">16</text:span><text:span text:style-name="T6"> καὶ τῇ περιόδῳ τῇ ἑβδόμῃ ἐσάλπισαν οἱ ἱερεῖς, καὶ εἶπεν Ἰησοῦς τοῖς υἱοῖς Ισραηλ Κεκράξατε· παρέδωκεν γὰρ κύριος ὑμῖν τὴν πόλιν. </text:span><text:span text:style-name="T7">17</text:span><text:span text:style-name="T6"> καὶ ἔσται ἡ πόλις ἀνάθεμα, αὐτὴ καὶ πάντα, ὅσα ἐστὶν ἐν αὐτῇ, κυρίῳ σαβαωθ· πλὴν Ρααβ τὴν πόρνην περιποιήσασθε, αὐτὴν καὶ ὅσα ἐστὶν ἐν τῷ οἴκῳ αὐτῆς. </text:span><text:span text:style-name="T7">18</text:span><text:span text:style-name="T6"> ἀλλὰ ὑμεῖς φυλάξασθε σφόδρα ἀπὸ τοῦ ἀναθέματος, μήποτε ἐνθυμηθέντες ὑμεῖς αὐτοὶ λάβητε ἀπὸ τοῦ ἀναθέματος καὶ ποιήσητε τὴν παρεμβολὴν τῶν υἱῶν Ισραηλ ἀνάθεμα καὶ ἐκτρίψητε ἡμᾶς· </text:span><text:span text:style-name="T7">19</text:span><text:span text:style-name="T6"> καὶ πᾶν ἀργύριον ἢ χρυσίον ἢ χαλκὸς ἢ σίδηρος ἅγιον ἔσται τῷ κυρίῳ, εἰς θησαυρὸν κυρίου εἰσενεχθήσεται. </text:span><text:span text:style-name="T7">20</text:span><text:span text:style-name="T6"> καὶ ἐσάλπισαν ταῖς σάλπιγξιν οἱ ἱερεῖς· ὡς δὲ ἤκουσεν ὁ λαὸς τὴν φωνὴν τῶν σαλπίγγων, ἠλάλαξεν πᾶς ὁ λαὸς ἅμα ἀλαλαγμῷ μεγάλῳ καὶ ἰσχυρῷ. καὶ ἔπεσεν ἅπαν τὸ τεῖχος κύκλῳ, καὶ ἀνέβη πᾶς ὁ λαὸς εἰς τὴν πόλιν. </text:span><text:span text:style-name="T7">21</text:span><text:span text:style-name="T6"> καὶ </text:span><text:soft-page-break/><text:span text:style-name="T6">ἀνεθεμάτισεν αὐτὴν Ἰησοῦς καὶ ὅσα ἦν ἐν τῇ πόλει ἀπὸ ἀνδρὸς καὶ ἕως γυναικός, ἀπὸ νεανίσκου καὶ ἕως πρεσβύτου καὶ ἕως μόσχου καὶ ὑποζυγίου, ἐν στόματι ῥομφαίας. </text:span><text:span text:style-name="T7">22</text:span><text:span text:style-name="T6"> καὶ τοῖς δυσὶν νεανίσκοις τοῖς κατασκοπεύσασιν εἶπεν Ἰησοῦς Εἰσέλθατε εἰς τὴν οἰκίαν τῆς γυναικὸς καὶ ἐξαγάγετε αὐτὴν ἐκεῖθεν καὶ ὅσα ἐστὶν αὐτῇ. </text:span><text:span text:style-name="T7">23</text:span><text:span text:style-name="T6"> καὶ εἰσῆλθον οἱ δύο νεανίσκοι οἱ κατασκοπεύσαντες τὴν πόλιν εἰς τὴν οἰκίαν τῆς γυναικὸς καὶ ἐξηγάγοσαν Ρααβ τὴν πόρνην καὶ τὸν πατέρα αὐτῆς καὶ τὴν μητέρα αὐτῆς καὶ τοὺς ἀδελφοὺς αὐτῆς καὶ πάντα, ὅσα ἦν αὐτῇ, καὶ πᾶσαν τὴν συγγένειαν αὐτῆς καὶ κατέστησαν αὐτὴν ἔξω τῆς παρεμβολῆς Ισραηλ. </text:span><text:span text:style-name="T7">24</text:span><text:span text:style-name="T6"> καὶ ἡ πόλις ἐνεπρήσθη ἐμπυρισμῷ σὺν πᾶσιν τοῖς ἐν αὐτῇ, πλὴν ἀργυρίου καὶ χρυσίου καὶ χαλκοῦ καὶ σιδήρου ἔδωκαν εἰς θησαυρὸν κυρίου εἰσενεχθῆναι. </text:span><text:span text:style-name="T7">25</text:span><text:span text:style-name="T6"> καὶ Ρααβ τὴν πόρνην καὶ πάντα τὸν οἶκον τὸν πατρικὸν αὐτῆς ἐζώγρησεν Ἰησοῦς, καὶ κατῴκησεν ἐν τῷ Ισραηλ ἕως τῆς σήμερον ἡμέρας, διότι ἔκρυψεν τοὺς κατασκοπεύσαντας, οὓς ἀπέστειλεν Ἰησοῦς κατασκοπεῦσαι τὴν Ιεριχω. – </text:span><text:span text:style-name="T7">26</text:span><text:span text:style-name="T6"> καὶ ὥρκισεν Ἰησοῦς ἐν τῇ ἡμέρᾳ ἐκείνῃ ἐναντίον κυρίου λέγων Ἐπικατάρατος ὁ ἄνθρωπος, ὃς οἰκοδομήσει τὴν πόλιν ἐκείνην· ἐν τῷ πρωτοτόκῳ αὐτοῦ θεμελιώσει αὐτὴν καὶ ἐν τῷ ἐλαχίστῳ αὐτοῦ ἐπιστήσει τὰς πύλας αὐτῆς. καὶ οὕτως ἐποίησεν Οζαν ὁ ἐκ Βαιθηλ· ἐν τῷ Αβιρων τῷ πρωτοτόκῳ ἐθεμελίωσεν αὐτὴν καὶ ἐν τῷ ἐλαχίστῳ διασωθέντι ἐπέστησεν τὰς πύλας αὐτῆς. </text:span></text:p>
        <text:p text:style-name="P4" loext:marker-style-name="T6"><text:span text:style-name="T7">27</text:span><text:span text:style-name="T6"> Καὶ ἦν κύριος μετὰ Ἰησοῦ, καὶ ἦν τὸ ὄνομα αὐτοῦ κατὰ πᾶσαν τὴν γῆν. </text:span></text:p>
      </text:section>
      <text:section text:style-name="Sect1" text:name="Section6">
        <text:h text:style-name="P3" text:outline-level="2" loext:marker-style-name="T2"><text:span text:style-name="T2">Ιησουσ 7</text:span><text:span text:style-name="T2"/></text:h>
        <text:p text:style-name="P2" loext:marker-style-name="T3"><text:span text:style-name="T4">1</text:span><text:span text:style-name="T3"> Καὶ ἐπλημμέλησαν οἱ υἱοὶ Ισραηλ πλημμέλειαν μεγάλην καὶ ἐνοσφίσαντο ἀπὸ τοῦ ἀναθέματος· καὶ ἔλαβεν Αχαρ υἱὸς Χαρμι υἱοῦ Ζαμβρι υἱοῦ Ζαρα ἐκ τῆς φυλῆς Ιουδα ἀπὸ τοῦ ἀναθέματος· καὶ ἐθυμώθη ὀργῇ κύριος τοῖς υἱοῖς Ισραηλ. </text:span><text:span text:style-name="T4">2</text:span><text:span text:style-name="T3"> καὶ ἀπέστειλεν Ἰησοῦς ἄνδρας εἰς Γαι, ἥ ἐστιν κατὰ Βαιθηλ, λέγων Κατασκέψασθε τὴν Γαι· καὶ ἀνέβησαν οἱ ἄνδρες καὶ κατεσκέψαντο τὴν Γαι. </text:span><text:span text:style-name="T4">3</text:span><text:span text:style-name="T3"> καὶ ἀνέστρεψαν πρὸς Ἰησοῦν καὶ εἶπαν πρὸς αὐτόν Μὴ ἀναβήτω πᾶς ὁ λαός, ἀλλ’ ὡς δισχίλιοι ἢ τρισχίλιοι ἄνδρες ἀναβήτωσαν καὶ ἐκπολιορκησάτωσαν τὴν πόλιν· μὴ ἀναγάγῃς ἐκεῖ τὸν λαὸν πάντα, ὀλίγοι γάρ εἰσιν. </text:span><text:span text:style-name="T4">4</text:span><text:span text:style-name="T3"> καὶ ἀνέβησαν ὡσεὶ τρισχίλιοι ἄνδρες καὶ ἔφυγον ἀπὸ προσώπου τῶν ἀνδρῶν Γαι. </text:span><text:span text:style-name="T4">5</text:span><text:span text:style-name="T3"> καὶ ἀπέκτειναν ἀπ’ αὐτῶν ἄνδρες Γαι εἰς τριάκοντα καὶ ἓξ ἄνδρας καὶ κατεδίωξαν αὐτοὺς ἀπὸ τῆς πύλης καὶ συνέτριψαν αὐτοὺς ἐπὶ τοῦ καταφεροῦς· καὶ ἐπτοήθη ἡ καρδία τοῦ λαοῦ καὶ ἐγένετο ὥσπερ ὕδωρ. </text:span><text:span text:style-name="T4">6</text:span><text:span text:style-name="T3"> καὶ διέρρηξεν Ἰησοῦς τὰ ἱμάτια αὐτοῦ, καὶ ἔπεσεν Ἰησοῦς ἐπὶ τὴν γῆν ἐπὶ πρόσωπον ἐναντίον κυρίου ἕως ἑσπέρας, αὐτὸς καὶ οἱ πρεσβύτεροι Ισραηλ, καὶ ἐπεβάλοντο χοῦν ἐπὶ τὰς κεφαλὰς αὐτῶν. </text:span><text:span text:style-name="T4">7</text:span><text:span text:style-name="T3"> καὶ εἶπεν Ἰησοῦς Δέομαι, κύριε, ἵνα τί διεβίβασεν ὁ παῖς σου τὸν λαὸν τοῦτον τὸν Ιορδάνην παραδοῦναι αὐτὸν τῷ Αμορραίῳ ἀπολέσαι ἡμᾶς; καὶ εἰ κατεμείναμεν καὶ κατῳκίσθημεν παρὰ τὸν Ιορδάνην. </text:span><text:span text:style-name="T4">8</text:span><text:span text:style-name="T3"> καὶ τί ἐρῶ, ἐπεὶ μετέβαλεν Ισραηλ αὐχένα ἀπέναντι τοῦ ἐχθροῦ αὐτοῦ; </text:span><text:span text:style-name="T4">9</text:span><text:span text:style-name="T3"> καὶ ἀκούσας ὁ Χαναναῖος καὶ πάντες οἱ κατοικοῦντες τὴν γῆν περικυκλώσουσιν ἡμᾶς καὶ ἐκτρίψουσιν ἡμᾶς ἀπὸ τῆς γῆς· καὶ τί ποιήσεις τὸ ὄνομά σου τὸ μέγα; </text:span><text:span text:style-name="T4">10</text:span><text:span text:style-name="T3"> καὶ εἶπεν κύριος πρὸς Ἰησοῦν Ἀνάστηθι· ἵνα τί τοῦτο σὺ πέπτωκας ἐπὶ πρόσωπόν σου; </text:span><text:span text:style-name="T4">11</text:span><text:span text:style-name="T3"> ἡμάρτηκεν ὁ λαὸς καὶ παρέβη τὴν διαθήκην, ἣν διεθέμην πρὸς αὐτούς, καὶ κλέψαντες ἀπὸ τοῦ ἀναθέματος ἐνέβαλον εἰς τὰ σκεύη αὐτῶν. </text:span><text:span text:style-name="T4">12</text:span><text:span text:style-name="T3"> οὐ μὴ δύνωνται οἱ υἱοὶ Ισραηλ ὑποστῆναι κατὰ πρόσωπον τῶν ἐχθρῶν αὐτῶν· αὐχένα ἐπιστρέψουσιν ἔναντι τῶν ἐχθρῶν αὐτῶν, ὅτι ἐγενήθησαν ἀνάθεμα· οὐ προσθήσω ἔτι εἶναι μεθ’ ὑμῶν, ἐὰν μὴ ἐξάρητε τὸ ἀνάθεμα ἐξ ὑμῶν αὐτῶν. </text:span><text:span text:style-name="T4">13</text:span><text:span text:style-name="T3"> ἀναστὰς ἁγίασον τὸν λαὸν </text:span><text:soft-page-break/><text:span text:style-name="T3">καὶ εἰπὸν ἁγιασθῆναι εἰς αὔριον· τάδε λέγει κύριος ὁ θεὸς Ισραηλ Τὸ ἀνάθεμα ἐν ὑμῖν ἐστιν, οὐ δυνήσεσθε ἀντιστῆναι ἀπέναντι τῶν ἐχθρῶν ὑμῶν, ἕως ἂν ἐξάρητε τὸ ἀνάθεμα ἐξ ὑμῶν. </text:span><text:span text:style-name="T4">14</text:span><text:span text:style-name="T3"> καὶ συναχθήσεσθε πάντες τὸ πρωῒ κατὰ φυλάς, καὶ ἔσται ἡ φυλή, ἣν ἂν δείξῃ κύριος, προσάξετε κατὰ δήμους· καὶ τὸν δῆμον, ὃν ἐὰν δείξῃ κύριος, προσάξετε κατ’ οἶκον· καὶ τὸν οἶκον, ὃν ἐὰν δείξῃ κύριος, προσάξετε κατ’ ἄνδρα· </text:span><text:span text:style-name="T4">15</text:span><text:span text:style-name="T3"> καὶ ὃς ἂν ἐνδειχθῇ, κατακαυθήσεται ἐν πυρὶ καὶ πάντα, ὅσα ἐστὶν αὐτῷ, ὅτι παρέβη τὴν διαθήκην κυρίου καὶ ἐποίησεν ἀνόμημα ἐν Ισραηλ. – </text:span><text:span text:style-name="T4">16</text:span><text:span text:style-name="T3"> καὶ ὤρθρισεν Ἰησοῦς καὶ προσήγαγεν τὸν λαὸν κατὰ φυλάς, καὶ ἐνεδείχθη ἡ φυλὴ Ιουδα· </text:span><text:span text:style-name="T4">17</text:span><text:span text:style-name="T3"> καὶ προσήχθη κατὰ δήμους, καὶ ἐνεδείχθη δῆμος ὁ Ζαραι· καὶ προσήχθη κατὰ ἄνδρα, </text:span><text:span text:style-name="T4">18</text:span><text:span text:style-name="T3"> καὶ ἐνεδείχθη Αχαρ υἱὸς Ζαμβρι υἱοῦ Ζαρα. </text:span><text:span text:style-name="T4">19</text:span><text:span text:style-name="T3"> καὶ εἶπεν Ἰησοῦς τῷ Αχαρ Δὸς δόξαν σήμερον τῷ κυρίῳ θεῷ Ισραηλ καὶ δὸς τὴν ἐξομολόγησιν καὶ ἀνάγγειλόν μοι τί ἐποίησας, καὶ μὴ κρύψῃς ἀπ’ ἐμοῦ. </text:span><text:span text:style-name="T4">20</text:span><text:span text:style-name="T3"> καὶ ἀπεκρίθη Αχαρ τῷ Ἰησοῖ καὶ εἶπεν Ἀληθῶς ἥμαρτον ἐναντίον κυρίου θεοῦ Ισραηλ· οὕτως καὶ οὕτως ἐποίησα· </text:span><text:span text:style-name="T4">21</text:span><text:span text:style-name="T3"> εἶδον ἐν τῇ προνομῇ ψιλὴν ποικίλην καλὴν καὶ διακόσια δίδραχμα ἀργυρίου καὶ γλῶσσαν μίαν χρυσῆν πεντήκοντα διδράχμων καὶ ἐνθυμηθεὶς αὐτῶν ἔλαβον, καὶ ἰδοὺ αὐτὰ ἐγκέκρυπται ἐν τῇ γῇ ἐν τῇ σκηνῇ μου, καὶ τὸ ἀργύριον κέκρυπται ὑποκάτω αὐτῶν. </text:span><text:span text:style-name="T4">22</text:span><text:span text:style-name="T3"> καὶ ἀπέστειλεν Ἰησοῦς ἀγγέλους, καὶ ἔδραμον εἰς τὴν σκηνὴν εἰς τὴν παρεμβολήν· καὶ ταῦτα ἦν ἐγκεκρυμμένα εἰς τὴν σκηνήν, καὶ τὸ ἀργύριον ὑποκάτω αὐτῶν. </text:span><text:span text:style-name="T4">23</text:span><text:span text:style-name="T3"> καὶ ἐξήνεγκαν αὐτὰ ἐκ τῆς σκηνῆς καὶ ἤνεγκαν πρὸς Ἰησοῦν καὶ τοὺς πρεσβυτέρους Ισραηλ, καὶ ἔθηκαν αὐτὰ ἔναντι κυρίου. </text:span><text:span text:style-name="T4">24</text:span><text:span text:style-name="T3"> καὶ ἔλαβεν Ἰησοῦς τὸν Αχαρ υἱὸν Ζαρα καὶ ἀνήγαγεν αὐτὸν εἰς φάραγγα Αχωρ καὶ τοὺς υἱοὺς αὐτοῦ καὶ τὰς θυγατέρας αὐτοῦ καὶ τοὺς μόσχους αὐτοῦ καὶ τὰ ὑποζύγια αὐτοῦ καὶ πάντα τὰ πρόβατα αὐτοῦ καὶ τὴν σκηνὴν αὐτοῦ καὶ πάντα τὰ ὑπάρχοντα αὐτοῦ, καὶ πᾶς ὁ λαὸς μετ’ αὐτοῦ· καὶ ἀνήγαγεν αὐτοὺς εἰς Εμεκαχωρ. </text:span><text:span text:style-name="T4">25</text:span><text:span text:style-name="T3"> καὶ εἶπεν Ἰησοῦς τῷ Αχαρ Τί ὠλέθρευσας ἡμᾶς; ἐξολεθρεύσαι σε κύριος καθὰ καὶ σήμερον. καὶ ἐλιθοβόλησαν αὐτὸν λίθοις πᾶς Ισραηλ. </text:span><text:span text:style-name="T4">26</text:span><text:span text:style-name="T3"> καὶ ἐπέστησαν αὐτῷ σωρὸν λίθων μέγαν. καὶ ἐπαύσατο κύριος τοῦ θυμοῦ τῆς ὀργῆς. διὰ τοῦτο ἐπωνόμασεν αὐτὸ Εμεκαχωρ ἕως τῆς ἡμέρας ταύτης. </text:span></text:p>
      </text:section>
      <text:section text:style-name="Sect1" text:name="Section7">
        <text:h text:style-name="P3" text:outline-level="2" loext:marker-style-name="T2"><text:span text:style-name="T2">Ιησουσ 8</text:span><text:span text:style-name="T2"/></text:h>
        <text:p text:style-name="P2" loext:marker-style-name="T3"><text:span text:style-name="T4">1</text:span><text:span text:style-name="T3"> Καὶ εἶπεν κύριος πρὸς Ἰησοῦν Μὴ φοβηθῇς μηδὲ δειλιάσῃς· λαβὲ μετὰ σοῦ τοὺς ἄνδρας πάντας τοὺς πολεμιστὰς καὶ ἀναστὰς ἀνάβηθι εἰς Γαι· ἰδοὺ δέδωκα εἰς τὰς χεῖράς σου τὸν βασιλέα Γαι καὶ τὴν γῆν αὐτοῦ. </text:span><text:span text:style-name="T4">2</text:span><text:span text:style-name="T3"> καὶ ποιήσεις τὴν Γαι ὃν τρόπον ἐποίησας τὴν Ιεριχω καὶ τὸν βασιλέα αὐτῆς, καὶ τὴν προνομὴν τῶν κτηνῶν προνομεύσεις σεαυτῷ. κατάστησον δὲ σεαυτῷ ἔνεδρα τῇ πόλει εἰς τὰ ὀπίσω. </text:span><text:span text:style-name="T4">3</text:span><text:span text:style-name="T3"> καὶ ἀνέστη Ἰησοῦς καὶ πᾶς ὁ λαὸς ὁ πολεμιστὴς ὥστε ἀναβῆναι εἰς Γαι. ἐπέλεξεν δὲ Ἰησοῦς τριάκοντα χιλιάδας ἀνδρῶν δυνατοὺς ἐν ἰσχύι καὶ ἀπέστειλεν αὐτοὺς νυκτός. </text:span><text:span text:style-name="T4">4</text:span><text:span text:style-name="T3"> καὶ ἐνετείλατο αὐτοῖς λέγων Ὑμεῖς ἐνεδρεύσατε ὀπίσω τῆς πόλεως· μὴ μακρὰν γίνεσθε ἀπὸ τῆς πόλεως καὶ ἔσεσθε πάντες ἕτοιμοι. </text:span><text:span text:style-name="T4">5</text:span><text:span text:style-name="T3"> καὶ ἐγὼ καὶ πάντες οἱ μετ’ ἐμοῦ προσάξομεν πρὸς τὴν πόλιν, καὶ ἔσται ὡς ἂν ἐξέλθωσιν οἱ κατοικοῦντες Γαι εἰς συνάντησιν ἡμῖν καθάπερ καὶ πρῴην, καὶ φευξόμεθα ἀπὸ προσώπου αὐτῶν. </text:span><text:span text:style-name="T4">6</text:span><text:span text:style-name="T3"> καὶ ὡς ἂν ἐξέλθωσιν ὀπίσω ἡμῶν, ἀποσπάσομεν αὐτοὺς ἀπὸ τῆς πόλεως· καὶ ἐροῦσιν Φεύγουσιν οὗτοι ἀπὸ προσώπου ἡμῶν ὃν τρόπον καὶ ἔμπροσθεν. </text:span><text:span text:style-name="T4">7</text:span><text:span text:style-name="T3"> ὑμεῖς δὲ ἐξαναστήσεσθε ἐκ τῆς ἐνέδρας καὶ πορεύσεσθε εἰς τὴν πόλιν. </text:span><text:span text:style-name="T4">8</text:span><text:span text:style-name="T3"> κατὰ τὸ ῥῆμα τοῦτο ποιήσετε· ἰδοὺ ἐντέταλμαι ὑμῖν. </text:span><text:span text:style-name="T4">9</text:span><text:span text:style-name="T3"> καὶ ἀπέστειλεν αὐτοὺς Ἰησοῦς, καὶ ἐπορεύθησαν εἰς τὴν ἐνέδραν καὶ ἐνεκάθισαν ἀνὰ μέσον Βαιθηλ καὶ ἀνὰ μέσον Γαι ἀπὸ θαλάσσης τῆς Γαι. </text:span><text:span text:style-name="T4">10</text:span><text:span text:style-name="T3"> καὶ ὀρθρίσας Ἰησοῦς τὸ πρωῒ ἐπεσκέψατο τὸν λαόν· καὶ ἀνέβησαν αὐτὸς καὶ οἱ πρεσβύτεροι κατὰ πρόσωπον τοῦ λαοῦ ἐπὶ Γαι. </text:span><text:span text:style-name="T4">11</text:span><text:span text:style-name="T3"> καὶ πᾶς ὁ λαὸς ὁ πολεμιστὴς μετ’ αὐτοῦ ἀνέβησαν </text:span><text:soft-page-break/><text:span text:style-name="T3">καὶ πορευόμενοι ἦλθον ἐξ ἐναντίας τῆς πόλεως ἀπ’ ἀνατολῶν, </text:span><text:span text:style-name="T4">12</text:span><text:span text:style-name="T3"> καὶ τὰ ἔνεδρα τῆς πόλεως ἀπὸ θαλάσσης. </text:span><text:span text:style-name="T4">14</text:span><text:span text:style-name="T3"> καὶ ἐγένετο ὡς εἶδεν βασιλεὺς Γαι, ἔσπευσεν καὶ ἐξῆλθεν εἰς συνάντησιν αὐτοῖς ἐπ’ εὐθείας εἰς τὸν πόλεμον, αὐτὸς καὶ πᾶς ὁ λαὸς ὁ μετ’ αὐτοῦ, καὶ αὐτὸς οὐκ ᾔδει ὅτι ἔνεδρα αὐτῷ ἐστιν ὀπίσω τῆς πόλεως. </text:span><text:span text:style-name="T4">15</text:span><text:span text:style-name="T3"> καὶ εἶδεν καὶ ἀνεχώρησεν Ἰησοῦς καὶ Ισραηλ ἀπὸ προσώπου αὐτῶν. </text:span><text:span text:style-name="T4">16</text:span><text:span text:style-name="T3"> καὶ κατεδίωξαν ὀπίσω τῶν υἱῶν Ισραηλ καὶ αὐτοὶ ἀπέστησαν ἀπὸ τῆς πόλεως· </text:span><text:span text:style-name="T4">17</text:span><text:span text:style-name="T3"> οὐ κατελείφθη οὐθεὶς ἐν τῇ Γαι, ὃς οὐ κατεδίωξεν ὀπίσω Ισραηλ· καὶ κατέλιπον τὴν πόλιν ἀνεῳγμένην καὶ κατεδίωξαν ὀπίσω Ισραηλ. </text:span><text:span text:style-name="T4">18</text:span><text:span text:style-name="T3"> καὶ εἶπεν κύριος πρὸς Ἰησοῦν Ἔκτεινον τὴν χεῖρά σου ἐν τῷ γαίσῳ τῷ ἐν τῇ χειρί σου ἐπὶ τὴν πόλιν – εἰς γὰρ τὰς χεῖράς σου παραδέδωκα αὐτήν – , καὶ τὰ ἔνεδρα ἐξαναστήσονται ἐν τάχει ἐκ τοῦ τόπου αὐτῶν. καὶ ἐξέτεινεν Ἰησοῦς τὴν χεῖρα αὐτοῦ, τὸν γαῖσον, ἐπὶ τὴν πόλιν, </text:span><text:span text:style-name="T4">19</text:span><text:span text:style-name="T3"> καὶ τὰ ἔνεδρα ἐξανέστησαν ἐν τάχει ἐκ τοῦ τόπου αὐτῶν καὶ ἐξήλθοσαν, ὅτε ἐξέτεινεν τὴν χεῖρα, καὶ ἤλθοσαν ἐπὶ τὴν πόλιν καὶ κατελάβοντο αὐτὴν καὶ σπεύσαντες ἐνέπρησαν τὴν πόλιν ἐν πυρί. </text:span><text:span text:style-name="T4">20</text:span><text:span text:style-name="T3"> καὶ περιβλέψαντες οἱ κάτοικοι Γαι εἰς τὰ ὀπίσω αὐτῶν καὶ ἐθεώρουν καπνὸν ἀναβαίνοντα ἐκ τῆς πόλεως εἰς τὸν οὐρανόν· καὶ οὐκέτι εἶχον ποῦ φύγωσιν ὧδε ἢ ὧδε. </text:span><text:span text:style-name="T4">21</text:span><text:span text:style-name="T3"> καὶ Ἰησοῦς καὶ πᾶς Ισραηλ εἶδον ὅτι ἔλαβον τὰ ἔνεδρα τὴν πόλιν καὶ ὅτι ἀνέβη ὁ καπνὸς τῆς πόλεως εἰς τὸν οὐρανόν, καὶ μεταβαλόμενοι ἐπάταξαν τοὺς ἄνδρας τῆς Γαι. </text:span><text:span text:style-name="T4">22</text:span><text:span text:style-name="T3"> καὶ οὗτοι ἐξήλθοσαν ἐκ τῆς πόλεως εἰς συνάντησιν καὶ ἐγενήθησαν ἀνὰ μέσον τῆς παρεμβολῆς, οὗτοι ἐντεῦθεν καὶ οὗτοι ἐντεῦθεν· καὶ ἐπάταξαν ἕως τοῦ μὴ καταλειφθῆναι αὐτῶν σεσωσμένον καὶ διαπεφευγότα. </text:span><text:span text:style-name="T4">23</text:span><text:span text:style-name="T3"> καὶ τὸν βασιλέα τῆς Γαι συνέλαβον ζῶντα καὶ προσήγαγον αὐτὸν πρὸς Ἰησοῦν. </text:span><text:span text:style-name="T4">24</text:span><text:span text:style-name="T3"> καὶ ὡς ἐπαύσαντο οἱ υἱοὶ Ισραηλ ἀποκτέννοντες πάντας τοὺς ἐν τῇ Γαι τοὺς ἐν τοῖς πεδίοις καὶ ἐν τῷ ὄρει ἐπὶ τῆς καταβάσεως, οὗ κατεδίωξαν αὐτοὺς ἀπ’ αὐτῆς εἰς τέλος, καὶ ἀπέστρεψεν Ἰησοῦς εἰς Γαι καὶ ἐπάταξεν αὐτὴν ἐν στόματι ῥομφαίας. </text:span><text:span text:style-name="T4">25</text:span><text:span text:style-name="T3"> καὶ ἐγενήθησαν οἱ πεσόντες ἐν τῇ ἡμέρᾳ ἐκείνῃ ἀπὸ ἀνδρὸς καὶ ἕως γυναικὸς δώδεκα χιλιάδες, πάντας τοὺς κατοικοῦντας Γαι, </text:span><text:span text:style-name="T4">27</text:span><text:span text:style-name="T3"> πλὴν τῶν κτηνῶν καὶ τῶν σκύλων τῶν ἐν τῇ πόλει, πάντα ἃ ἐπρονόμευσαν οἱ υἱοὶ Ισραηλ κατὰ πρόσταγμα κυρίου, ὃν τρόπον συνέταξεν κύριος τῷ Ἰησοῖ. </text:span><text:span text:style-name="T4">28</text:span><text:span text:style-name="T3"> καὶ ἐνεπύρισεν Ἰησοῦς τὴν πόλιν ἐν πυρί· χῶμα ἀοίκητον εἰς τὸν αἰῶνα ἔθηκεν αὐτὴν ἕως τῆς ἡμέρας ταύτης. </text:span><text:span text:style-name="T4">29</text:span><text:span text:style-name="T3"> καὶ τὸν βασιλέα τῆς Γαι ἐκρέμασεν ἐπὶ ξύλου διδύμου, καὶ ἦν ἐπὶ τοῦ ξύλου ἕως ἑσπέρας· καὶ ἐπιδύνοντος τοῦ ἡλίου συνέταξεν Ἰησοῦς καὶ καθείλοσαν αὐτοῦ τὸ σῶμα ἀπὸ τοῦ ξύλου καὶ ἔρριψαν αὐτὸν εἰς τὸν βόθρον καὶ ἐπέστησαν αὐτῷ σωρὸν λίθων ἕως τῆς ἡμέρας ταύτης. </text:span></text:p>
      </text:section>
      <text:section text:style-name="Sect1" text:name="Section8">
        <text:h text:style-name="P3" text:outline-level="2" loext:marker-style-name="T2"><text:span text:style-name="T2">Ιησουσ 9</text:span><text:span text:style-name="T2"/></text:h>
        <text:p text:style-name="P2" loext:marker-style-name="T3"><text:span text:style-name="T4">1</text:span><text:span text:style-name="T3"> Ὡς δ’ ἤκουσαν οἱ βασιλεῖς τῶν Αμορραίων οἱ ἐν τῷ πέραν τοῦ Ιορδάνου, οἱ ἐν τῇ ὀρεινῇ καὶ οἱ ἐν τῇ πεδινῇ καὶ οἱ ἐν πάσῃ τῇ παραλίᾳ τῆς θαλάσσης τῆς μεγάλης καὶ οἱ πρὸς τῷ Ἀντιλιβάνῳ, καὶ οἱ Χετταῖοι καὶ οἱ Χαναναῖοι καὶ οἱ Φερεζαῖοι καὶ οἱ Ευαῖοι καὶ οἱ Αμορραῖοι καὶ οἱ Γεργεσαῖοι καὶ οἱ Ιεβουσαῖοι, </text:span><text:span text:style-name="T4">2</text:span><text:span text:style-name="T3"> συνήλθοσαν ἐπὶ τὸ αὐτὸ ἐκπολεμῆσαι Ἰησοῦν καὶ Ισραηλ ἅμα πάντες. </text:span></text:p>
        <text:p text:style-name="P2" loext:marker-style-name="T3"><text:span text:style-name="T4">2a</text:span><text:span text:style-name="T3"> Τότε ᾠκοδόμησεν Ἰησοῦς θυσιαστήριον κυρίῳ τῷ θεῷ Ισραηλ ἐν ὄρει Γαιβαλ, </text:span><text:span text:style-name="T8">2b</text:span><text:span text:style-name="T3"> καθότι ἐνετείλατο Μωϋσῆς ὁ θεράπων κυρίου τοῖς υἱοῖς Ισραηλ, καθὰ γέγραπται ἐν τῷ νόμῳ Μωυσῆ, θυσιαστήριον λίθων ὁλοκλήρων, ἐφ’ οὓς οὐκ ἐπεβλήθη σίδηρος, καὶ ἀνεβίβασεν ἐκεῖ ὁλοκαυτώματα κυρίῳ καὶ θυσίαν σωτηρίου. </text:span><text:span text:style-name="T8">2c</text:span><text:span text:style-name="T3"> καὶ ἔγραψεν Ἰησοῦς ἐπὶ τῶν λίθων τὸ δευτερονόμιον, νόμον Μωυσῆ, ὃν ἔγραψεν ἐνώπιον υἱῶν Ισραηλ. </text:span><text:span text:style-name="T8">2d</text:span><text:span text:style-name="T3"> καὶ πᾶς Ισραηλ καὶ οἱ πρεσβύτεροι αὐτῶν καὶ οἱ δικασταὶ καὶ οἱ γραμματεῖς αὐτῶν παρεπορεύοντο ἔνθεν καὶ ἔνθεν τῆς </text:span><text:soft-page-break/><text:span text:style-name="T3">κιβωτοῦ ἀπέναντι, καὶ οἱ ἱερεῖς καὶ οἱ Λευῖται ἦραν τὴν κιβωτὸν τῆς διαθήκης κυρίου, καὶ ὁ προσήλυτος καὶ ὁ αὐτόχθων, οἳ ἦσαν ἥμισυ πλησίον ὄρους Γαριζιν, καὶ οἳ ἦσαν ἥμισυ πλησίον ὄρους Γαιβαλ, καθότι ἐνετείλατο Μωϋσῆς ὁ θεράπων κυρίου εὐλογῆσαι τὸν λαὸν ἐν πρώτοις. </text:span><text:span text:style-name="T8">2e</text:span><text:span text:style-name="T3"> καὶ μετὰ ταῦτα οὕτως ἀνέγνω Ἰησοῦς πάντα τὰ ῥήματα τοῦ νόμου τούτου, τὰς εὐλογίας καὶ τὰς κατάρας, κατὰ πάντα τὰ γεγραμμένα ἐν τῷ νόμῳ Μωυσῆ· </text:span><text:span text:style-name="T8">2f</text:span><text:span text:style-name="T3"> οὐκ ἦν ῥῆμα ἀπὸ πάντων, ὧν ἐνετείλατο Μωϋσῆς τῷ Ἰησοῖ, ὃ οὐκ ἀνέγνω Ἰησοῦς εἰς τὰ ὦτα πάσης ἐκκλησίας υἱῶν Ισραηλ, τοῖς ἀνδράσιν καὶ ταῖς γυναιξὶν καὶ τοῖς παιδίοις καὶ τοῖς προσηλύτοις τοῖς προσπορευομένοις τῷ Ισραηλ. </text:span></text:p>
        <text:p text:style-name="P2" loext:marker-style-name="T3"><text:span text:style-name="T4">3</text:span><text:span text:style-name="T3"> Καὶ οἱ κατοικοῦντες Γαβαων ἤκουσαν πάντα, ὅσα ἐποίησεν κύριος τῇ Ιεριχω καὶ τῇ Γαι. </text:span><text:span text:style-name="T4">4</text:span><text:span text:style-name="T3"> καὶ ἐποίησαν καί γε αὐτοὶ μετὰ πανουργίας καὶ ἐλθόντες ἐπεσιτίσαντο καὶ ἡτοιμάσαντο καὶ λαβόντες σάκκους παλαιοὺς ἐπὶ τῶν ὄνων αὐτῶν καὶ ἀσκοὺς οἴνου παλαιοὺς καὶ κατερρωγότας ἀποδεδεμένους, </text:span><text:span text:style-name="T4">5</text:span><text:span text:style-name="T3"> καὶ τὰ κοῖλα τῶν ὑποδημάτων αὐτῶν καὶ τὰ σανδάλια αὐτῶν παλαιὰ καὶ καταπεπελματωμένα ἐν τοῖς ποσὶν αὐτῶν, καὶ τὰ ἱμάτια αὐτῶν πεπαλαιωμένα ἐπάνω αὐτῶν, καὶ ὁ ἄρτος αὐτῶν τοῦ ἐπισιτισμοῦ ξηρὸς καὶ εὐρωτιῶν καὶ βεβρωμένος. </text:span><text:span text:style-name="T4">6</text:span><text:span text:style-name="T3"> καὶ ἤλθοσαν πρὸς Ἰησοῦν εἰς τὴν παρεμβολὴν Ισραηλ εἰς Γαλγαλα καὶ εἶπαν πρὸς Ἰησοῦν καὶ Ισραηλ Ἐκ γῆς μακρόθεν ἥκαμεν, καὶ νῦν διάθεσθε ἡμῖν διαθήκην. </text:span><text:span text:style-name="T4">7</text:span><text:span text:style-name="T3"> καὶ εἶπαν οἱ υἱοὶ Ισραηλ πρὸς τὸν Χορραῖον Ὅρα μὴ ἐν ἐμοὶ κατοικεῖς, καὶ πῶς σοι διαθῶμαι διαθήκην; </text:span><text:span text:style-name="T4">8</text:span><text:span text:style-name="T3"> καὶ εἶπαν πρὸς Ἰησοῦν Οἰκέται σού ἐσμεν. καὶ εἶπεν πρὸς αὐτοὺς Ἰησοῦς Πόθεν ἐστὲ καὶ πόθεν παραγεγόνατε; </text:span><text:span text:style-name="T4">9</text:span><text:span text:style-name="T3"> καὶ εἶπαν Ἐκ γῆς μακρόθεν σφόδρα ἥκασιν οἱ παῖδές σου ἐν ὀνόματι κυρίου τοῦ θεοῦ σου· ἀκηκόαμεν γὰρ τὸ ὄνομα αὐτοῦ καὶ ὅσα ἐποίησεν ἐν Αἰγύπτῳ </text:span><text:span text:style-name="T4">10</text:span><text:span text:style-name="T3"> καὶ ὅσα ἐποίησεν τοῖς βασιλεῦσιν τῶν Αμορραίων, οἳ ἦσαν πέραν τοῦ Ιορδάνου, τῷ Σηων βασιλεῖ Εσεβων καὶ τῷ Ωγ βασιλεῖ τῆς Βασαν, ὃς κατῴκει ἐν Ασταρωθ καὶ ἐν Εδραιν. </text:span><text:span text:style-name="T4">11</text:span><text:span text:style-name="T3"> καὶ ἀκούσαντες εἶπαν πρὸς ἡμᾶς οἱ πρεσβύτεροι ἡμῶν καὶ πάντες οἱ κατοικοῦντες τὴν γῆν ἡμῶν λέγοντες Λάβετε ἑαυτοῖς ἐπισιτισμὸν εἰς τὴν ὁδὸν καὶ πορεύθητε εἰς συνάντησιν αὐτῶν καὶ ἐρεῖτε πρὸς αὐτούς Οἰκέται σού ἐσμεν, καὶ νῦν διάθεσθε ἡμῖν διαθήκην. </text:span><text:span text:style-name="T4">12</text:span><text:span text:style-name="T3"> οὗτοι οἱ ἄρτοι, θερμοὺς ἐφωδιάσθημεν αὐτοὺς ἐν τῇ ἡμέρᾳ, ᾗ ἐξήλθομεν παραγενέσθαι πρὸς ὑμᾶς, νῦν δὲ ἐξηράνθησαν καὶ γεγόνασιν βεβρωμένοι· </text:span><text:span text:style-name="T4">13</text:span><text:span text:style-name="T3"> καὶ οὗτοι οἱ ἀσκοὶ τοῦ οἴνου, οὓς ἐπλήσαμεν καινούς, καὶ οὗτοι ἐρρώγασιν· καὶ τὰ ἱμάτια ἡμῶν καὶ τὰ ὑποδήματα ἡμῶν πεπαλαίωται ἀπὸ τῆς πολλῆς ὁδοῦ σφόδρα. </text:span><text:span text:style-name="T4">14</text:span><text:span text:style-name="T3"> καὶ ἔλαβον οἱ ἄρχοντες τοῦ ἐπισιτισμοῦ αὐτῶν καὶ κύριον οὐκ ἐπηρώτησαν. </text:span><text:span text:style-name="T4">15</text:span><text:span text:style-name="T3"> καὶ ἐποίησεν Ἰησοῦς πρὸς αὐτοὺς εἰρήνην καὶ διέθετο πρὸς αὐτοὺς διαθήκην τοῦ διασῶσαι αὐτούς, καὶ ὤμοσαν αὐτοῖς οἱ ἄρχοντες τῆς συναγωγῆς. – </text:span><text:span text:style-name="T4">16</text:span><text:span text:style-name="T3"> καὶ ἐγένετο μετὰ τρεῖς ἡμέρας μετὰ τὸ διαθέσθαι πρὸς αὐτοὺς διαθήκην ἤκουσαν ὅτι ἐγγύθεν αὐτῶν εἰσιν, καὶ ὅτι ἐν αὐτοῖς κατοικοῦσιν. </text:span><text:span text:style-name="T4">17</text:span><text:span text:style-name="T3"> καὶ ἀπῆραν οἱ υἱοὶ Ισραηλ καὶ ἦλθον εἰς τὰς πόλεις αὐτῶν· αἱ δὲ πόλεις αὐτῶν Γαβαων καὶ Κεφιρα καὶ Βηρωθ καὶ πόλις Ιαριν. </text:span><text:span text:style-name="T4">18</text:span><text:span text:style-name="T3"> καὶ οὐκ ἐμαχέσαντο αὐτοῖς οἱ υἱοὶ Ισραηλ, ὅτι ὤμοσαν αὐτοῖς πάντες οἱ ἄρχοντες κύριον τὸν θεὸν Ισραηλ· καὶ διεγόγγυσαν πᾶσα ἡ συναγωγὴ ἐπὶ τοῖς ἄρχουσιν. </text:span><text:span text:style-name="T4">19</text:span><text:span text:style-name="T3"> καὶ εἶπαν οἱ ἄρχοντες πάσῃ τῇ συναγωγῇ Ἡμεῖς ὠμόσαμεν αὐτοῖς κύριον τὸν θεὸν Ισραηλ καὶ νῦν οὐ δυνησόμεθα ἅψασθαι αὐτῶν· </text:span><text:span text:style-name="T4">20</text:span><text:span text:style-name="T3"> τοῦτο ποιήσομεν, ζωγρῆσαι αὐτούς, καὶ περιποιησόμεθα αὐτούς, καὶ οὐκ ἔσται καθ’ ἡμῶν ὀργὴ διὰ τὸν ὅρκον, ὃν ὠμόσαμεν αὐτοῖς· </text:span><text:span text:style-name="T4">21</text:span><text:span text:style-name="T3"> ζήσονται καὶ ἔσονται ξυλοκόποι καὶ ὑδροφόροι πάσῃ τῇ συναγωγῇ, καθάπερ εἶπαν αὐτοῖς οἱ ἄρχοντες. </text:span><text:span text:style-name="T4">22</text:span><text:span text:style-name="T3"> καὶ συνεκάλεσεν αὐτοὺς Ἰησοῦς καὶ εἶπεν αὐτοῖς Διὰ τί παρελογίσασθέ με λέγοντες Μακρὰν ἀπὸ σοῦ ἐσμεν σφόδρα; ὑμεῖς δὲ ἐγχώριοί ἐστε τῶν κατοικούντων ἐν ἡμῖν· </text:span><text:span text:style-name="T4">23</text:span><text:span text:style-name="T3"> καὶ νῦν ἐπικατάρατοί ἐστε, οὐ μὴ ἐκλίπῃ ἐξ ὑμῶν δοῦλος οὐδὲ ξυλοκόπος ἐμοὶ καὶ τῷ θεῷ μου. </text:span><text:span text:style-name="T4">24</text:span><text:span text:style-name="T3"> καὶ ἀπεκρίθησαν τῷ Ἰησοῖ λέγοντες Ἀνηγγέλη ἡμῖν ὅσα συνέταξεν κύριος ὁ θεός σου Μωυσῇ τῷ παιδὶ </text:span><text:soft-page-break/><text:span text:style-name="T3">αὐτοῦ, δοῦναι ὑμῖν τὴν γῆν ταύτην καὶ ἐξολεθρεῦσαι ἡμᾶς καὶ πάντας τοὺς κατοικοῦντας ἐπ’ αὐτῆς ἀπὸ προσώπου ὑμῶν, καὶ ἐφοβήθημεν σφόδρα περὶ τῶν ψυχῶν ἡμῶν ἀπὸ προσώπου ὑμῶν καὶ ἐποιήσαμεν τὸ πρᾶγμα τοῦτο. </text:span><text:span text:style-name="T4">25</text:span><text:span text:style-name="T3"> καὶ νῦν ἰδοὺ ἡμεῖς ὑποχείριοι ὑμῖν· ὡς ἀρέσκει ὑμῖν καὶ ὡς δοκεῖ ὑμῖν, ποιήσατε ἡμῖν. </text:span><text:span text:style-name="T4">26</text:span><text:span text:style-name="T3"> καὶ ἐποίησαν αὐτοῖς οὕτως· καὶ ἐξείλατο αὐτοὺς Ἰησοῦς ἐν τῇ ἡμέρᾳ ἐκείνῃ ἐκ χειρῶν υἱῶν Ισραηλ, καὶ οὐκ ἀνεῖλον αὐτούς. </text:span><text:span text:style-name="T4">27</text:span><text:span text:style-name="T3"> καὶ κατέστησεν αὐτοὺς Ἰησοῦς ἐν τῇ ἡμέρᾳ ἐκείνῃ ξυλοκόπους καὶ ὑδροφόρους πάσῃ τῇ συναγωγῇ καὶ τῷ θυσιαστηρίῳ τοῦ θεοῦ· διὰ τοῦτο ἐγένοντο οἱ κατοικοῦντες Γαβαων ξυλοκόποι καὶ ὑδροφόροι τοῦ θυσιαστηρίου τοῦ θεοῦ ἕως τῆς σήμερον ἡμέρας καὶ εἰς τὸν τόπον, ὃν ἐὰν ἐκλέξηται κύριος. </text:span></text:p>
      </text:section>
      <text:section text:style-name="Sect1" text:name="Section9">
        <text:h text:style-name="P3" text:outline-level="2" loext:marker-style-name="T2"><text:span text:style-name="T2">Ιησουσ 10</text:span><text:span text:style-name="T2"/></text:h>
        <text:p text:style-name="P2" loext:marker-style-name="T3"><text:span text:style-name="T4">1</text:span><text:span text:style-name="T3"> Ὡς δὲ ἤκουσεν Αδωνιβεζεκ βασιλεὺς Ιερουσαλημ ὅτι ἔλαβεν Ἰησοῦς τὴν Γαι καὶ ἐξωλέθρευσεν αὐτήν – ὃν τρόπον ἐποίησαν τὴν Ιεριχω καὶ τὸν βασιλέα αὐτῆς, οὕτως ἐποίησαν τὴν Γαι καὶ τὸν βασιλέα αὐτῆς – καὶ ὅτι αὐτομόλησαν οἱ κατοικοῦντες Γαβαων πρὸς Ἰησοῦν καὶ πρὸς Ισραηλ, </text:span><text:span text:style-name="T4">2</text:span><text:span text:style-name="T3"> καὶ ἐφοβήθησαν ἐν αὐτοῖς σφόδρα· ᾔδει γὰρ ὅτι μεγάλη πόλις Γαβαων ὡσεὶ μία τῶν μητροπόλεων καὶ πάντες οἱ ἄνδρες αὐτῆς ἰσχυροί. </text:span><text:span text:style-name="T4">3</text:span><text:span text:style-name="T3"> καὶ ἀπέστειλεν Αδωνιβεζεκ βασιλεὺς Ιερουσαλημ πρὸς Αιλαμ βασιλέα Χεβρων καὶ πρὸς Φιδων βασιλέα Ιεριμουθ καὶ πρὸς Ιεφθα βασιλέα Λαχις καὶ πρὸς Δαβιρ βασιλέα Οδολλαμ λέγων </text:span><text:span text:style-name="T4">4</text:span><text:span text:style-name="T3"> Δεῦτε ἀνάβητε πρός με καὶ βοηθήσατέ μοι, καὶ ἐκπολεμήσωμεν Γαβαων· αὐτομόλησαν γὰρ πρὸς Ἰησοῦν καὶ πρὸς τοὺς υἱοὺς Ισραηλ. </text:span><text:span text:style-name="T4">5</text:span><text:span text:style-name="T3"> καὶ ἀνέβησαν οἱ πέντε βασιλεῖς τῶν Ιεβουσαίων, βασιλεὺς Ιερουσαλημ καὶ βασιλεὺς Χεβρων καὶ βασιλεὺς Ιεριμουθ καὶ βασιλεὺς Λαχις καὶ βασιλεὺς Οδολλαμ, αὐτοὶ καὶ πᾶς ὁ λαὸς αὐτῶν, καὶ περιεκάθισαν τὴν Γαβαων καὶ ἐξεπολιόρκουν αὐτήν. </text:span><text:span text:style-name="T4">6</text:span><text:span text:style-name="T3"> καὶ ἀπέστειλαν οἱ κατοικοῦντες Γαβαων πρὸς Ἰησοῦν εἰς τὴν παρεμβολὴν Ισραηλ εἰς Γαλγαλα λέγοντες Μὴ ἐκλύσῃς τὰς χεῖράς σου ἀπὸ τῶν παίδων σου· ἀνάβηθι πρὸς ἡμᾶς τὸ τάχος καὶ ἐξελοῦ ἡμᾶς καὶ βοήθησον ἡμῖν· ὅτι συνηγμένοι εἰσὶν ἐφ’ ἡμᾶς πάντες οἱ βασιλεῖς τῶν Αμορραίων οἱ κατοικοῦντες τὴν ὀρεινήν. </text:span><text:span text:style-name="T4">7</text:span><text:span text:style-name="T3"> καὶ ἀνέβη Ἰησοῦς ἐκ Γαλγαλων, αὐτὸς καὶ πᾶς ὁ λαὸς ὁ πολεμιστὴς μετ’ αὐτοῦ, πᾶς δυνατὸς ἐν ἰσχύι. </text:span><text:span text:style-name="T4">8</text:span><text:span text:style-name="T3"> καὶ εἶπεν κύριος πρὸς Ἰησοῦν Μὴ φοβηθῇς αὐτούς· εἰς γὰρ τὰς χεῖράς σου παραδέδωκα αὐτούς, οὐχ ὑπολειφθήσεται ἐξ αὐτῶν οὐθεὶς ἐνώπιον ὑμῶν. </text:span><text:span text:style-name="T4">9</text:span><text:span text:style-name="T3"> καὶ ἐπιπαρεγένετο ἐπ’ αὐτοὺς Ἰησοῦς ἄφνω, ὅλην τὴν νύκτα εἰσεπορεύθη ἐκ Γαλγαλων. </text:span><text:span text:style-name="T4">10</text:span><text:span text:style-name="T3"> καὶ ἐξέστησεν αὐτοὺς κύριος ἀπὸ προσώπου τῶν υἱῶν Ισραηλ, καὶ συνέτριψεν αὐτοὺς κύριος σύντριψιν μεγάλην ἐν Γαβαων, καὶ κατεδίωξαν αὐτοὺς ὁδὸν ἀναβάσεως Ωρωνιν καὶ κατέκοπτον αὐτοὺς ἕως Αζηκα καὶ ἕως Μακηδα. </text:span><text:span text:style-name="T4">11</text:span><text:span text:style-name="T3"> ἐν τῷ δὲ φεύγειν αὐτοὺς ἀπὸ προσώπου τῶν υἱῶν Ισραηλ ἐπὶ τῆς καταβάσεως Ωρωνιν καὶ κύριος ἐπέρριψεν αὐτοῖς λίθους χαλάζης ἐκ τοῦ οὐρανοῦ ἕως Αζηκα, καὶ ἐγένοντο πλείους οἱ ἀποθανόντες διὰ τοὺς λίθους τῆς χαλάζης ἢ οὓς ἀπέκτειναν οἱ υἱοὶ Ισραηλ μαχαίρᾳ ἐν τῷ πολέμῳ. </text:span></text:p>
        <text:p text:style-name="P2" loext:marker-style-name="T5"><text:span text:style-name="T4">12</text:span><text:span text:style-name="T3"> Τότε ἐλάλησεν Ἰησοῦς πρὸς κύριον, ᾗ ἡμέρᾳ παρέδωκεν ὁ θεὸς τὸν Αμορραῖον ὑποχείριον Ισραηλ, ἡνίκα συνέτριψεν αὐτοὺς ἐν Γαβαων καὶ συνετρίβησαν ἀπὸ προσώπου υἱῶν Ισραηλ, καὶ εἶπεν Ἰησοῦς </text:span></text:p>
        <text:p text:style-name="P5" loext:marker-style-name="T5"><text:span text:style-name="T3">Στήτω ὁ ἥλιος κατὰ Γαβαων </text:span><text:span text:style-name="T5"><text:line-break/></text:span><text:span text:style-name="T3">καὶ ἡ σελήνη κατὰ φάραγγα Αιλων. </text:span></text:p>
        <text:p text:style-name="P6" loext:marker-style-name="T5"><text:soft-page-break/><text:span text:style-name="T4">13</text:span><text:span text:style-name="T3"> καὶ ἔστη ὁ ἥλιος καὶ ἡ σελήνη ἐν στάσει, </text:span><text:span text:style-name="T5"><text:line-break/></text:span><text:span text:style-name="T3">ἕως ἠμύνατο ὁ θεὸς τοὺς ἐχθροὺς αὐτῶν. </text:span></text:p>
        <text:p text:style-name="P2" loext:marker-style-name="T3"><text:span text:style-name="T3">καὶ ἔστη ὁ ἥλιος κατὰ μέσον τοῦ οὐρανοῦ, οὐ προεπορεύετο εἰς δυσμὰς εἰς τέλος ἡμέρας μιᾶς. </text:span><text:span text:style-name="T4">14</text:span><text:span text:style-name="T3"> καὶ οὐκ ἐγένετο ἡμέρα τοιαύτη οὐδὲ τὸ πρότερον οὐδὲ τὸ ἔσχατον ὥστε ἐπακοῦσαι θεὸν ἀνθρώπου, ὅτι κύριος συνεπολέμησεν τῷ Ισραηλ. </text:span></text:p>
        <text:p text:style-name="P2" loext:marker-style-name="T3"><text:span text:style-name="T4">16</text:span><text:span text:style-name="T3"> Καὶ ἔφυγον οἱ πέντε βασιλεῖς οὗτοι καὶ κατεκρύβησαν εἰς τὸ σπήλαιον τὸ ἐν Μακηδα. </text:span><text:span text:style-name="T4">17</text:span><text:span text:style-name="T3"> καὶ ἀπηγγέλη τῷ Ἰησοῦ λέγοντες Εὕρηνται οἱ πέντε βασιλεῖς κεκρυμμένοι ἐν τῷ σπηλαίῳ τῷ ἐν Μακηδα. </text:span><text:span text:style-name="T4">18</text:span><text:span text:style-name="T3"> καὶ εἶπεν Ἰησοῦς Κυλίσατε λίθους ἐπὶ τὸ στόμα τοῦ σπηλαίου καὶ καταστήσατε ἄνδρας φυλάσσειν ἐπ’ αὐτούς, </text:span><text:span text:style-name="T4">19</text:span><text:span text:style-name="T3"> ὑμεῖς δὲ μὴ ἑστήκατε καταδιώκοντες ὀπίσω τῶν ἐχθρῶν ὑμῶν καὶ καταλάβετε τὴν οὐραγίαν αὐτῶν καὶ μὴ ἀφῆτε εἰσελθεῖν εἰς τὰς πόλεις αὐτῶν· παρέδωκεν γὰρ αὐτοὺς κύριος ὁ θεὸς ἡμῶν εἰς τὰς χεῖρας ἡμῶν. </text:span><text:span text:style-name="T4">20</text:span><text:span text:style-name="T3"> καὶ ἐγένετο ὡς κατέπαυσεν Ἰησοῦς καὶ πᾶς υἱὸς Ισραηλ κόπτοντες αὐτοὺς κοπὴν μεγάλην σφόδρα ἕως εἰς τέλος καὶ οἱ διασῳζόμενοι διεσώθησαν εἰς τὰς πόλεις τὰς ὀχυράς, </text:span><text:span text:style-name="T4">21</text:span><text:span text:style-name="T3"> καὶ ἀπεστράφη πᾶς ὁ λαὸς πρὸς Ἰησοῦν εἰς Μακηδα ὑγιεῖς, καὶ οὐκ ἔγρυξεν οὐθεὶς τῶν υἱῶν Ισραηλ τῇ γλώσσῃ αὐτοῦ. </text:span><text:span text:style-name="T4">22</text:span><text:span text:style-name="T3"> καὶ εἶπεν Ἰησοῦς Ἀνοίξατε τὸ σπήλαιον καὶ ἐξαγάγετε τοὺς πέντε βασιλεῖς τούτους ἐκ τοῦ σπηλαίου. </text:span><text:span text:style-name="T4">23</text:span><text:span text:style-name="T3"> καὶ ἐξηγάγοσαν τοὺς πέντε βασιλεῖς ἐκ τοῦ σπηλαίου, τὸν βασιλέα Ιερουσαλημ καὶ τὸν βασιλέα Χεβρων καὶ τὸν βασιλέα Ιεριμουθ καὶ τὸν βασιλέα Λαχις καὶ τὸν βασιλέα Οδολλαμ. </text:span><text:span text:style-name="T4">24</text:span><text:span text:style-name="T3"> καὶ ἐπεὶ ἐξήγαγον αὐτοὺς πρὸς Ἰησοῦν, καὶ συνεκάλεσεν Ἰησοῦς πάντα Ισραηλ καὶ τοὺς ἐναρχομένους τοῦ πολέμου τοὺς συμπορευομένους αὐτῷ λέγων αὐτοῖς Προπορεύεσθε καὶ ἐπίθετε τοὺς πόδας ὑμῶν ἐπὶ τοὺς τραχήλους αὐτῶν. καὶ προσελθόντες ἐπέθηκαν τοὺς πόδας αὐτῶν ἐπὶ τοὺς τραχήλους αὐτῶν. </text:span><text:span text:style-name="T4">25</text:span><text:span text:style-name="T3"> καὶ εἶπεν πρὸς αὐτοὺς Ἰησοῦς Μὴ φοβηθῆτε αὐτοὺς μηδὲ δειλιάσητε· ἀνδρίζεσθε καὶ ἰσχύετε, ὅτι οὕτως ποιήσει κύριος πᾶσι τοῖς ἐχθροῖς ὑμῶν, οὓς ὑμεῖς καταπολεμεῖτε αὐτούς. </text:span><text:span text:style-name="T4">26</text:span><text:span text:style-name="T3"> καὶ ἀπέκτεινεν αὐτοὺς Ἰησοῦς καὶ ἐκρέμασεν αὐτοὺς ἐπὶ πέντε ξύλων, καὶ ἦσαν κρεμάμενοι ἐπὶ τῶν ξύλων ἕως ἑσπέρας. </text:span><text:span text:style-name="T4">27</text:span><text:span text:style-name="T3"> καὶ ἐγενήθη πρὸς ἡλίου δυσμὰς ἐνετείλατο Ἰησοῦς καὶ καθεῖλον αὐτοὺς ἀπὸ τῶν ξύλων καὶ ἔρριψαν αὐτοὺς εἰς τὸ σπήλαιον, εἰς ὃ κατεφύγοσαν ἐκεῖ, καὶ ἐπεκύλισαν λίθους ἐπὶ τὸ σπήλαιον ἕως τῆς σήμερον ἡμέρας. </text:span></text:p>
        <text:p text:style-name="P2" loext:marker-style-name="T3"><text:span text:style-name="T4">28</text:span><text:span text:style-name="T3"> Καὶ τὴν Μακηδα ἐλάβοσαν ἐν τῇ ἡμέρᾳ ἐκείνῃ καὶ ἐφόνευσαν αὐτὴν ἐν στόματι ξίφους καὶ ἐξωλέθρευσαν πᾶν ἐμπνέον ἐν αὐτῇ, καὶ οὐ κατελείφθη ἐν αὐτῇ οὐδεὶς διασεσῳσμένος καὶ διαπεφευγώς· καὶ ἐποίησαν τῷ βασιλεῖ Μακηδα ὃν τρόπον ἐποίησαν τῷ βασιλεῖ Ιεριχω. </text:span></text:p>
        <text:p text:style-name="P2" loext:marker-style-name="T3"><text:span text:style-name="T4">29</text:span><text:span text:style-name="T3"> Καὶ ἀπῆλθεν Ἰησοῦς καὶ πᾶς Ισραηλ μετ’ αὐτοῦ ἐκ Μακηδα εἰς Λεβνα καὶ ἐπολιόρκει Λεβνα. </text:span><text:span text:style-name="T4">30</text:span><text:span text:style-name="T3"> καὶ παρέδωκεν αὐτὴν κύριος εἰς χεῖρας Ισραηλ, καὶ ἔλαβον αὐτὴν καὶ τὸν βασιλέα αὐτῆς καὶ ἐφόνευσαν αὐτὴν ἐν στόματι ξίφους καὶ πᾶν ἐμπνέον ἐν αὐτῇ, καὶ οὐ κατελείφθη ἐν αὐτῇ οὐδὲ εἷς διασεσῳσμένος καὶ διαπεφευγώς· καὶ ἐποίησαν τῷ βασιλεῖ αὐτῆς ὃν τρόπον ἐποίησαν τῷ βασιλεῖ Ιεριχω. </text:span><text:span text:style-name="T4">31</text:span><text:span text:style-name="T3"> Καὶ ἀπῆλθεν Ἰησοῦς καὶ πᾶς Ισραηλ μετ’ αὐτοῦ ἐκ Λεβνα εἰς Λαχις καὶ περιεκάθισεν αὐτὴν καὶ ἐπολιόρκει αὐτήν. </text:span><text:span text:style-name="T4">32</text:span><text:span text:style-name="T3"> καὶ παρέδωκεν κύριος τὴν Λαχις εἰς τὰς χεῖρας Ισραηλ, καὶ ἔλαβεν αὐτὴν ἐν τῇ ἡμέρᾳ τῇ δευτέρᾳ καὶ ἐφόνευσαν αὐτὴν ἐν στόματι ξίφους καὶ ἐξωλέθρευσαν αὐτήν, ὃν τρόπον ἐποίησαν τὴν Λεβνα. – </text:span><text:span text:style-name="T4">33</text:span><text:span text:style-name="T3"> τότε ἀνέβη Αιλαμ βασιλεὺς Γαζερ βοηθήσων τῇ Λαχις, καὶ ἐπάταξεν αὐτὸν Ἰησοῦς ἐν στόματι ξίφους καὶ τὸν λαὸν αὐτοῦ ἕως τοῦ μὴ καταλειφθῆναι αὐτῶν σεσῳσμένον καὶ διαπεφευγότα. </text:span></text:p>
        <text:p text:style-name="P2" loext:marker-style-name="T3"><text:soft-page-break/><text:span text:style-name="T4">34</text:span><text:span text:style-name="T3"> Καὶ ἀπῆλθεν Ἰησοῦς καὶ πᾶς Ισραηλ μετ’ αὐτοῦ ἐκ Λαχις εἰς Οδολλαμ καὶ περιεκάθισεν αὐτὴν καὶ ἐπολιόρκησεν αὐτήν. </text:span><text:span text:style-name="T4">35</text:span><text:span text:style-name="T3"> καὶ παρέδωκεν αὐτὴν κύριος ἐν χειρὶ Ισραηλ, καὶ ἔλαβεν αὐτὴν ἐν τῇ ἡμέρᾳ ἐκείνῃ καὶ ἐφόνευσεν αὐτὴν ἐν στόματι ξίφους, καὶ πᾶν ἐμπνέον ἐν αὐτῇ ἐφόνευσαν, ὃν τρόπον ἐποίησαν τῇ Λαχις. </text:span></text:p>
        <text:p text:style-name="P2" loext:marker-style-name="T3"><text:span text:style-name="T4">36</text:span><text:span text:style-name="T3"> Καὶ ἀπῆλθεν Ἰησοῦς καὶ πᾶς Ισραηλ μετ’ αὐτοῦ εἰς Χεβρων καὶ περιεκάθισεν αὐτήν. </text:span><text:span text:style-name="T4">37</text:span><text:span text:style-name="T3"> καὶ ἐπάταξεν αὐτὴν ἐν στόματι ξίφους καὶ πᾶν ἐμπνέον, ὅσα ἦν ἐν αὐτῇ, οὐκ ἦν διασεσῳσμένος· ὃν τρόπον ἐποίησαν τὴν Οδολλαμ, ἐξωλέθρευσαν αὐτὴν καὶ ὅσα ἦν ἐν αὐτῇ. </text:span></text:p>
        <text:p text:style-name="P2" loext:marker-style-name="T3"><text:span text:style-name="T4">38</text:span><text:span text:style-name="T3"> Καὶ ἀπέστρεψεν Ἰησοῦς καὶ πᾶς Ισραηλ εἰς Δαβιρ καὶ περικαθίσαντες αὐτὴν </text:span><text:span text:style-name="T4">39</text:span><text:span text:style-name="T3"> ἔλαβον αὐτὴν καὶ τὸν βασιλέα αὐτῆς καὶ τὰς κώμας αὐτῆς καὶ ἐπάταξαν αὐτὴν ἐν στόματι ξίφους καὶ ἐξωλέθρευσαν αὐτὴν καὶ πᾶν ἐμπνέον ἐν αὐτῇ καὶ οὐ κατέλιπον αὐτῇ οὐδένα διασεσῳσμένον· ὃν τρόπον ἐποίησαν τὴν Χεβρων καὶ τῷ βασιλεῖ αὐτῆς, οὕτως ἐποίησαν τῇ Δαβιρ καὶ τῷ βασιλεῖ αὐτῆς. </text:span></text:p>
        <text:p text:style-name="P2" loext:marker-style-name="T3"><text:span text:style-name="T4">40</text:span><text:span text:style-name="T3"> Καὶ ἐπάταξεν Ἰησοῦς πᾶσαν τὴν γῆν τῆς ὀρεινῆς καὶ τὴν Ναγεβ καὶ τὴν πεδινὴν καὶ τὴν Ασηδωθ καὶ τοὺς βασιλεῖς αὐτῆς, οὐ κατέλιπον αὐτῶν σεσῳσμένον· καὶ πᾶν ἐμπνέον ζωῆς ἐξωλέθρευσεν, ὃν τρόπον ἐνετείλατο κύριος ὁ θεὸς Ισραηλ. </text:span><text:span text:style-name="T4">41</text:span><text:span text:style-name="T3"> ἀπὸ Καδης Βαρνη ἕως Γάζης, πᾶσαν τὴν Γοσομ ἕως τῆς Γαβαων, </text:span><text:span text:style-name="T4">42</text:span><text:span text:style-name="T3"> καὶ πάντας τοὺς βασιλεῖς αὐτῶν καὶ τὴν γῆν αὐτῶν ἐπάταξεν Ἰησοῦς εἰς ἅπαξ, ὅτι κύριος ὁ θεὸς Ισραηλ συνεπολέμει τῷ Ισραηλ. </text:span></text:p>
      </text:section>
      <text:section text:style-name="Sect1" text:name="Section10">
        <text:h text:style-name="P3" text:outline-level="2" loext:marker-style-name="T2"><text:span text:style-name="T2">Ιησουσ 11</text:span><text:span text:style-name="T2"/></text:h>
        <text:p text:style-name="P2" loext:marker-style-name="T3"><text:span text:style-name="T4">1</text:span><text:span text:style-name="T3"> Ὡς δὲ ἤκουσεν Ιαβιν βασιλεὺς Ασωρ, ἀπέστειλεν πρὸς Ιωβαβ βασιλέα Μαρρων καὶ πρὸς βασιλέα Συμοων καὶ πρὸς βασιλέα Αζιφ </text:span><text:span text:style-name="T4">2</text:span><text:span text:style-name="T3"> καὶ πρὸς τοὺς βασιλεῖς τοὺς κατὰ Σιδῶνα τὴν μεγάλην, εἰς τὴν ὀρεινὴν καὶ εἰς τὴν Ραβα ἀπέναντι Κενερωθ καὶ εἰς τὸ πεδίον καὶ εἰς Ναφεδδωρ </text:span><text:span text:style-name="T4">3</text:span><text:span text:style-name="T3"> καὶ εἰς τοὺς παραλίους Χαναναίους ἀπὸ ἀνατολῶν καὶ εἰς τοὺς παραλίους Αμορραίους καὶ Ευαίους καὶ Ιεβουσαίους καὶ Φερεζαίους τοὺς ἐν τῷ ὄρει καὶ τοὺς Χετταίους τοὺς ὑπὸ τὴν Αερμων εἰς γῆν Μασσηφα. </text:span><text:span text:style-name="T4">4</text:span><text:span text:style-name="T3"> καὶ ἐξῆλθον αὐτοὶ καὶ οἱ βασιλεῖς αὐτῶν μετ’ αὐτῶν ὥσπερ ἡ ἄμμος τῆς θαλάσσης τῷ πλήθει καὶ ἵπποι καὶ ἅρματα πολλὰ σφόδρα. </text:span><text:span text:style-name="T4">5</text:span><text:span text:style-name="T3"> καὶ συνῆλθον πάντες οἱ βασιλεῖς οὗτοι καὶ παρεγένοντο ἐπὶ τὸ αὐτὸ καὶ παρενέβαλον ἐπὶ τοῦ ὕδατος Μαρρων πολεμῆσαι τὸν Ισραηλ. </text:span><text:span text:style-name="T4">6</text:span><text:span text:style-name="T3"> καὶ εἶπεν κύριος πρὸς Ἰησοῦν Μὴ φοβηθῇς ἀπὸ προσώπου αὐτῶν, ὅτι αὔριον ταύτην τὴν ὥραν ἐγὼ παραδίδωμι τετροπωμένους αὐτοὺς ἐναντίον τοῦ Ισραηλ· τοὺς ἵππους αὐτῶν νευροκοπήσεις καὶ τὰ ἅρματα αὐτῶν κατακαύσεις ἐν πυρί. </text:span><text:span text:style-name="T4">7</text:span><text:span text:style-name="T3"> καὶ ἦλθεν Ἰησοῦς καὶ πᾶς ὁ λαὸς ὁ πολεμιστὴς ἐπ’ αὐτοὺς ἐπὶ τὸ ὕδωρ Μαρρων ἐξάπινα καὶ ἐπέπεσαν ἐπ’ αὐτοὺς ἐν τῇ ὀρεινῇ. </text:span><text:span text:style-name="T4">8</text:span><text:span text:style-name="T3"> καὶ παρέδωκεν αὐτοὺς κύριος ὑποχειρίους Ισραηλ, καὶ κόπτοντες αὐτοὺς κατεδίωκον ἕως Σιδῶνος τῆς μεγάλης καὶ ἕως Μασερων καὶ ἕως τῶν πεδίων Μασσωχ κατ’ ἀνατολὰς καὶ κατέκοψαν αὐτοὺς ἕως τοῦ μὴ καταλειφθῆναι αὐτῶν διασεσῳσμένον. </text:span><text:span text:style-name="T4">9</text:span><text:span text:style-name="T3"> καὶ ἐποίησεν αὐτοῖς Ἰησοῦς ὃν τρόπον ἐνετείλατο αὐτῷ κύριος· τοὺς ἵππους αὐτῶν ἐνευροκόπησεν καὶ τὰ ἅρματα αὐτῶν ἐνέπρησεν ἐν πυρί. </text:span></text:p>
        <text:p text:style-name="P2" loext:marker-style-name="T3"><text:span text:style-name="T4">10</text:span><text:span text:style-name="T3"> Καὶ ἀπεστράφη Ἰησοῦς ἐν τῷ καιρῷ ἐκείνῳ καὶ κατελάβετο Ασωρ καὶ τὸν βασιλέα αὐτῆς· ἦν δὲ Ασωρ τὸ πρότερον ἄρχουσα πασῶν τῶν βασιλειῶν τούτων. </text:span><text:span text:style-name="T4">11</text:span><text:span text:style-name="T3"> καὶ ἀπέκτειναν πᾶν ἐμπνέον ἐν αὐτῇ ἐν ξίφει καὶ ἐξωλέθρευσαν πάντας, καὶ οὐ κατελείφθη ἐν αὐτῇ ἐμπνέον· </text:span><text:soft-page-break/><text:span text:style-name="T3">καὶ τὴν Ασωρ ἐνέπρησαν ἐν πυρί. </text:span><text:span text:style-name="T4">12</text:span><text:span text:style-name="T3"> καὶ πάσας τὰς πόλεις τῶν βασιλέων καὶ τοὺς βασιλεῖς αὐτῶν ἔλαβεν Ἰησοῦς καὶ ἀνεῖλεν αὐτοὺς ἐν στόματι ξίφους, καὶ ἐξωλέθρευσαν αὐτούς, ὃν τρόπον συνέταξεν Μωϋσῆς ὁ παῖς κυρίου. </text:span><text:span text:style-name="T4">13</text:span><text:span text:style-name="T3"> ἀλλὰ πάσας τὰς πόλεις τὰς κεχωματισμένας οὐκ ἐνέπρησεν Ισραηλ, πλὴν Ασωρ μόνην ἐνέπρησεν Ἰησοῦς. </text:span><text:span text:style-name="T4">14</text:span><text:span text:style-name="T3"> καὶ πάντα τὰ σκῦλα αὐτῆς ἐπρονόμευσαν ἑαυτοῖς οἱ υἱοὶ Ισραηλ, αὐτοὺς δὲ πάντας ἐξωλέθρευσαν ἐν στόματι ξίφους, ἕως ἀπώλεσεν αὐτούς, οὐ κατέλιπον ἐξ αὐτῶν οὐδὲ ἓν ἐμπνέον. </text:span><text:span text:style-name="T4">15</text:span><text:span text:style-name="T3"> ὃν τρόπον συνέταξεν κύριος τῷ Μωυσῇ τῷ παιδὶ αὐτοῦ, καὶ Μωϋσῆς ὡσαύτως ἐνετείλατο τῷ Ἰησοῖ, καὶ οὕτως ἐποίησεν Ἰησοῦς, οὐ παρέβη οὐδὲν ἀπὸ πάντων, ὧν συνέταξεν αὐτῷ Μωϋσῆς. </text:span></text:p>
        <text:p text:style-name="P2" loext:marker-style-name="T3"><text:span text:style-name="T4">16</text:span><text:span text:style-name="T3"> Καὶ ἔλαβεν Ἰησοῦς πᾶσαν τὴν γῆν τὴν ὀρεινὴν καὶ πᾶσαν τὴν Ναγεβ καὶ πᾶσαν τὴν γῆν Γοσομ καὶ τὴν πεδινὴν καὶ τὴν πρὸς δυσμαῖς καὶ τὸ ὄρος Ισραηλ καὶ τὰ ταπεινά, </text:span><text:span text:style-name="T4">17</text:span><text:span text:style-name="T3"> τὰ πρὸς τῷ ὄρει ἀπὸ ὄρους Αχελ καὶ ὃ προσαναβαίνει εἰς Σηιρ καὶ ἕως Βααλγαδ καὶ τὰ πεδία τοῦ Λιβάνου ὑπὸ τὸ ὄρος τὸ Αερμων καὶ πάντας τοὺς βασιλεῖς αὐτῶν ἔλαβεν καὶ ἀνεῖλεν αὐτοὺς καὶ ἀπέκτεινεν. </text:span><text:span text:style-name="T4">18</text:span><text:span text:style-name="T3"> καὶ πλείους ἡμέρας ἐποίησεν Ἰησοῦς πρὸς τοὺς βασιλεῖς τούτους τὸν πόλεμον, </text:span><text:span text:style-name="T4">19</text:span><text:span text:style-name="T3"> καὶ οὐκ ἦν πόλις, ἣν οὐκ ἔλαβεν Ισραηλ, πάντα ἐλάβοσαν ἐν πολέμῳ. </text:span><text:span text:style-name="T4">20</text:span><text:span text:style-name="T3"> ὅτι διὰ κυρίου ἐγένετο κατισχῦσαι αὐτῶν τὴν καρδίαν συναντᾶν εἰς πόλεμον πρὸς Ισραηλ, ἵνα ἐξολεθρευθῶσιν, ὅπως μὴ δοθῇ αὐτοῖς ἔλεος, ἀλλ’ ἵνα ἐξολεθρευθῶσιν, ὃν τρόπον εἶπεν κύριος πρὸς Μωυσῆν. </text:span></text:p>
        <text:p text:style-name="P2" loext:marker-style-name="T3"><text:span text:style-name="T4">21</text:span><text:span text:style-name="T3"> Καὶ ἦλθεν Ἰησοῦς ἐν τῷ καιρῷ ἐκείνῳ καὶ ἐξωλέθρευσεν τοὺς Ενακιμ ἐκ τῆς ὀρεινῆς, ἐκ Χεβρων καὶ ἐκ Δαβιρ καὶ ἐξ Αναβωθ καὶ ἐκ παντὸς γένους Ισραηλ καὶ ἐκ παντὸς ὄρους Ιουδα σὺν ταῖς πόλεσιν αὐτῶν, καὶ ἐξωλέθρευσεν αὐτοὺς Ἰησοῦς. </text:span><text:span text:style-name="T4">22</text:span><text:span text:style-name="T3"> οὐ κατελείφθη τῶν Ενακιμ ἀπὸ τῶν υἱῶν Ισραηλ, ἀλλὰ πλὴν ἐν Γάζῃ καὶ ἐν Γεθ καὶ ἐν Ασεδωθ κατελείφθη. </text:span><text:span text:style-name="T4">23</text:span><text:span text:style-name="T3"> καὶ ἔλαβεν Ἰησοῦς πᾶσαν τὴν γῆν, καθότι ἐνετείλατο κύριος τῷ Μωυσῇ, καὶ ἔδωκεν αὐτοὺς Ἰησοῦς ἐν κληρονομίᾳ Ισραηλ ἐν μερισμῷ κατὰ φυλὰς αὐτῶν. καὶ ἡ γῆ κατέπαυσεν πολεμουμένη. </text:span></text:p>
      </text:section>
      <text:section text:style-name="Sect1" text:name="Section11">
        <text:h text:style-name="P3" text:outline-level="2" loext:marker-style-name="T2"><text:span text:style-name="T2">Ιησουσ 12</text:span><text:span text:style-name="T2"/></text:h>
        <text:p text:style-name="P2" loext:marker-style-name="T5"><text:span text:style-name="T4">1</text:span><text:span text:style-name="T3"> Καὶ οὗτοι οἱ βασιλεῖς τῆς γῆς, οὓς ἀνεῖλον οἱ υἱοὶ Ισραηλ καὶ κατεκληρονόμησαν τὴν γῆν αὐτῶν πέραν τοῦ Ιορδάνου ἀφ’ <text:s/>ἡλίου ἀνατολῶν ἀπὸ φάραγγος Αρνων ἕως τοῦ ὄρους Αερμων καὶ πᾶσαν τὴν γῆν Αραβα ἀπ’ ἀνατολῶν· </text:span><text:span text:style-name="T4">2</text:span><text:span text:style-name="T3"> Σηων τὸν βασιλέα τῶν Αμορραίων, ὃς κατῴκει ἐν Εσεβων κυριεύων ἀπὸ Αροηρ, ἥ ἐστιν ἐν τῇ φάραγγι, κατὰ μέρος τῆς φάραγγος καὶ τὸ ἥμισυ τῆς Γαλααδ ἕως Ιαβοκ, ὅρια υἱῶν Αμμων, </text:span><text:span text:style-name="T4">3</text:span><text:span text:style-name="T3"> καὶ Αραβα ἕως τῆς θαλάσσης Χενερεθ κατ’ ἀνατολὰς καὶ ἕως τῆς θαλάσσης Αραβα, θάλασσαν τῶν ἁλῶν ἀπὸ ἀνατολῶν, ὁδὸν τὴν κατὰ Ασιμωθ, ἀπὸ Θαιμαν τὴν ὑπὸ Ασηδωθ Φασγα· </text:span><text:span text:style-name="T4">4</text:span><text:span text:style-name="T3"> καὶ Ωγ βασιλεὺς Βασαν ὑπελείφθη ἐκ τῶν γιγάντων ὁ κατοικῶν ἐν Ασταρωθ καὶ ἐν Εδραιν </text:span><text:span text:style-name="T4">5</text:span><text:span text:style-name="T3"> ἄρχων ἀπὸ ὄρους Αερμων καὶ ἀπὸ Σελχα καὶ πᾶσαν τὴν Βασαν ἕως ὁρίων Γεσουρι καὶ τὴν Μαχατι καὶ τὸ ἥμισυ Γαλααδ, ὁρίων Σηων βασιλέως Εσεβων. </text:span><text:span text:style-name="T4">6</text:span><text:span text:style-name="T3"> Μωϋσῆς ὁ παῖς κυρίου καὶ οἱ υἱοὶ Ισραηλ ἐπάταξαν αὐτούς, καὶ ἔδωκεν αὐτὴν Μωϋσῆς ἐν κληρονομίᾳ Ρουβην καὶ Γαδ καὶ τῷ ἡμίσει φυλῆς Μανασση. </text:span></text:p>
        <text:p text:style-name="P2" loext:marker-style-name="T3"><text:span text:style-name="T4">7</text:span><text:span text:style-name="T3"> Καὶ οὗτοι οἱ βασιλεῖς τῶν Αμορραίων, οὓς ἀνεῖλεν Ἰησοῦς καὶ οἱ υἱοὶ Ισραηλ ἐν τῷ πέραν τοῦ Ιορδάνου παρὰ θάλασσαν Βααλγαδ ἐν τῷ πεδίῳ τοῦ Λιβάνου καὶ ἕως τοῦ ὄρους Χελχα ἀναβαινόντων εἰς Σηιρ, καὶ ἔδωκεν αὐτὴν Ἰησοῦς ταῖς φυλαῖς Ισραηλ κληρονομεῖν κατὰ </text:span><text:soft-page-break/><text:span text:style-name="T3">κλῆρον αὐτῶν, </text:span><text:span text:style-name="T4">8</text:span><text:span text:style-name="T3"> ἐν τῷ ὄρει καὶ ἐν τῷ πεδίῳ καὶ ἐν Αραβα καὶ ἐν Ασηδωθ καὶ ἐν τῇ ἐρήμῳ καὶ ἐν Ναγεβ, τὸν Χετταῖον καὶ τὸν Αμορραῖον καὶ τὸν Χαναναῖον καὶ τὸν Φερεζαῖον καὶ τὸν Ευαῖον καὶ τὸν Ιεβουσαῖον· </text:span><text:span text:style-name="T4">9</text:span><text:span text:style-name="T3"> τὸν βασιλέα Ιεριχω καὶ τὸν βασιλέα τῆς Γαι, ἥ ἐστιν πλησίον Βαιθηλ, </text:span><text:span text:style-name="T4">10</text:span><text:span text:style-name="T3"> βασιλέα Ιερουσαλημ, βασιλέα Χεβρων, </text:span><text:span text:style-name="T4">11</text:span><text:span text:style-name="T3"> βασιλέα Ιεριμουθ, βασιλέα Λαχις, </text:span><text:span text:style-name="T4">12</text:span><text:span text:style-name="T3"> βασιλέα Αιλαμ, βασιλέα Γαζερ, </text:span><text:span text:style-name="T4">13</text:span><text:span text:style-name="T3"> βασιλέα Δαβιρ, βασιλέα Γαδερ, </text:span><text:span text:style-name="T4">14</text:span><text:span text:style-name="T3"> βασιλέα Ερμαθ, βασιλέα Αραθ, </text:span><text:span text:style-name="T4">15</text:span><text:span text:style-name="T3"> βασιλέα Λεβνα, βασιλέα Οδολλαμ, </text:span><text:span text:style-name="T4">16</text:span><text:span text:style-name="T3"> βασιλέα Μακηδα, </text:span><text:span text:style-name="T4">17</text:span><text:span text:style-name="T3"> βασιλέα Ταφουγ, βασιλέα Οφερ, </text:span><text:span text:style-name="T4">18</text:span><text:span text:style-name="T3"> βασιλέα Αφεκ τῆς Σαρων, </text:span><text:span text:style-name="T4">19</text:span><text:span text:style-name="T3"> βασιλέα Ασωρ, </text:span><text:span text:style-name="T4">20</text:span><text:span text:style-name="T3"> βασιλέα Συμοων, βασιλέα Μαρρων, βασιλέα Αζιφ, </text:span><text:span text:style-name="T4">21</text:span><text:span text:style-name="T3"> βασιλέα Καδης, βασιλέα Ταναχ, </text:span><text:span text:style-name="T4">22</text:span><text:span text:style-name="T3"> βασιλέα Μαγεδων, βασιλέα Ιεκοναμ τοῦ Χερμελ, </text:span><text:span text:style-name="T4">23</text:span><text:span text:style-name="T3"> βασιλέα Δωρ τοῦ Ναφεδδωρ, βασιλέα Γωιμ τῆς Γαλιλαίας, </text:span><text:span text:style-name="T4">24</text:span><text:span text:style-name="T3"> βασιλέα Θαρσα· πάντες οὗτοι βασιλεῖς εἴκοσι ἐννέα. </text:span></text:p>
      </text:section>
      <text:section text:style-name="Sect1" text:name="Section12">
        <text:h text:style-name="P3" text:outline-level="2" loext:marker-style-name="T2"><text:span text:style-name="T2">Ιησουσ 13</text:span><text:span text:style-name="T2"/></text:h>
        <text:p text:style-name="P2" loext:marker-style-name="T3"><text:span text:style-name="T4">1</text:span><text:span text:style-name="T3"> Καὶ Ἰησοῦς πρεσβύτερος προβεβηκὼς τῶν ἡμερῶν. καὶ εἶπεν κύριος πρὸς Ἰησοῦν Σὺ προβέβηκας τῶν ἡμερῶν, καὶ ἡ γῆ ὑπολέλειπται πολλὴ εἰς κληρονομίαν. </text:span><text:span text:style-name="T4">2</text:span><text:span text:style-name="T3"> καὶ αὕτη ἡ γῆ ἡ καταλελειμμένη· ὅρια Φυλιστιιμ, ὁ Γεσιρι καὶ ὁ Χαναναῖος· </text:span><text:span text:style-name="T4">3</text:span><text:span text:style-name="T3"> ἀπὸ τῆς ἀοικήτου τῆς κατὰ πρόσωπον Αἰγύπτου ἕως τῶν ὁρίων Ακκαρων ἐξ εὐωνύμων τῶν Χαναναίων προσλογίζεται ταῖς πέντε σατραπείαις τῶν Φυλιστιιμ, τῷ Γαζαίῳ καὶ τῷ Ἀζωτίῳ καὶ τῷ Ἀσκαλωνίτῃ καὶ τῷ Γεθθαίῳ καὶ τῷ Ακκαρωνίτῃ· καὶ τῷ Ευαίῳ </text:span><text:span text:style-name="T4">4</text:span><text:span text:style-name="T3"> ἐκ Θαιμαν καὶ πάσῃ γῇ Χανααν ἐναντίον Γάζης, καὶ οἱ Σιδώνιοι ἕως Αφεκ ἕως τῶν ὁρίων τῶν Αμορραίων, </text:span><text:span text:style-name="T4">5</text:span><text:span text:style-name="T3"> καὶ πᾶσαν τὴν γῆν Γαβλι Φυλιστιιμ καὶ πάντα τὸν Λίβανον ἀπὸ ἀνατολῶν ἡλίου ἀπὸ Γαλγαλ ὑπὸ τὸ ὄρος τὸ Αερμων ἕως τῆς εἰσόδου Εμαθ· </text:span><text:span text:style-name="T4">6</text:span><text:span text:style-name="T3"> πᾶς ὁ κατοικῶν τὴν ὀρεινὴν ἀπὸ τοῦ Λιβάνου ἕως τῆς Μασερεφωθμαιμ, πάντας τοὺς Σιδωνίους, ἐγὼ αὐτοὺς ἐξολεθρεύσω ἀπὸ προσώπου Ισραηλ· ἀλλὰ διάδος αὐτὴν ἐν κλήρῳ τῷ Ισραηλ, ὃν τρόπον σοι ἐνετειλάμην. </text:span><text:span text:style-name="T4">7</text:span><text:span text:style-name="T3"> καὶ νῦν μέρισον τὴν γῆν ταύτην ἐν κληρονομίᾳ ταῖς ἐννέα φυλαῖς καὶ τῷ ἡμίσει φυλῆς Μανασση· ἀπὸ τοῦ Ιορδάνου ἕως τῆς θαλάσσης τῆς μεγάλης κατὰ δυσμὰς ἡλίου δώσεις αὐτήν, ἡ θάλασσα ἡ μεγάλη ὁριεῖ. </text:span><text:span text:style-name="T4">8</text:span><text:span text:style-name="T3"> ταῖς δὲ δύο φυλαῖς καὶ τῷ ἡμίσει φυλῆς Μανασση, τῷ Ρουβην καὶ τῷ Γαδ, ἔδωκεν Μωϋσῆς ἐν τῷ πέραν τοῦ Ιορδάνου κατ’ ἀνατολὰς ἡλίου· δέδωκεν αὐτὴν Μωϋσῆς ὁ παῖς κυρίου </text:span><text:span text:style-name="T4">9</text:span><text:span text:style-name="T3"> ἀπὸ Αροηρ, ἥ ἐστιν ἐπὶ τοῦ χείλους χειμάρρου Αρνων, καὶ τὴν πόλιν τὴν ἐν μέσῳ τῆς φάραγγος καὶ πᾶσαν τὴν Μισωρ ἀπὸ Μαιδαβα ἕως Δαιβαν, </text:span><text:span text:style-name="T4">10</text:span><text:span text:style-name="T3"> πάσας τὰς πόλεις Σηων βασιλέως Αμορραίων, ὃς ἐβασίλευσεν ἐν Εσεβων, ἕως τῶν ὁρίων υἱῶν Αμμων </text:span><text:span text:style-name="T4">11</text:span><text:span text:style-name="T3"> καὶ τὴν Γαλααδίτιδα καὶ τὰ ὅρια Γεσιρι καὶ τοῦ Μαχατι, πᾶν ὄρος Αερμων καὶ πᾶσαν τὴν Βασανῖτιν ἕως Σελχα, </text:span><text:span text:style-name="T4">12</text:span><text:span text:style-name="T3"> πᾶσαν τὴν βασιλείαν Ωγ ἐν τῇ Βασανίτιδι, ὃς ἐβασίλευσεν ἐν Ασταρωθ καὶ ἐν Εδραιν· οὗτος κατελείφθη ἀπὸ τῶν γιγάντων, καὶ ἐπάταξεν αὐτὸν Μωϋσῆς καὶ ἐξωλέθρευσεν. </text:span><text:span text:style-name="T4">13</text:span><text:span text:style-name="T3"> καὶ οὐκ ἐξωλέθρευσαν οἱ υἱοὶ Ισραηλ τὸν Γεσιρι καὶ τὸν Μαχατι καὶ τὸν Χαναναῖον, καὶ κατῴκει βασιλεὺς Γεσιρι καὶ ὁ Μαχατι ἐν τοῖς υἱοῖς Ισραηλ ἕως τῆς σήμερον ἡμέρας. </text:span><text:span text:style-name="T4">14</text:span><text:span text:style-name="T3"> πλὴν τῆς φυλῆς Λευι οὐκ ἐδόθη κληρονομία· κύριος ὁ θεὸς Ισραηλ, οὗτος αὐτῶν κληρονομία, καθὰ εἶπεν αὐτοῖς κύριος. καὶ οὗτος ὁ καταμερισμός, ὃν κατεμέρισεν Μωϋσῆς τοῖς υἱοῖς Ισραηλ ἐν Αραβωθ Μωαβ ἐν τῷ πέραν τοῦ Ιορδάνου κατὰ Ιεριχω. </text:span></text:p>
        <text:p text:style-name="P2" loext:marker-style-name="T5"><text:span text:style-name="T4">15</text:span><text:span text:style-name="T3"> Καὶ ἔδωκεν Μωϋσῆς τῇ φυλῇ Ρουβην κατὰ δήμους αὐτῶν. </text:span><text:span text:style-name="T4">16</text:span><text:span text:style-name="T3"> καὶ ἐγενήθη αὐτῶν τὰ ὅρια ἀπὸ Αροηρ, ἥ ἐστιν κατὰ πρόσωπον φάραγγος Αρνων, καὶ ἡ πόλις ἡ ἐν τῇ φάραγγι Αρνων καὶ πᾶσαν τὴν Μισωρ </text:span><text:span text:style-name="T4">17</text:span><text:span text:style-name="T3"> ἕως Εσεβων καὶ πάσας τὰς πόλεις τὰς οὔσας ἐν τῇ </text:span><text:soft-page-break/><text:span text:style-name="T3">Μισωρ καὶ Δαιβων καὶ Βαμωθβααλ καὶ οἴκου Βεελμων </text:span><text:span text:style-name="T4">18</text:span><text:span text:style-name="T3"> καὶ Ιασσα καὶ Κεδημωθ καὶ Μεφααθ </text:span><text:span text:style-name="T4">19</text:span><text:span text:style-name="T3"> καὶ Καριαθαιμ καὶ Σεβαμα καὶ Σεραδα καὶ Σιωρ ἐν τῷ ὄρει Εμακ </text:span><text:span text:style-name="T4">20</text:span><text:span text:style-name="T3"> καὶ Βαιθφογωρ καὶ Ασηδωθ Φασγα καὶ Βαιθασιμωθ </text:span><text:span text:style-name="T4">21</text:span><text:span text:style-name="T3"> καὶ πάσας τὰς πόλεις τοῦ Μισωρ καὶ πᾶσαν τὴν βασιλείαν τοῦ Σηων βασιλέως τῶν Αμορραίων, ὃν ἐπάταξεν Μωϋσῆς αὐτὸν καὶ τοὺς ἡγουμένους Μαδιαμ καὶ τὸν Ευι καὶ τὸν Ροκομ καὶ τὸν Σουρ καὶ τὸν Ουρ καὶ τὸν Ροβε ἄρχοντας παρὰ Σηων καὶ τοὺς κατοικοῦντας τὴν γῆν. </text:span><text:span text:style-name="T4">22</text:span><text:span text:style-name="T3"> καὶ τὸν Βαλααμ τὸν τοῦ Βεωρ τὸν μάντιν ἀπέκτειναν ἐν τῇ ῥοπῇ. </text:span><text:span text:style-name="T4">23</text:span><text:span text:style-name="T3"> ἐγένετο δὲ τὰ ὅρια Ρουβην· Ιορδάνης ὅριον. αὕτη ἡ κληρονομία υἱῶν Ρουβην κατὰ δήμους αὐτῶν, αἱ πόλεις αὐτῶν καὶ αἱ ἐπαύλεις αὐτῶν. </text:span></text:p>
        <text:p text:style-name="P2" loext:marker-style-name="T5"><text:span text:style-name="T4">24</text:span><text:span text:style-name="T3"> Ἔδωκεν δὲ Μωϋσῆς τοῖς υἱοῖς Γαδ κατὰ δήμους αὐτῶν. </text:span><text:span text:style-name="T4">25</text:span><text:span text:style-name="T3"> καὶ ἐγένετο τὰ ὅρια αὐτῶν Ιαζηρ, πᾶσαι αἱ πόλεις Γαλααδ καὶ τὸ ἥμισυ γῆς υἱῶν Αμμων ἕως Αροηρ, ἥ ἐστιν κατὰ πρόσωπον Ραββα, </text:span><text:span text:style-name="T4">26</text:span><text:span text:style-name="T3"> καὶ ἀπὸ Εσεβων ἕως Ραμωθ κατὰ τὴν Μασσηφα καὶ Βοτανιν καὶ Μααναιν ἕως τῶν ὁρίων Δαβιρ </text:span><text:span text:style-name="T4">27</text:span><text:span text:style-name="T3"> καὶ ἐν Εμεκ Βαιθαραμ καὶ Βαιθαναβρα καὶ Σοκχωθα καὶ Σαφαν καὶ τὴν λοιπὴν βασιλείαν Σηων βασιλέως Εσεβων, καὶ ὁ Ιορδάνης ὁριεῖ ἕως μέρους τῆς θαλάσσης Χενερεθ πέραν τοῦ Ιορδάνου ἀπ’ ἀνατολῶν. </text:span><text:span text:style-name="T4">28</text:span><text:span text:style-name="T3"> αὕτη ἡ κληρονομία υἱῶν Γαδ κατὰ δήμους αὐτῶν, αἱ πόλεις αὐτῶν καὶ αἱ ἐπαύλεις αὐτῶν. </text:span></text:p>
        <text:p text:style-name="P2" loext:marker-style-name="T5"><text:span text:style-name="T4">29</text:span><text:span text:style-name="T3"> Καὶ ἔδωκεν Μωϋσῆς τῷ ἡμίσει φυλῆς Μανασση κατὰ δήμους αὐτῶν. </text:span><text:span text:style-name="T4">30</text:span><text:span text:style-name="T3"> καὶ ἐγένετο τὰ ὅρια αὐτῶν ἀπὸ Μααναιμ καὶ πᾶσα βασιλεία Βασανι καὶ πᾶσα βασιλεία Ωγ βασιλέως Βασαν καὶ πάσας τὰς κώμας Ιαιρ, αἵ εἰσιν ἐν τῇ Βασανίτιδι, ἑξήκοντα πόλεις, </text:span><text:span text:style-name="T4">31</text:span><text:span text:style-name="T3"> καὶ τὸ ἥμισυ τῆς Γαλααδ καὶ ἐν Ασταρωθ καὶ ἐν Εδραιν, πόλεις βασιλείας Ωγ ἐν Βασανίτιδι, καὶ ἐδόθησαν τοῖς υἱοῖς Μαχιρ υἱοῦ Μανασση καὶ τοῖς ἡμίσεσιν υἱοῖς Μαχιρ υἱοῦ Μανασση κατὰ δήμους αὐτῶν. </text:span></text:p>
        <text:p text:style-name="P2" loext:marker-style-name="T3"><text:span text:style-name="T4">32</text:span><text:span text:style-name="T3"> Οὗτοι οὓς κατεκληρονόμησεν Μωϋσῆς πέραν τοῦ Ιορδάνου ἐν Αραβωθ Μωαβ ἐν τῷ πέραν τοῦ Ιορδάνου κατὰ Ιεριχω ἀπὸ ἀνατολῶν. </text:span></text:p>
      </text:section>
      <text:section text:style-name="Sect1" text:name="Section13">
        <text:h text:style-name="P3" text:outline-level="2" loext:marker-style-name="T2"><text:span text:style-name="T2">Ιησουσ 14</text:span><text:span text:style-name="T2"/></text:h>
        <text:p text:style-name="P2" loext:marker-style-name="T3"><text:span text:style-name="T4">1</text:span><text:span text:style-name="T3"> Καὶ οὗτοι οἱ κατακληρονομήσαντες υἱῶν Ισραηλ ἐν τῇ γῇ Χανααν, οἷς κατεκληρονόμησεν αὐτοῖς Ελεαζαρ ὁ ἱερεὺς καὶ Ἰησοῦς ὁ τοῦ Ναυη καὶ οἱ ἄρχοντες πατριῶν φυλῶν τῶν υἱῶν Ισραηλ. </text:span><text:span text:style-name="T4">2</text:span><text:span text:style-name="T3"> κατὰ κλήρους ἐκληρονόμησαν, ὃν τρόπον ἐνετείλατο κύριος ἐν χειρὶ Ἰησοῦ ταῖς ἐννέα φυλαῖς καὶ τῷ ἡμίσει φυλῆς, </text:span><text:span text:style-name="T4">3</text:span><text:span text:style-name="T3"> ἀπὸ τοῦ πέραν τοῦ Ιορδάνου, καὶ τοῖς Λευίταις οὐκ ἔδωκεν κλῆρον ἐν αὐτοῖς· </text:span><text:span text:style-name="T4">4</text:span><text:span text:style-name="T3"> ὅτι ἦσαν οἱ υἱοὶ Ιωσηφ δύο φυλαί, Μανασση καὶ Εφραιμ, καὶ οὐκ ἐδόθη μερὶς ἐν τῇ γῇ τοῖς Λευίταις, ἀλλ’ ἢ πόλεις κατοικεῖν καὶ τὰ ἀφωρισμένα αὐτῶν τοῖς κτήνεσιν καὶ τὰ κτήνη αὐτῶν. </text:span><text:span text:style-name="T4">5</text:span><text:span text:style-name="T3"> ὃν τρόπον ἐνετείλατο κύριος τῷ Μωυσῇ, οὕτως ἐποίησαν οἱ υἱοὶ Ισραηλ καὶ ἐμέρισαν τὴν γῆν. </text:span></text:p>
        <text:p text:style-name="P2" loext:marker-style-name="T3"><text:span text:style-name="T4">6</text:span><text:span text:style-name="T3"> Καὶ προσήλθοσαν οἱ υἱοὶ Ιουδα πρὸς Ἰησοῦν ἐν Γαλγαλ, καὶ εἶπεν πρὸς αὐτὸν Χαλεβ ὁ τοῦ Ιεφοννη ὁ Κενεζαῖος Σὺ ἐπίστῃ τὸ ῥῆμα, ὃ ἐλάλησεν κύριος πρὸς Μωυσῆν ἄνθρωπον τοῦ θεοῦ περὶ ἐμοῦ καὶ σοῦ ἐν Καδης Βαρνη· </text:span><text:span text:style-name="T4">7</text:span><text:span text:style-name="T3"> τεσσαράκοντα γὰρ ἐτῶν ἤμην, ὅτε ἀπέστειλέν με Μωϋσῆς ὁ παῖς τοῦ θεοῦ ἐκ Καδης Βαρνη κατασκοπεῦσαι τὴν γῆν, καὶ ἀπεκρίθην αὐτῷ λόγον κατὰ τὸν νοῦν αὐτοῦ, </text:span><text:span text:style-name="T4">8</text:span><text:span text:style-name="T3"> οἱ δὲ ἀδελφοί μου οἱ ἀναβάντες μετ’ ἐμοῦ μετέστησαν τὴν καρδίαν τοῦ λαοῦ, ἐγὼ δὲ προσετέθην ἐπακολουθῆσαι κυρίῳ τῷ θεῷ μου, </text:span><text:span text:style-name="T4">9</text:span><text:span text:style-name="T3"> καὶ ὤμοσεν Μωϋσῆς ἐν ἐκείνῃ τῇ ἡμέρᾳ λέγων Ἡ γῆ, ἐφ’ ἣν ἐπέβης, σοὶ ἔσται ἐν κλήρῳ καὶ τοῖς τέκνοις σου εἰς τὸν αἰῶνα, ὅτι προσετέθης ἐπακολουθῆσαι ὀπίσω </text:span><text:soft-page-break/><text:span text:style-name="T3">κυρίου τοῦ θεοῦ ἡμῶν. </text:span><text:span text:style-name="T4">10</text:span><text:span text:style-name="T3"> καὶ νῦν διέθρεψέν με κύριος, ὃν τρόπον εἶπεν, τοῦτο τεσσαρακοστὸν καὶ πέμπτον ἔτος ἀφ’ <text:s/>οὗ ἐλάλησεν κύριος τὸ ῥῆμα τοῦτο πρὸς Μωυσῆν καὶ ἐπορεύθη Ισραηλ ἐν τῇ ἐρήμῳ. καὶ νῦν ἰδοὺ ἐγὼ σήμερον ὀγδοήκοντα καὶ πέντε ἐτῶν· </text:span><text:span text:style-name="T4">11</text:span><text:span text:style-name="T3"> ἔτι εἰμὶ σήμερον ἰσχύων ὡσεὶ ὅτε ἀπέστειλέν με Μωϋσῆς, ὡσαύτως ἰσχύω νῦν ἐξελθεῖν καὶ εἰσελθεῖν εἰς τὸν πόλεμον. </text:span><text:span text:style-name="T4">12</text:span><text:span text:style-name="T3"> καὶ νῦν αἰτοῦμαί σε τὸ ὄρος τοῦτο, καθὰ εἶπεν κύριος τῇ ἡμέρᾳ ἐκείνῃ· ὅτι σὺ ἀκήκοας τὸ ῥῆμα τοῦτο τῇ ἡμέρᾳ ἐκείνῃ. νυνὶ δὲ οἱ Ενακιμ ἐκεῖ εἰσιν, πόλεις ὀχυραὶ καὶ μεγάλαι· ἐὰν οὖν κύριος μετ’ ἐμοῦ ᾖ, ἐξολεθρεύσω αὐτούς, ὃν τρόπον εἶπέν μοι κύριος. </text:span><text:span text:style-name="T4">13</text:span><text:span text:style-name="T3"> καὶ εὐλόγησεν αὐτὸν Ἰησοῦς καὶ ἔδωκεν τὴν Χεβρων τῷ Χαλεβ υἱῷ Ιεφοννη υἱοῦ Κενεζ ἐν κλήρῳ. </text:span><text:span text:style-name="T4">14</text:span><text:span text:style-name="T3"> διὰ τοῦτο ἐγενήθη ἡ Χεβρων τῷ Χαλεβ τῷ τοῦ Ιεφοννη τοῦ Κενεζαίου ἐν κλήρῳ ἕως τῆς ἡμέρας ταύτης διὰ τὸ αὐτὸν ἐπακολουθῆσαι τῷ προστάγματι κυρίου θεοῦ Ισραηλ. </text:span><text:span text:style-name="T4">15</text:span><text:span text:style-name="T3"> τὸ δὲ ὄνομα τῆς Χεβρων ἦν τὸ πρότερον πόλις Αρβοκ· μητρόπολις τῶν Ενακιμ αὕτη. καὶ ἡ γῆ ἐκόπασεν τοῦ πολέμου. </text:span></text:p>
      </text:section>
      <text:section text:style-name="Sect1" text:name="Section14">
        <text:h text:style-name="P3" text:outline-level="2" loext:marker-style-name="T2"><text:span text:style-name="T2">Ιησουσ 15</text:span><text:span text:style-name="T2"/></text:h>
        <text:p text:style-name="P2" loext:marker-style-name="T5"><text:span text:style-name="T4">1</text:span><text:span text:style-name="T3"> Καὶ ἐγένετο τὰ ὅρια φυλῆς Ιουδα κατὰ δήμους αὐτῶν ἀπὸ τῶν ὁρίων τῆς Ιδουμαίας ἀπὸ τῆς ἐρήμου Σιν ἕως Καδης πρὸς λίβα. </text:span><text:span text:style-name="T4">2</text:span><text:span text:style-name="T3"> καὶ ἐγενήθη αὐτῶν τὰ ὅρια ἀπὸ λιβὸς ἕως μέρους τῆς θαλάσσης τῆς ἁλυκῆς ἀπὸ τῆς λοφιᾶς τῆς φερούσης ἐπὶ λίβα </text:span><text:span text:style-name="T4">3</text:span><text:span text:style-name="T3"> καὶ διαπορεύεται ἀπέναντι τῆς προσαναβάσεως Ακραβιν καὶ ἐκπεριπορεύεται Σεννα καὶ ἀναβαίνει ἀπὸ λιβὸς ἐπὶ Καδης Βαρνη καὶ ἐκπορεύεται Ασωρων καὶ προσαναβαίνει εἰς Αδδαρα καὶ περιπορεύεται τὴν κατὰ δυσμὰς Καδης </text:span><text:span text:style-name="T4">4</text:span><text:span text:style-name="T3"> καὶ πορεύεται ἐπὶ Ασεμωνα καὶ διεκβαλεῖ ἕως φάραγγος Αἰγύπτου, καὶ ἔσται αὐτοῦ ἡ διέξοδος τῶν ὁρίων ἐπὶ τὴν θάλασσαν· τοῦτό ἐστιν αὐτῶν ὅρια ἀπὸ λιβός. </text:span><text:span text:style-name="T4">5</text:span><text:span text:style-name="T3"> καὶ τὰ ὅρια ἀπὸ ἀνατολῶν· πᾶσα ἡ θάλασσα ἡ ἁλυκὴ ἕως τοῦ Ιορδάνου. καὶ τὰ ὅρια αὐτῶν ἀπὸ βορρᾶ καὶ ἀπὸ τῆς λοφιᾶς τῆς θαλάσσης καὶ ἀπὸ τοῦ μέρους τοῦ Ιορδάνου· </text:span><text:span text:style-name="T4">6</text:span><text:span text:style-name="T3"> ἐπιβαίνει τὰ ὅρια ἐπὶ Βαιθαγλα καὶ παραπορεύεται ἀπὸ βορρᾶ ἐπὶ Βαιθαραβα, καὶ προσαναβαίνει τὰ ὅρια ἐπὶ λίθον Βαιων υἱοῦ Ρουβην, </text:span><text:span text:style-name="T4">7</text:span><text:span text:style-name="T3"> καὶ προσαναβαίνει τὰ ὅρια ἐπὶ τὸ τέταρτον τῆς φάραγγος Αχωρ καὶ καταβαίνει ἐπὶ Γαλγαλ, ἥ ἐστιν ἀπέναντι τῆς προσβάσεως Αδδαμιν, ἥ ἐστιν κατὰ λίβα τῇ φάραγγι, καὶ διεκβαλεῖ ἐπὶ τὸ ὕδωρ πηγῆς ἡλίου, καὶ ἔσται αὐτοῦ ἡ διέξοδος πηγὴ Ρωγηλ, </text:span><text:span text:style-name="T4">8</text:span><text:span text:style-name="T3"> καὶ ἀναβαίνει τὰ ὅρια εἰς φάραγγα Ονομ ἐπὶ νώτου Ιεβους ἀπὸ λιβός [αὕτη ἐστὶν Ιερουσαλημ], καὶ διεκβάλλει τὰ ὅρια ἐπὶ κορυφὴν ὄρους, ἥ ἐστιν κατὰ πρόσωπον φάραγγος Ονομ πρὸς θαλάσσης, ἥ ἐστιν ἐκ μέρους γῆς Ραφαιν ἐπὶ βορρᾶ, </text:span><text:span text:style-name="T4">9</text:span><text:span text:style-name="T3"> καὶ διεκβάλλει τὸ ὅριον ἀπὸ κορυφῆς τοῦ ὄρους ἐπὶ πηγὴν ὕδατος Ναφθω καὶ διεκβάλλει εἰς τὸ ὄρος Εφρων, καὶ ἐξάξει τὸ ὅριον εἰς Βααλ [αὕτη ἐστὶν πόλις Ιαριμ], </text:span><text:span text:style-name="T4">10</text:span><text:span text:style-name="T3"> καὶ περιελεύσεται ὅριον ἀπὸ Βααλ ἐπὶ θάλασσαν καὶ παρελεύσεται εἰς ὄρος Ασσαρες ἐπὶ νώτου, πόλιν Ιαριμ ἀπὸ βορρᾶ [αὕτη ἐστὶν Χασλων] καὶ καταβήσεται ἐπὶ Πόλιν ἡλίου καὶ παρελεύσεται ἐπὶ λίβα, </text:span><text:span text:style-name="T4">11</text:span><text:span text:style-name="T3"> καὶ διεκβαλεῖ τὸ ὅριον κατὰ νώτου Ακκαρων ἐπὶ βορρᾶν, καὶ διεκβαλεῖ τὰ ὅρια εἰς Σακχαρωνα καὶ παρελεύσεται ὄρος τῆς Βαλα καὶ διεκβαλεῖ ἐπὶ Ιαβνηλ, καὶ ἔσται ἡ διέξοδος τῶν ὁρίων ἐπὶ θάλασσαν. </text:span><text:span text:style-name="T4">12</text:span><text:span text:style-name="T3"> καὶ τὰ ὅρια αὐτῶν ἀπὸ θαλάσσης· ἡ θάλασσα ἡ μεγάλη ὁριεῖ. ταῦτα τὰ ὅρια υἱῶν Ιουδα κύκλῳ κατὰ δήμους αὐτῶν. – </text:span><text:span text:style-name="T4">13</text:span><text:span text:style-name="T3"> καὶ τῷ Χαλεβ υἱῷ Ιεφοννη ἔδωκεν μερίδα ἐν μέσῳ υἱῶν Ιουδα διὰ προστάγματος τοῦ θεοῦ, καὶ ἔδωκεν αὐτῷ Ἰησοῦς τὴν πόλιν Αρβοκ μητρόπολιν Ενακ [αὕτη ἐστὶν Χεβρων]. </text:span><text:span text:style-name="T4">14</text:span><text:span text:style-name="T3"> καὶ ἐξωλέθρευσεν ἐκεῖθεν Χαλεβ υἱὸς Ιεφοννη τοὺς τρεῖς υἱοὺς Ενακ, τὸν Σουσι καὶ τὸν Θολμι καὶ τὸν Αχιμα. </text:span><text:span text:style-name="T4">15</text:span><text:span text:style-name="T3"> καὶ ἀνέβη ἐκεῖθεν Χαλεβ ἐπὶ τοὺς κατοικοῦντας Δαβιρ· τὸ δὲ ὄνομα Δαβιρ ἦν τὸ πρότερον Πόλις γραμμάτων. </text:span><text:span text:style-name="T4">16</text:span><text:span text:style-name="T3"> καὶ εἶπεν Χαλεβ Ὃς ἐὰν λάβῃ καὶ ἐκκόψῃ τὴν Πόλιν τῶν γραμμάτων καὶ κυριεύσῃ αὐτῆς, δώσω αὐτῷ τὴν Αχσαν θυγατέρα μου εἰς γυναῖκα. </text:span><text:span text:style-name="T4">17</text:span><text:span text:style-name="T3"> καὶ ἔλαβεν αὐτὴν </text:span><text:soft-page-break/><text:span text:style-name="T3">Γοθονιηλ υἱὸς Κενεζ ἀδελφὸς Χαλεβ ὁ νεώτερος, καὶ ἔδωκεν αὐτῷ τὴν Αχσαν θυγατέρα αὐτοῦ αὐτῷ γυναῖκα. </text:span><text:span text:style-name="T4">18</text:span><text:span text:style-name="T3"> καὶ ἐγένετο ἐν τῷ εἰσπορεύεσθαι αὐτὴν καὶ συνεβουλεύσατο αὐτῷ λέγουσα Αἰτήσομαι τὸν πατέρα μου ἀγρόν· καὶ ἐβόησεν ἐκ τοῦ ὄνου. καὶ εἶπεν αὐτῇ Χαλεβ Τί ἐστίν σοι; </text:span><text:span text:style-name="T4">19</text:span><text:span text:style-name="T3"> καὶ εἶπεν αὐτῷ Δός μοι εὐλογίαν, ὅτι εἰς γῆν Ναγεβ δέδωκάς με· δός μοι τὴν Γολαθμαιν. καὶ ἔδωκεν αὐτῇ Χαλεβ τὴν Γολαθμαιν τὴν ἄνω καὶ τὴν Γολαθμαιν τὴν κάτω. – </text:span><text:span text:style-name="T4">20</text:span><text:span text:style-name="T3"> αὕτη ἡ κληρονομία φυλῆς υἱῶν Ιουδα. </text:span></text:p>
        <text:p text:style-name="P2" loext:marker-style-name="T5"><text:span text:style-name="T4">21</text:span><text:span text:style-name="T3"> Ἐγενήθησαν δὲ αἱ πόλεις αὐτῶν· πόλις πρώτη φυλῆς υἱῶν Ιουδα ἐφ’ ὁρίων Εδωμ ἐπὶ τῆς ἐρήμου </text:span></text:p>
        <text:p text:style-name="P2" loext:marker-style-name="T5"><text:span text:style-name="T3">Καιβαισελεηλ καὶ Αρα καὶ Ασωρ </text:span><text:span text:style-name="T4">22</text:span><text:span text:style-name="T3"> καὶ Ικαμ καὶ Ρεγμα καὶ Αρουηλ </text:span><text:span text:style-name="T4">23</text:span><text:span text:style-name="T3"> καὶ Καδης καὶ Ασοριωναιν </text:span><text:span text:style-name="T4">24</text:span><text:span text:style-name="T3"> καὶ Μαιναμ καὶ Βαλμαιναν καὶ αἱ κῶμαι αὐτῶν </text:span><text:span text:style-name="T4">25</text:span><text:span text:style-name="T3"> καὶ αἱ πόλεις Ασερων [αὕτη Ασωρ] </text:span><text:span text:style-name="T4">26</text:span><text:span text:style-name="T3"> καὶ Σην καὶ Σαλμαα καὶ Μωλαδα </text:span><text:span text:style-name="T4">27</text:span><text:span text:style-name="T3"> καὶ Σερι καὶ Βαιφαλαδ </text:span><text:span text:style-name="T4">28</text:span><text:span text:style-name="T3"> καὶ Χολασεωλα καὶ Βηρσαβεε καὶ αἱ κῶμαι αὐτῶν καὶ αἱ ἐπαύλεις αὐτῶν, </text:span><text:span text:style-name="T4">29</text:span><text:span text:style-name="T3"> Βαλα καὶ Βακωκ καὶ Ασομ </text:span><text:span text:style-name="T4">30</text:span><text:span text:style-name="T3"> καὶ Ελβωυδαδ καὶ Βαιθηλ καὶ Ερμα </text:span><text:span text:style-name="T4">31</text:span><text:span text:style-name="T3"> καὶ Σεκελακ καὶ Μαχαριμ καὶ Σεθεννακ </text:span><text:span text:style-name="T4">32</text:span><text:span text:style-name="T3"> καὶ Λαβως καὶ Σαλη καὶ Ερωμωθ, πόλεις κθ καὶ αἱ κῶμαι αὐτῶν. </text:span></text:p>
        <text:p text:style-name="P2" loext:marker-style-name="T3"><text:span text:style-name="T4">33</text:span><text:span text:style-name="T3"> Ἐν τῇ πεδινῇ· Ασταωλ καὶ Ραα καὶ Ασσα </text:span><text:span text:style-name="T4">34</text:span><text:span text:style-name="T3"> καὶ Ραμεν καὶ Τανω καὶ Ιλουθωθ καὶ Μαιανι </text:span><text:span text:style-name="T4">35</text:span><text:span text:style-name="T3"> καὶ Ιερμουθ καὶ Οδολλαμ καὶ Μεμβρα καὶ Σαωχω καὶ Αζηκα </text:span><text:span text:style-name="T4">36</text:span><text:span text:style-name="T3"> καὶ Σακαριμ καὶ Γαδηρα καὶ αἱ ἐπαύλεις αὐτῆς, πόλεις δέκα τέσσαρες καὶ αἱ κῶμαι αὐτῶν· </text:span><text:span text:style-name="T4">37</text:span><text:span text:style-name="T3"> Σεννα καὶ Αδασαν καὶ Μαγαδαγαδ </text:span><text:span text:style-name="T4">38</text:span><text:span text:style-name="T3"> καὶ Δαλαλ καὶ Μασφα καὶ Ιακαρεηλ </text:span><text:span text:style-name="T4">39</text:span><text:span text:style-name="T3"> καὶ Λαχης καὶ Βασηδωθ καὶ Ιδεαδαλεα </text:span><text:span text:style-name="T4">40</text:span><text:span text:style-name="T3"> καὶ Χαβρα καὶ Μαχες καὶ Μααχως </text:span><text:span text:style-name="T4">41</text:span><text:span text:style-name="T3"> καὶ Γεδδωρ καὶ Βαγαδιηλ καὶ Νωμαν καὶ Μακηδαν, πόλεις δεκαὲξ καὶ αἱ κῶμαι αὐτῶν· </text:span><text:span text:style-name="T4">42</text:span><text:span text:style-name="T3"> Λεμνα καὶ Ιθακ </text:span><text:span text:style-name="T4">43</text:span><text:span text:style-name="T3"> καὶ Ανωχ καὶ Ιανα καὶ Νασιβ </text:span><text:span text:style-name="T4">44</text:span><text:span text:style-name="T3"> καὶ Κειλαμ καὶ Ακιεζι καὶ Κεζιβ καὶ Βαθησαρ καὶ Αιλων, πόλεις δέκα καὶ αἱ κῶμαι αὐτῶν· </text:span><text:span text:style-name="T4">45</text:span><text:span text:style-name="T3"> Ακκαρων καὶ αἱ κῶμαι αὐτῆς καὶ αἱ ἐπαύλεις αὐτῶν· </text:span><text:span text:style-name="T4">46</text:span><text:span text:style-name="T3"> ἀπὸ Ακκαρων Γεμνα καὶ πᾶσαι, ὅσαι εἰσὶν πλησίον Ασηδωθ, καὶ αἱ κῶμαι αὐτῶν· </text:span><text:span text:style-name="T4">47</text:span><text:span text:style-name="T3"> Ασιεδωθ καὶ αἱ κῶμαι αὐτῆς καὶ αἱ ἐπαύλεις αὐτῆς· Γάζα καὶ αἱ κῶμαι αὐτῆς καὶ αἱ ἐπαύλεις αὐτῆς ἕως τοῦ χειμάρρου Αἰγύπτου· καὶ ἡ θάλασσα ἡ μεγάλη διορίζει. </text:span></text:p>
        <text:p text:style-name="P2" loext:marker-style-name="T5"><text:span text:style-name="T4">48</text:span><text:span text:style-name="T3"> Καὶ ἐν τῇ ὀρεινῇ· Σαμιρ καὶ Ιεθερ καὶ Σωχα </text:span><text:span text:style-name="T4">49</text:span><text:span text:style-name="T3"> καὶ Ρεννα καὶ Πόλις γραμμάτων [αὕτη Δαβιρ] </text:span><text:span text:style-name="T4">50</text:span><text:span text:style-name="T3"> καὶ Ανων καὶ Εσκαιμαν καὶ Αισαμ </text:span><text:span text:style-name="T4">51</text:span><text:span text:style-name="T3"> καὶ Γοσομ καὶ Χαλου καὶ Χαννα, πόλεις ἕνδεκα καὶ αἱ κῶμαι αὐτῶν· </text:span><text:span text:style-name="T4">52</text:span><text:span text:style-name="T3"> Αιρεμ καὶ Ρεμνα καὶ Σομα </text:span><text:span text:style-name="T4">53</text:span><text:span text:style-name="T3"> καὶ Ιεμαιν καὶ Βαιθαχου καὶ Φακουα </text:span><text:span text:style-name="T4">54</text:span><text:span text:style-name="T3"> καὶ Ευμα καὶ πόλις Αρβοκ [αὕτη ἐστὶν Χεβρων] καὶ Σωρθ, πόλεις ἐννέα καὶ αἱ ἐπαύλεις αὐτῶν· </text:span><text:span text:style-name="T4">55</text:span><text:span text:style-name="T3"> Μαωρ καὶ Χερμελ καὶ Οζιβ καὶ Ιταν </text:span><text:span text:style-name="T4">56</text:span><text:span text:style-name="T3"> καὶ Ιαριηλ καὶ Ιαρικαμ καὶ Ζακαναιμ </text:span><text:span text:style-name="T4">57</text:span><text:span text:style-name="T3"> καὶ Γαβαα καὶ Θαμναθα, πόλεις ἐννέα καὶ αἱ κῶμαι αὐτῶν· </text:span><text:span text:style-name="T4">58</text:span><text:span text:style-name="T3"> Αλουα καὶ Βαιθσουρ καὶ Γεδδων </text:span><text:span text:style-name="T4">59</text:span><text:span text:style-name="T3"> καὶ Μαγαρωθ καὶ Βαιθαναμ καὶ Θεκουμ, πόλεις ἓξ καὶ αἱ κῶμαι αὐτῶν· </text:span><text:span text:style-name="T4">59a</text:span><text:span text:style-name="T3"> Θεκω καὶ Εφραθα [αὕτη ἐστὶν Βαιθλεεμ] καὶ Φαγωρ καὶ Αιταν καὶ Κουλον καὶ Ταταμ καὶ Εωβης καὶ Καρεμ καὶ Γαλεμ καὶ Θεθηρ καὶ Μανοχω, πόλεις ἕνδεκα καὶ αἱ κῶμαι αὐτῶν· </text:span><text:span text:style-name="T4">60</text:span><text:span text:style-name="T3"> Καριαθβααλ [αὕτη ἡ πόλις Ιαριμ] καὶ Σωθηβα, πόλεις δύο καὶ αἱ ἐπαύλεις αὐτῶν· </text:span><text:span text:style-name="T4">61</text:span><text:span text:style-name="T3"> καὶ Βαδδαργις καὶ Θαραβααμ καὶ Αινων καὶ Αιχιοζα </text:span><text:span text:style-name="T4">62</text:span><text:span text:style-name="T3"> καὶ Ναφλαζων καὶ αἱ πόλεις Σαδωμ καὶ Ανκαδης, πόλεις ἑπτὰ καὶ αἱ κῶμαι αὐτῶν. </text:span></text:p>
        <text:p text:style-name="P2" loext:marker-style-name="T3"><text:span text:style-name="T4">63</text:span><text:span text:style-name="T3"> Καὶ ὁ Ιεβουσαῖος κατῴκει ἐν Ιερουσαλημ, καὶ οὐκ ἠδυνάσθησαν οἱ υἱοὶ Ιουδα ἀπολέσαι αὐτούς· καὶ κατῴκησαν οἱ Ιεβουσαῖοι ἐν Ιερουσαλημ ἕως τῆς ἡμέρας ἐκείνης. </text:span></text:p>
      </text:section>
      <text:section text:style-name="Sect1" text:name="Section15">
        <text:h text:style-name="P3" text:outline-level="2" loext:marker-style-name="T2"><text:soft-page-break/><text:span text:style-name="T2">Ιησουσ 16</text:span><text:span text:style-name="T2"/></text:h>
        <text:p text:style-name="P2" loext:marker-style-name="T3"><text:span text:style-name="T4">1</text:span><text:span text:style-name="T3"> Καὶ ἐγένετο τὰ ὅρια υἱῶν Ιωσηφ ἀπὸ τοῦ Ιορδάνου τοῦ κατὰ Ιεριχω ἀπ’ ἀνατολῶν καὶ ἀναβήσεται ἀπὸ Ιεριχω εἰς τὴν ὀρεινὴν τὴν ἔρημον εἰς Βαιθηλ Λουζα </text:span><text:span text:style-name="T4">2</text:span><text:span text:style-name="T3"> καὶ ἐξελεύσεται εἰς Βαιθηλ καὶ παρελεύσεται ἐπὶ τὰ ὅρια τοῦ Χαταρωθι </text:span><text:span text:style-name="T4">3</text:span><text:span text:style-name="T3"> καὶ διελεύσεται ἐπὶ τὴν θάλασσαν ἐπὶ τὰ ὅρια Απταλιμ ἕως τῶν ὁρίων Βαιθωρων τὴν κάτω, καὶ ἔσται ἡ διέξοδος αὐτῶν ἐπὶ τὴν θάλασσαν. </text:span></text:p>
        <text:p text:style-name="P2" loext:marker-style-name="T3"><text:span text:style-name="T4">4</text:span><text:span text:style-name="T3"> Καὶ ἐκληρονόμησαν οἱ υἱοὶ Ιωσηφ, Εφραιμ καὶ Μανασση· </text:span><text:span text:style-name="T4">5</text:span><text:span text:style-name="T3"> καὶ ἐγενήθη ὅρια υἱῶν Εφραιμ κατὰ δήμους αὐτῶν· καὶ ἐγενήθη τὰ ὅρια τῆς κληρονομίας αὐτῶν ἀπὸ ἀνατολῶν Αταρωθ καὶ Εροκ ἕως Βαιθωρων τὴν ἄνω καὶ Γαζαρα, </text:span><text:span text:style-name="T4">6</text:span><text:span text:style-name="T3"> καὶ διελεύσεται τὰ ὅρια ἐπὶ τὴν θάλασσαν εἰς Ικασμων ἀπὸ βορρᾶ Θερμα, περιελεύσεται ἐπὶ ἀνατολὰς εἰς Θηνασα καὶ Σελλησα καὶ παρελεύσεται ἀπ’ ἀνατολῶν εἰς Ιανωκα </text:span><text:span text:style-name="T4">7</text:span><text:span text:style-name="T3"> καὶ εἰς Μαχω καὶ Αταρωθ καὶ αἱ κῶμαι αὐτῶν καὶ ἐλεύσεται ἐπὶ Ιεριχω καὶ διεκβαλεῖ ἐπὶ τὸν Ιορδάνην, </text:span><text:span text:style-name="T4">8</text:span><text:span text:style-name="T3"> καὶ ἀπὸ Ταφου πορεύσεται τὰ ὅρια ἐπὶ θάλασσαν ἐπὶ Χελκανα, καὶ ἔσται ἡ διέξοδος αὐτῶν ἐπὶ θάλασσαν· αὕτη ἡ κληρονομία φυλῆς Εφραιμ κατὰ δήμους αὐτῶν. </text:span><text:span text:style-name="T4">9</text:span><text:span text:style-name="T3"> καὶ αἱ πόλεις αἱ ἀφορισθεῖσαι τοῖς υἱοῖς Εφραιμ ἀνὰ μέσον τῆς κληρονομίας υἱῶν Μανασση, πᾶσαι αἱ πόλεις καὶ αἱ κῶμαι αὐτῶν. – </text:span><text:span text:style-name="T4">10</text:span><text:span text:style-name="T3"> καὶ οὐκ ἀπώλεσεν Εφραιμ τὸν Χαναναῖον τὸν κατοικοῦντα ἐν Γαζερ, καὶ κατῴκει ὁ Χαναναῖος ἐν τῷ Εφραιμ ἕως τῆς ἡμέρας ταύτης, ἕως ἀνέβη Φαραω βασιλεὺς Αἰγύπτου καὶ ἔλαβεν αὐτὴν καὶ ἐνέπρησεν αὐτὴν ἐν πυρί, καὶ τοὺς Χαναναίους καὶ τοὺς Φερεζαίους καὶ τοὺς κατοικοῦντας ἐν Γαζερ ἐξεκέντησαν, καὶ ἔδωκεν αὐτὴν Φαραω ἐν φερνῇ τῇ θυγατρὶ αὐτοῦ. </text:span></text:p>
      </text:section>
      <text:section text:style-name="Sect1" text:name="Section16">
        <text:h text:style-name="P3" text:outline-level="2" loext:marker-style-name="T2"><text:span text:style-name="T2">Ιησουσ 17</text:span><text:span text:style-name="T2"/></text:h>
        <text:p text:style-name="P2" loext:marker-style-name="T5"><text:span text:style-name="T4">1</text:span><text:span text:style-name="T3"> Καὶ ἐγένετο τὰ ὅρια φυλῆς υἱῶν Μανασση, ὅτι οὗτος πρωτότοκος τῷ Ιωσηφ· τῷ Μαχιρ πρωτοτόκῳ Μανασση πατρὶ Γαλααδ [ἀνὴρ γὰρ πολεμιστὴς ἦν] ἐν τῇ Γαλααδίτιδι καὶ ἐν τῇ Βασανίτιδι. </text:span><text:span text:style-name="T4">2</text:span><text:span text:style-name="T3"> καὶ ἐγενήθη τοῖς υἱοῖς Μανασση τοῖς λοιποῖς κατὰ δήμους αὐτῶν, τοῖς υἱοῖς Ιεζερ καὶ τοῖς υἱοῖς Κελεζ καὶ τοῖς υἱοῖς Ιεζιηλ καὶ τοῖς υἱοῖς Συχεμ καὶ τοῖς υἱοῖς Συμαριμ καὶ τοῖς υἱοῖς Οφερ· οὗτοι οἱ ἄρσενες κατὰ δήμους αὐτῶν. </text:span><text:span text:style-name="T4">3</text:span><text:span text:style-name="T3"> καὶ τῷ Σαλπααδ υἱῷ Οφερ, οὐκ ἦσαν αὐτῷ υἱοὶ ἀλλ’ ἢ θυγατέρες, καὶ ταῦτα τὰ ὀνόματα τῶν θυγατέρων Σαλπααδ· Μααλα καὶ Νουα καὶ Εγλα καὶ Μελχα καὶ Θερσα. </text:span><text:span text:style-name="T4">4</text:span><text:span text:style-name="T3"> καὶ ἔστησαν ἐναντίον Ελεαζαρ τοῦ ἱερέως καὶ ἐναντίον Ἰησοῦ καὶ ἐναντίον τῶν ἀρχόντων λέγουσαι Ὁ θεὸς ἐνετείλατο διὰ χειρὸς Μωυσῆ δοῦναι ἡμῖν κληρονομίαν ἐν μέσῳ τῶν ἀδελφῶν ἡμῶν. καὶ ἐδόθη αὐταῖς διὰ προστάγματος κυρίου κλῆρος ἐν τοῖς ἀδελφοῖς τοῦ πατρὸς αὐτῶν. </text:span><text:span text:style-name="T4">5</text:span><text:span text:style-name="T3"> καὶ ἔπεσεν ὁ σχοινισμὸς αὐτῶν ἀπὸ Ανασσα καὶ πεδίον Λαβεκ ἐκ τῆς Γαλααδ, ἥ ἐστιν πέραν τοῦ Ιορδάνου· </text:span><text:span text:style-name="T4">6</text:span><text:span text:style-name="T3"> ὅτι θυγατέρες υἱῶν Μανασση ἐκληρονόμησαν κλῆρον ἐν μέσῳ τῶν ἀδελφῶν αὐτῶν· ἡ δὲ γῆ Γαλααδ ἐγενήθη τοῖς υἱοῖς Μανασση τοῖς καταλελειμμένοις. </text:span></text:p>
        <text:p text:style-name="P2" loext:marker-style-name="T3"><text:span text:style-name="T4">7</text:span><text:span text:style-name="T3"> Καὶ ἐγενήθη ὅρια υἱῶν Μανασση Δηλαναθ, ἥ ἐστιν κατὰ πρόσωπον υἱῶν Αναθ, καὶ πορεύεται ἐπὶ τὰ ὅρια ἐπὶ Ιαμιν καὶ Ιασσιβ ἐπὶ πηγὴν Θαφθωθ· </text:span><text:span text:style-name="T4">8</text:span><text:span text:style-name="T3"> τῷ Μανασση ἔσται, καὶ Θαφεθ ἐπὶ τῶν ὁρίων Μανασση τοῖς υἱοῖς Εφραιμ. </text:span><text:span text:style-name="T4">9</text:span><text:span text:style-name="T3"> καὶ καταβήσεται τὰ ὅρια ἐπὶ φάραγγα Καρανα ἐπὶ λίβα κατὰ φάραγγα Ιαριηλ, τερέμινθος τῷ Εφραιμ ἀνὰ μέσον πόλεως Μανασση· καὶ ὅρια Μανασση ἐπὶ τὸν βορρᾶν εἰς τὸν χειμάρρουν, καὶ ἔσται αὐτοῦ ἡ διέξοδος θάλασσα. </text:span><text:span text:style-name="T4">10</text:span><text:span text:style-name="T3"> ἀπὸ λιβὸς τῷ Εφραιμ, καὶ ἐπὶ βορρᾶν Μανασση, καὶ ἔσται ἡ θάλασσα ὅρια αὐτοῖς· καὶ ἐπὶ Ασηρ συνάψουσιν ἐπὶ βορρᾶν καὶ τῷ Ισσαχαρ ἀπ’ ἀνατολῶν. </text:span><text:span text:style-name="T4">11</text:span><text:span text:style-name="T3"> καὶ ἔσται Μανασση ἐν Ισσαχαρ καὶ ἐν Ασηρ Βαιθσαν καὶ αἱ </text:span><text:soft-page-break/><text:span text:style-name="T3">κῶμαι αὐτῶν καὶ τοὺς κατοικοῦντας Δωρ καὶ τὰς κώμας αὐτῆς καὶ τοὺς κατοικοῦντας Μαγεδδω καὶ τὰς κώμας αὐτῆς καὶ τὸ τρίτον τῆς Ναφετα καὶ τὰς κώμας αὐτῆς. </text:span><text:span text:style-name="T4">12</text:span><text:span text:style-name="T3"> καὶ οὐκ ἠδυνάσθησαν οἱ υἱοὶ Μανασση ἐξολεθρεῦσαι τὰς πόλεις ταύτας, καὶ ἤρχετο ὁ Χαναναῖος κατοικεῖν ἐν τῇ γῇ ταύτῃ· </text:span><text:span text:style-name="T4">13</text:span><text:span text:style-name="T3"> καὶ ἐγενήθη καὶ ἐπεὶ κατίσχυσαν οἱ υἱοὶ Ισραηλ, καὶ ἐποίησαν τοὺς Χαναναίους ὑπηκόους, ἐξολεθρεῦσαι δὲ αὐτοὺς οὐκ ἐξωλέθρευσαν. </text:span></text:p>
        <text:p text:style-name="P2" loext:marker-style-name="T3"><text:span text:style-name="T4">14</text:span><text:span text:style-name="T3"> Ἀντεῖπαν δὲ οἱ υἱοὶ Ιωσηφ τῷ Ἰησοῦ λέγοντες Διὰ τί ἐκληρονόμησας ἡμᾶς κλῆρον ἕνα καὶ σχοίνισμα ἕν; ἐγὼ δὲ λαὸς πολύς εἰμι, καὶ ὁ θεὸς εὐλόγησέν με. </text:span><text:span text:style-name="T4">15</text:span><text:span text:style-name="T3"> καὶ εἶπεν αὐτοῖς Ἰησοῦς Εἰ λαὸς πολὺς εἶ, ἀνάβηθι εἰς τὸν δρυμὸν καὶ ἐκκάθαρον σεαυτῷ, εἰ στενοχωρεῖ σε τὸ ὄρος τὸ Εφραιμ. </text:span><text:span text:style-name="T4">16</text:span><text:span text:style-name="T3"> καὶ εἶπαν Οὐκ ἀρκέσει ἡμῖν τὸ ὄρος τὸ Εφραιμ, καὶ ἵππος ἐπίλεκτος καὶ σίδηρος τῷ Χαναναίῳ τῷ κατοικοῦντι ἐν αὐτῷ ἐν Βαιθσαν καὶ ἐν ταῖς κώμαις αὐτῆς ἐν τῇ κοιλάδι Ιεζραελ. </text:span><text:span text:style-name="T4">17</text:span><text:span text:style-name="T3"> καὶ εἶπεν Ἰησοῦς τοῖς υἱοῖς Ιωσηφ Εἰ λαὸς πολὺς εἶ καὶ ἰσχὺν μεγάλην ἔχεις, οὐκ ἔσται σοι κλῆρος εἷς· </text:span><text:span text:style-name="T4">18</text:span><text:span text:style-name="T3"> ὁ γὰρ δρυμὸς ἔσται σοι, ὅτι δρυμός ἐστιν καὶ ἐκκαθαριεῖς αὐτὸν καὶ ἔσται σοι· καὶ ὅταν ἐξολεθρεύσῃς τὸν Χαναναῖον, ὅτι ἵππος ἐπίλεκτός ἐστιν αὐτῷ, σὺ γὰρ ὑπερισχύεις αὐτοῦ. </text:span></text:p>
      </text:section>
      <text:section text:style-name="Sect1" text:name="Section17">
        <text:h text:style-name="P3" text:outline-level="2" loext:marker-style-name="T2"><text:span text:style-name="T2">Ιησουσ 18</text:span><text:span text:style-name="T2"/></text:h>
        <text:p text:style-name="P2" loext:marker-style-name="T3"><text:span text:style-name="T4">1</text:span><text:span text:style-name="T3"> Καὶ ἐξεκκλησιάσθη πᾶσα συναγωγὴ υἱῶν Ισραηλ εἰς Σηλω καὶ ἔπηξαν ἐκεῖ τὴν σκηνὴν τοῦ μαρτυρίου, καὶ ἡ γῆ ἐκρατήθη ὑπ’ αὐτῶν. </text:span><text:span text:style-name="T4">2</text:span><text:span text:style-name="T3"> καὶ κατελείφθησαν οἱ υἱοὶ Ισραηλ, οἳ οὐκ ἐκληρονόμησαν, ἑπτὰ φυλαί. </text:span><text:span text:style-name="T4">3</text:span><text:span text:style-name="T3"> καὶ εἶπεν Ἰησοῦς τοῖς υἱοῖς Ισραηλ Ἕως τίνος ἐκλυθήσεσθε κληρονομῆσαι τὴν γῆν, ἣν ἔδωκεν κύριος ὁ θεὸς ἡμῶν; </text:span><text:span text:style-name="T4">4</text:span><text:span text:style-name="T3"> δότε ἐξ ὑμῶν τρεῖς ἄνδρας ἐκ φυλῆς, καὶ ἀναστάντες διελθέτωσαν τὴν γῆν καὶ διαγραψάτωσαν αὐτὴν ἐναντίον μου, καθὰ δεήσει διελεῖν αὐτήν. [καὶ ἤλθοσαν πρὸς αὐτόν, </text:span><text:span text:style-name="T4">5</text:span><text:span text:style-name="T3"> καὶ διεῖλεν αὐτοῖς ἑπτὰ μερίδας.] Ιουδας στήσεται αὐτοῖς ὅριον ἀπὸ λιβός, καὶ οἱ υἱοὶ Ιωσηφ στήσονται αὐτοῖς ἀπὸ βορρᾶ. </text:span><text:span text:style-name="T4">6</text:span><text:span text:style-name="T3"> ὑμεῖς δὲ μερίσατε τὴν γῆν ἑπτὰ μερίδας καὶ ἐνέγκατε πρός με ὧδε, καὶ ἐξοίσω ὑμῖν κλῆρον ἔναντι κυρίου τοῦ θεοῦ ἡμῶν. </text:span><text:span text:style-name="T4">7</text:span><text:span text:style-name="T3"> οὐ γάρ ἐστιν μερὶς τοῖς υἱοῖς Λευι ἐν ὑμῖν, ἱερατεία γὰρ κυρίου μερὶς αὐτοῦ· καὶ Γαδ καὶ Ρουβην καὶ τὸ ἥμισυ φυλῆς Μανασση ἐλάβοσαν τὴν κληρονομίαν αὐτῶν πέραν τοῦ Ιορδάνου ἐπ’ ἀνατολάς, ἣν ἔδωκεν αὐτοῖς Μωϋσῆς ὁ παῖς κυρίου. </text:span><text:span text:style-name="T4">8</text:span><text:span text:style-name="T3"> καὶ ἀναστάντες οἱ ἄνδρες ἐπορεύθησαν, καὶ ἐνετείλατο Ἰησοῦς τοῖς ἀνδράσιν τοῖς πορευομένοις χωροβατῆσαι τὴν γῆν λέγων Πορεύεσθε καὶ χωροβατήσατε τὴν γῆν καὶ παραγενήθητε πρός με, καὶ ὧδε ἐξοίσω ὑμῖν κλῆρον ἔναντι κυρίου ἐν Σηλω. </text:span><text:span text:style-name="T4">9</text:span><text:span text:style-name="T3"> καὶ ἐπορεύθησαν καὶ ἐχωροβάτησαν τὴν γῆν καὶ εἴδοσαν αὐτὴν καὶ ἔγραψαν αὐτὴν κατὰ πόλεις αὐτῆς ἑπτὰ μερίδας εἰς βιβλίον καὶ ἤνεγκαν πρὸς Ἰησοῦν. </text:span><text:span text:style-name="T4">10</text:span><text:span text:style-name="T3"> καὶ ἐνέβαλεν αὐτοῖς Ἰησοῦς κλῆρον ἐν Σηλω ἔναντι κυρίου. </text:span></text:p>
        <text:p text:style-name="P2" loext:marker-style-name="T5"><text:span text:style-name="T4">11</text:span><text:span text:style-name="T3"> Καὶ ἐξῆλθεν ὁ κλῆρος φυλῆς Βενιαμιν πρῶτος κατὰ δήμους αὐτῶν, καὶ ἐξῆλθεν ὅρια τοῦ κλήρου αὐτῶν ἀνὰ μέσον Ιουδα καὶ ἀνὰ μέσον τῶν υἱῶν Ιωσηφ. </text:span><text:span text:style-name="T4">12</text:span><text:span text:style-name="T3"> καὶ ἐγενήθη αὐτῶν τὰ ὅρια ἀπὸ βορρᾶ ἀπὸ τοῦ Ιορδάνου, προσαναβήσεται τὰ ὅρια κατὰ νώτου Ιεριχω ἀπὸ βορρᾶ καὶ ἀναβήσεται ἐπὶ τὸ ὄρος ἐπὶ τὴν θάλασσαν, καὶ ἔσται αὐτοῦ ἡ διέξοδος ἡ Μαδβαρῖτις Βαιθων, </text:span><text:span text:style-name="T4">13</text:span><text:span text:style-name="T3"> καὶ διελεύσεται ἐκεῖθεν τὰ ὅρια Λουζα ἐπὶ νώτου Λουζα ἀπὸ λιβός [αὕτη ἐστὶν Βαιθηλ], καὶ καταβήσεται τὰ ὅρια Μααταρωθορεχ ἐπὶ τὴν ὀρεινήν, ἥ ἐστιν πρὸς λίβα Βαιθωρων ἡ κάτω, </text:span><text:span text:style-name="T4">14</text:span><text:span text:style-name="T3"> καὶ διελεύσεται τὰ ὅρια καὶ περιελεύσεται ἐπὶ τὸ μέρος τὸ βλέπον παρὰ θάλασσαν ἀπὸ λιβὸς ἀπὸ τοῦ ὄρους ἐπὶ πρόσωπον Βαιθωρων λίβα, καὶ ἔσται αὐτοῦ ἡ διέξοδος εἰς Καριαθβααλ [αὕτη ἐστὶν Καριαθιαριν πόλις υἱῶν Ιουδα]· τοῦτό ἐστιν τὸ μέρος τὸ πρὸς </text:span><text:soft-page-break/><text:span text:style-name="T3">θάλασσαν. </text:span><text:span text:style-name="T4">15</text:span><text:span text:style-name="T3"> καὶ μέρος τὸ πρὸς λίβα ἀπὸ μέρους Καριαθβααλ, καὶ διελεύσεται ὅρια εἰς Γασιν ἐπὶ πηγὴν ὕδατος Ναφθω, </text:span><text:span text:style-name="T4">16</text:span><text:span text:style-name="T3"> καὶ καταβήσεται τὰ ὅρια ἐπὶ μέρους τοῦ ὄρους, ὅ ἐστιν κατὰ πρόσωπον νάπης Ονναμ, ὅ ἐστιν ἐκ μέρους Εμεκραφαιν ἀπὸ βορρᾶ, καὶ καταβήσεται Γαιεννα ἐπὶ νώτου Ιεβουσαι ἀπὸ λιβὸς καὶ καταβήσεται ἐπὶ πηγὴν Ρωγηλ </text:span><text:span text:style-name="T4">17</text:span><text:span text:style-name="T3"> καὶ διελεύσεται ἐπὶ πηγὴν Βαιθσαμυς καὶ παρελεύσεται ἐπὶ Γαλιλωθ, ἥ ἐστιν ἀπέναντι πρὸς ἀνάβασιν Αιθαμιν, καὶ καταβήσεται ἐπὶ λίθον Βαιων υἱῶν Ρουβην </text:span><text:span text:style-name="T4">18</text:span><text:span text:style-name="T3"> καὶ διελεύσεται κατὰ νώτου Βαιθαραβα ἀπὸ βορρᾶ καὶ καταβήσεται </text:span><text:span text:style-name="T4">19</text:span><text:span text:style-name="T3"> ἐπὶ τὰ ὅρια ἐπὶ νώτου Βαιθαγλα ἀπὸ βορρᾶ, καὶ ἔσται ἡ διέξοδος τῶν ὁρίων ἐπὶ λοφιὰν τῆς θαλάσσης τῶν ἁλῶν ἐπὶ βορρᾶν εἰς μέρος τοῦ Ιορδάνου ἀπὸ λιβός· ταῦτα τὰ ὅριά ἐστιν ἀπὸ λιβός. </text:span><text:span text:style-name="T4">20</text:span><text:span text:style-name="T3"> καὶ ὁ Ιορδάνης ὁριεῖ ἀπὸ μέρους ἀνατολῶν. αὕτη ἡ κληρονομία υἱῶν Βενιαμιν, τὰ ὅρια αὐτῆς κύκλῳ κατὰ δήμους. – </text:span><text:span text:style-name="T4">21</text:span><text:span text:style-name="T3"> καὶ ἐγενήθησαν αἱ πόλεις τῶν υἱῶν Βενιαμιν κατὰ δήμους αὐτῶν Ιεριχω καὶ </text:span></text:p>
        <text:p text:style-name="P2" loext:marker-style-name="T3"><text:span text:style-name="T3">Βαιθεγλιω καὶ Αμεκασις </text:span><text:span text:style-name="T4">22</text:span><text:span text:style-name="T3"> καὶ Βαιθαβαρα καὶ Σαρα καὶ Βησανα </text:span><text:span text:style-name="T4">23</text:span><text:span text:style-name="T3"> καὶ Αιιν καὶ Φαρα καὶ Εφραθα </text:span><text:span text:style-name="T4">24</text:span><text:span text:style-name="T3"> καὶ Καραφα καὶ Κεφιρα καὶ Μονι καὶ Γαβαα, πόλεις δέκα δύο καὶ αἱ κῶμαι αὐτῶν· </text:span><text:span text:style-name="T4">25</text:span><text:span text:style-name="T3"> Γαβαων καὶ Ραμα καὶ Βεηρωθα </text:span><text:span text:style-name="T4">26</text:span><text:span text:style-name="T3"> καὶ Μασσημα καὶ Μιρων καὶ Αμωκη </text:span><text:span text:style-name="T4">27</text:span><text:span text:style-name="T3"> καὶ Φιρα καὶ Καφαν καὶ Νακαν καὶ Σεληκαν καὶ Θαρεηλα </text:span><text:span text:style-name="T4">28</text:span><text:span text:style-name="T3"> καὶ Ιεβους [αὕτη ἐστὶν Ιερουσαλημ] καὶ πόλεις καὶ Γαβαωθιαριμ, πόλεις τρεῖς καὶ δέκα καὶ αἱ κῶμαι αὐτῶν. αὕτη ἡ κληρονομία υἱῶν Βενιαμιν κατὰ δήμους αὐτῶν. </text:span></text:p>
      </text:section>
      <text:section text:style-name="Sect1" text:name="Section18">
        <table:table table:name="Table1" table:style-name="Table1">
          <table:table-column table:style-name="Table1.A"/>
          <table:table-column table:style-name="Table1.B"/>
          <table:table-row table:style-name="Table1.1">
            <table:table-cell table:style-name="Table1.A1" office:value-type="string">
              <text:h text:style-name="P7" text:outline-level="2" loext:marker-style-name="T1"><text:span text:style-name="T2">Ιησουσ 19</text:span><text:span text:style-name="T2"/></text:h>
            </table:table-cell>
            <table:table-cell table:style-name="Table1.A1" office:value-type="string">
              <text:h text:style-name="P7" text:outline-level="2" loext:marker-style-name="T9"><text:span text:style-name="T10">Ιησουσ 19</text:span><text:span text:style-name="T9"> </text:span><text:span text:style-name="T11">(Alternative Text)</text:span></text:h>
            </table:table-cell>
          </table:table-row>
          <table:table-row table:style-name="Table1.1">
            <table:table-cell table:style-name="Table1.A1" office:value-type="string">
              <text:p text:style-name="P8" loext:marker-style-name="T5"><text:span text:style-name="T4">1</text:span><text:span text:style-name="T3"> Καὶ ἐξῆλθεν ὁ δεύτερος κλῆρος τῶν υἱῶν Συμεων, καὶ ἐγενήθη ἡ κληρονομία αὐτῶν ἀνὰ μέσον κλήρων υἱῶν Ιουδα. </text:span><text:span text:style-name="T4">2</text:span><text:span text:style-name="T3"> καὶ ἐγενήθη ὁ κλῆρος αὐτῶν Βηρσαβεε καὶ Σαμαα καὶ Κωλαδαμ </text:span><text:span text:style-name="T4">3</text:span><text:span text:style-name="T3"> καὶ Αρσωλα καὶ Βωλα καὶ Ασομ </text:span><text:span text:style-name="T4">4</text:span><text:span text:style-name="T3"> καὶ Ελθουλα καὶ Βουλα καὶ Ερμα </text:span><text:span text:style-name="T4">5</text:span><text:span text:style-name="T3"> καὶ Σικελακ καὶ Βαιθμαχερεβ καὶ Σαρσουσιν </text:span><text:span text:style-name="T4">6</text:span><text:span text:style-name="T3"> καὶ Βαθαρωθ καὶ οἱ ἀγροὶ αὐτῶν, πόλεις δέκα τρεῖς καὶ αἱ κῶμαι αὐτῶν· </text:span><text:span text:style-name="T4">7</text:span><text:span text:style-name="T3"> Ερεμμων καὶ Θαλχα καὶ Εθερ καὶ Ασαν, πόλεις τέσσαρες καὶ αἱ κῶμαι αὐτῶν </text:span><text:span text:style-name="T4">8</text:span><text:span text:style-name="T3"> κύκλῳ τῶν πόλεων αὐτῶν ἕως Βαρεκ πορευομένων Βαμεθ κατὰ λίβα. αὕτη ἡ κληρονομία φυλῆς υἱῶν Συμεων κατὰ δήμους αὐτῶν. </text:span><text:span text:style-name="T4">9</text:span><text:span text:style-name="T3"> ἀπὸ τοῦ κλήρου Ιουδα ἡ κληρονομία φυλῆς υἱῶν Συμεων, ὅτι ἐγενήθη ἡ μερὶς υἱῶν Ιουδα μείζων τῆς αὐτῶν· καὶ ἐκληρονόμησαν οἱ υἱοὶ Συμεων ἐν μέσῳ τοῦ κλήρου αὐτῶν. </text:span></text:p>
            </table:table-cell>
            <table:table-cell table:style-name="Table1.A1" office:value-type="string">
              <text:p text:style-name="P8" loext:marker-style-name="T12"><text:span text:style-name="T13">1</text:span><text:span text:style-name="T14"> Καὶ ἐξῆλθεν ὁ κλῆρος ὁ δεύτερος τῷ Συμεων, καὶ ἐγενήθη ἡ κληρονομία αὐτῶν ἀνὰ μέσον κλήρου υἱῶν Ιουδα. </text:span><text:span text:style-name="T13">2</text:span><text:span text:style-name="T14"> καὶ ἐγενήθη ὁ κλῆρος αὐτῶν Βηρσαβεε καὶ Σαβεε καὶ Μωλαδα </text:span><text:span text:style-name="T13">3</text:span><text:span text:style-name="T14"> καὶ Ασερσουαλ καὶ Βαθουλ καὶ Βωλα καὶ Ασομ </text:span><text:span text:style-name="T13">4</text:span><text:span text:style-name="T14"> καὶ Ελθουλαδ καὶ Ερμα </text:span><text:span text:style-name="T13">5</text:span><text:span text:style-name="T14"> καὶ Σεκελα καὶ Βαιθαμμαρχαβωθ καὶ Ασερσουσιμ </text:span><text:span text:style-name="T13">6</text:span><text:span text:style-name="T14"> καὶ Βαιθλαβαθ καὶ οἱ ἀγροὶ αὐτῶν, πόλεις δέκα τρεῖς καὶ αἱ κῶμαι αὐτῶν· </text:span><text:span text:style-name="T13">7</text:span><text:span text:style-name="T14"> Αιν καὶ Ρεμμων καὶ Εθερ καὶ Ασαν, πόλεις τέσσαρες καὶ αἱ κῶμαι αὐτῶν </text:span><text:span text:style-name="T13">8</text:span><text:span text:style-name="T14"> αἱ περικύκλῳ τῶν πόλεων τούτων ἕως Βααλεθβηρραμωθ πορευομένων Ιαμεθ κατὰ λίβα. αὕτη ἡ κληρονομία φυλῆς υἱῶν Συμεων κατὰ δήμους αὐτῶν. </text:span><text:span text:style-name="T13">9</text:span><text:span text:style-name="T14"> ἀπὸ τοῦ κλήρου Ιουδα ἡ κληρονομία φυλῆς υἱῶν Συμεων, ὅτι ἐγενήθη μερὶς υἱῶν Ιουδα μείζων τῆς αὐτῶν· καὶ ἐκληρονόμησαν οἱ υἱοὶ Συμεων ἐν μέσῳ τοῦ κλήρου αὐτῶν. </text:span></text:p>
            </table:table-cell>
          </table:table-row>
          <table:table-row table:style-name="Table1.1">
            <table:table-cell table:style-name="Table1.A1" office:value-type="string">
              <text:p text:style-name="P8" loext:marker-style-name="T5"><text:span text:style-name="T4">10</text:span><text:span text:style-name="T3"> Καὶ ἐξῆλθεν ὁ κλῆρος ὁ τρίτος τῷ Ζαβουλων κατὰ δήμους αὐτῶν. ἔσται τὰ ὅρια τῆς κληρονομίας αὐτῶν Εσεδεκ </text:span><text:span text:style-name="T4">11</text:span><text:span text:style-name="T3"> Γωλα· </text:span><text:soft-page-break/><text:span text:style-name="T3">ὅρια αὐτῶν ἡ θάλασσα καὶ Μαραγελλα καὶ συνάψει ἐπὶ Βαιθαραβα εἰς τὴν φάραγγα, ἥ ἐστιν κατὰ πρόσωπον Ιεκμαν, </text:span><text:span text:style-name="T4">12</text:span><text:span text:style-name="T3"> καὶ ἀνέστρεψεν ἀπὸ Σεδδουκ ἐξ ἐναντίας ἀπ’ ἀνατολῶν Βαιθσαμυς ἐπὶ τὰ ὅρια Χασελωθαιθ καὶ διελεύσεται ἐπὶ Δαβιρωθ καὶ προσαναβήσεται ἐπὶ Φαγγαι </text:span><text:span text:style-name="T4">13</text:span><text:span text:style-name="T3"> καὶ ἐκεῖθεν περιελεύσεται ἐξ ἐναντίας ἐπ’ ἀνατολὰς ἐπὶ Γεβερε ἐπὶ πόλιν Κατασεμ καὶ διελεύσεται ἐπὶ Ρεμμωνα Αμαθαρ Αοζα </text:span><text:span text:style-name="T4">14</text:span><text:span text:style-name="T3"> καὶ περιελεύσεται ὅρια ἐπὶ βορρᾶν ἐπὶ Αμωθ, καὶ ἔσται ἡ διέξοδος αὐτῶν ἐπὶ Γαιφαηλ </text:span><text:span text:style-name="T4">15</text:span><text:span text:style-name="T3"> καὶ Καταναθ καὶ Ναβααλ καὶ Συμοων καὶ Ιεριχω καὶ Βαιθμαν. </text:span><text:span text:style-name="T4">16</text:span><text:span text:style-name="T3"> αὕτη ἡ κληρονομία φυλῆς υἱῶν Ζαβουλων κατὰ δήμους αὐτῶν, πόλεις καὶ αἱ κῶμαι αὐτῶν. </text:span></text:p>
            </table:table-cell>
            <table:table-cell table:style-name="Table1.A1" office:value-type="string">
              <text:p text:style-name="P8" loext:marker-style-name="T12"><text:span text:style-name="T13">10</text:span><text:span text:style-name="T14"> Καὶ ἐξῆλθεν ὁ κλῆρος ὁ τρίτος τῷ Ζαβουλων κατὰ δήμους αὐτῶν. καὶ ἔσται τὰ ὅρια τῆς κληρονομίας αὐτῶν ἕως Σαριδ· </text:span><text:soft-page-break/><text:span text:style-name="T13">11</text:span><text:span text:style-name="T14"> τὰ ὅρια αὐτῶν ἡ θάλασσα καὶ Μαραλα καὶ συνάψει ἐπὶ Δαβασθαι εἰς τὴν φάραγγα, ἥ ἐστιν κατὰ πρόσωπον Ιεκναμ, </text:span><text:span text:style-name="T13">12</text:span><text:span text:style-name="T14"> καὶ ἀναστρέψει ἀπὸ Σαριδ ἐξ ἐναντίας ἀπὸ ἀνατολῶν Σαμς ἐπὶ τὰ ὅρια Χασαλωθ Θαβωρ καὶ διελεύσεται ἐπὶ Δαβραθ καὶ προσαναβήσεται ἐπὶ Ιαφαγαι </text:span><text:span text:style-name="T13">13</text:span><text:span text:style-name="T14"> καὶ ἐκεῖθεν περιελεύσεται ἐξ ἐναντίας ἐπ’ ἀνατολὰς ἐπὶ Γεθθα ἐπὶ πόλιν Κασιμ καὶ διελεύσεται ἐπὶ Ρεμμων Αμμαθαριμ Αννουα </text:span><text:span text:style-name="T13">14</text:span><text:span text:style-name="T14"> καὶ περιελεύσεται ἐπὶ τὰ ὅρια βορρᾶ ἐπὶ Ενναθωθ, καὶ ἔσται ἡ διέξοδος αὐτῶν ἐπὶ Γαιιεφθαηλ </text:span><text:span text:style-name="T13">15</text:span><text:span text:style-name="T14"> καὶ Κατταθ καὶ Νααλωλ καὶ Σεμρων καὶ Ιαδηλα καὶ Βαιθλεεμ. </text:span><text:span text:style-name="T13">16</text:span><text:span text:style-name="T14"> αὕτη ἡ κληρονομία τῆς φυλῆς υἱῶν Ζαβουλων κατὰ δήμους αὐτῶν, αἱ πόλεις αὗται καὶ αἱ κῶμαι αὐτῶν. </text:span></text:p>
            </table:table-cell>
          </table:table-row>
          <table:table-row table:style-name="Table1.1">
            <table:table-cell table:style-name="Table1.A1" office:value-type="string">
              <text:p text:style-name="P8" loext:marker-style-name="T5"><text:span text:style-name="T4">17</text:span><text:span text:style-name="T3"> Καὶ τῷ Ισσαχαρ ἐξῆλθεν ὁ κλῆρος ὁ τέταρτος. </text:span><text:span text:style-name="T4">18</text:span><text:span text:style-name="T3"> καὶ ἐγενήθη τὰ ὅρια αὐτῶν Ιαζηλ καὶ Χασαλωθ καὶ Σουναν </text:span><text:span text:style-name="T4">19</text:span><text:span text:style-name="T3"> καὶ Αγιν καὶ Σιωνα καὶ Ρεηρωθ καὶ Αναχερεθ </text:span><text:span text:style-name="T4">20</text:span><text:span text:style-name="T3"> καὶ Δαβιρων καὶ Κισων καὶ Ρεβες </text:span><text:span text:style-name="T4">21</text:span><text:span text:style-name="T3"> καὶ Ρεμμας καὶ Ιεων καὶ Τομμαν καὶ Αιμαρεκ καὶ Βηρσαφης, </text:span><text:span text:style-name="T4">22</text:span><text:span text:style-name="T3"> καὶ συνάψει τὰ ὅρια ἐπὶ Γαιθβωρ καὶ ἐπὶ Σαλιμ κατὰ θάλασσαν καὶ Βαιθσαμυς, καὶ ἔσται αὐτοῦ ἡ διέξοδος τῶν ὁρίων ὁ Ιορδάνης. </text:span><text:span text:style-name="T4">23</text:span><text:span text:style-name="T3"> αὕτη ἡ κληρονομία φυλῆς υἱῶν Ισσαχαρ κατὰ δήμους αὐτῶν, αἱ πόλεις καὶ αἱ κῶμαι αὐτῶν. </text:span></text:p>
            </table:table-cell>
            <table:table-cell table:style-name="Table1.A1" office:value-type="string">
              <text:p text:style-name="P8" loext:marker-style-name="T12"><text:span text:style-name="T13">17</text:span><text:span text:style-name="T15"> </text:span><text:span text:style-name="T14">Καὶ τῷ Ισσαχαρ ἐξῆλθεν ὁ κλῆρος ὁ τέταρτος. </text:span><text:span text:style-name="T13">18</text:span><text:span text:style-name="T15"> </text:span><text:span text:style-name="T14">καὶ ἐγενήθη τὰ ὅρια αὐτῶν Ιεζραελ καὶ Αχασελωθ καὶ Σουναμ </text:span><text:span text:style-name="T13">19</text:span><text:span text:style-name="T15"> </text:span><text:span text:style-name="T14">καὶ Αφεραιμ καὶ Σιαν καὶ Ρεναθ καὶ Αναρεθ </text:span><text:span text:style-name="T13">20</text:span><text:span text:style-name="T15"> </text:span><text:span text:style-name="T14">καὶ Ραββωθ καὶ Κεσιων καὶ Αεμε </text:span><text:span text:style-name="T13">21</text:span><text:span text:style-name="T15"> </text:span><text:span text:style-name="T14">καὶ Ραμαθ καὶ Ηνγαννιμ καὶ Ηναδδα καὶ Βαιθφασης, </text:span><text:span text:style-name="T13">22</text:span><text:span text:style-name="T15"> </text:span><text:span text:style-name="T14">καὶ συνάψει τὰ ὅρια ἐπὶ Θαβωθ καὶ ἐπὶ Σασιμα κατὰ θάλασσαν καὶ Βαιθσμας, καὶ ἔσται ἡ διέξοδος τῶν ὁρίων αὐτῶν ὁ Ιορδάνης. </text:span><text:span text:style-name="T13">23</text:span><text:span text:style-name="T15"> </text:span><text:span text:style-name="T14">αὕτη ἡ κληρονομία φυλῆς υἱῶν Ισσαχαρ κατὰ δήμους αὐτῶν, αἱ πόλεις καὶ αἱ ἐπαύλεις αὐτῶν. </text:span></text:p>
            </table:table-cell>
          </table:table-row>
          <table:table-row table:style-name="Table1.1">
            <table:table-cell table:style-name="Table1.A1" office:value-type="string">
              <text:p text:style-name="P8" loext:marker-style-name="T5"><text:span text:style-name="T4">24</text:span><text:span text:style-name="T3"> Καὶ ἐξῆλθεν ὁ κλῆρος ὁ πέμπτος Ασηρ. </text:span><text:span text:style-name="T4">25</text:span><text:span text:style-name="T3"> καὶ ἐγενήθη τὰ ὅρια αὐτῶν ἐξ Ελεκεθ καὶ Αλεφ καὶ Βαιθοκ καὶ Κεαφ </text:span><text:span text:style-name="T4">26</text:span><text:span text:style-name="T3"> καὶ Ελιμελεκ καὶ Αμιηλ καὶ Μαασα καὶ συνάψει τῷ Καρμήλῳ κατὰ θάλασσαν καὶ τῷ Σιων καὶ Λαβαναθ </text:span><text:span text:style-name="T4">27</text:span><text:span text:style-name="T3"> καὶ ἐπιστρέψει ἀπ’ ἀνατολῶν ἡλίου καὶ Βαιθεγενεθ καὶ συνάψει τῷ Ζαβουλων καὶ ἐκ Γαι καὶ Φθαιηλ κατὰ βορρᾶν, καὶ εἰσελεύσεται ὅρια Σαφθαιβαιθμε καὶ Ιναηλ καὶ διελεύσεται εἰς Χωβα μασομελ </text:span><text:span text:style-name="T4">28</text:span><text:span text:style-name="T3"> καὶ Ελβων καὶ Ρααβ καὶ Εμεμαων καὶ Κανθαν ἕως Σιδῶνος τῆς μεγάλης, </text:span><text:span text:style-name="T4">29</text:span><text:span text:style-name="T3"> καὶ ἀναστρέψει τὰ ὅρια εἰς Ραμα καὶ ἕως πηγῆς Μασφασσατ καὶ τῶν Τυρίων, καὶ ἀναστρέψει τὰ ὅρια ἐπὶ Ιασιφ, καὶ ἔσται ἡ διέξοδος </text:span><text:soft-page-break/><text:span text:style-name="T3">αὐτοῦ ἡ θάλασσα καὶ ἀπὸ Λεβ καὶ Εχοζοβ </text:span><text:span text:style-name="T4">30</text:span><text:span text:style-name="T3"> καὶ Αρχωβ καὶ Αφεκ καὶ Ρααυ. </text:span><text:span text:style-name="T4">31</text:span><text:span text:style-name="T3"> αὕτη ἡ κληρονομία φυλῆς υἱῶν Ασηρ κατὰ δήμους αὐτῶν, πόλεις καὶ αἱ κῶμαι αὐτῶν. </text:span><text:span text:style-name="T4">32</text:span><text:span text:style-name="T3"> Καὶ τῷ Νεφθαλι ἐξῆλθεν ὁ κλῆρος ὁ ἕκτος. </text:span><text:span text:style-name="T4">33</text:span><text:span text:style-name="T3"> καὶ ἐγενήθη τὰ ὅρια αὐτῶν Μοολαμ καὶ Μωλα καὶ Βεσεμιιν καὶ Αρμε καὶ Ναβωκ καὶ Ιεφθαμαι ἕως Δωδαμ, καὶ ἐγενήθησαν αἱ διέξοδοι αὐτοῦ ὁ Ιορδάνης· </text:span><text:span text:style-name="T4">34</text:span><text:span text:style-name="T3"> καὶ ἐπιστρέψει τὰ ὅρια ἐπὶ θάλασσαν Εναθ Θαβωρ καὶ διελεύσεται ἐκεῖθεν Ιακανα καὶ συνάψει τῷ Ζαβουλων ἀπὸ νότου καὶ Ασηρ συνάψει κατὰ θάλασσαν, καὶ ὁ Ιορδάνης ἀπ’ ἀνατολῶν ἡλίου. </text:span><text:span text:style-name="T4">35</text:span><text:span text:style-name="T3"> καὶ αἱ πόλεις τειχήρεις τῶν Τυρίων Τύρος καὶ Ωμαθα, Δακεθ καὶ Κενερεθ </text:span><text:span text:style-name="T4">36</text:span><text:span text:style-name="T3"> καὶ Αρμαιθ καὶ Αραηλ καὶ Ασωρ </text:span><text:span text:style-name="T4">37</text:span><text:span text:style-name="T3"> καὶ Καδες καὶ Ασσαρι καὶ πηγὴ Ασορ </text:span><text:span text:style-name="T4">38</text:span><text:span text:style-name="T3"> καὶ Κερωε καὶ Μεγαλα, Αριμ καὶ Βαιθθαμε καὶ Θεσσαμυς. 39 αὕτη ἡ κληρονομία φυλῆς υἱῶν Νεφθαλι. </text:span><text:span text:style-name="T4">40</text:span><text:span text:style-name="T3"> Καὶ τῷ Δαν ἐξῆλθεν ὁ κλῆρος ὁ ἕβδομος. </text:span><text:span text:style-name="T4">41</text:span><text:span text:style-name="T3"> καὶ ἐγενήθη τὰ ὅρια αὐτῶν Σαραθ καὶ Ασα, πόλεις Σαμμαυς </text:span><text:span text:style-name="T4">42</text:span><text:span text:style-name="T3"> καὶ Σαλαβιν καὶ Αμμων καὶ Σιλαθα </text:span><text:span text:style-name="T4">43</text:span><text:span text:style-name="T3"> καὶ Αιλων καὶ Θαμναθα καὶ Ακκαρων </text:span><text:span text:style-name="T4">44</text:span><text:span text:style-name="T3"> καὶ Αλκαθα καὶ Βεγεθων καὶ Γεβεελαν </text:span><text:span text:style-name="T4">45</text:span><text:span text:style-name="T3"> καὶ Αζωρ καὶ Βαναιβακατ καὶ Γεθρεμμων, </text:span><text:span text:style-name="T4">46</text:span><text:span text:style-name="T3"> καὶ ἀπὸ θαλάσσης Ιερακων ὅριον πλησίον Ιόππης. </text:span><text:span text:style-name="T4">47</text:span><text:span text:style-name="T3"> αὕτη ἡ κληρονομία φυλῆς υἱῶν Δαν κατὰ δήμους αὐτῶν, αἱ πόλεις αὐτῶν καὶ αἱ κῶμαι αὐτῶν. </text:span><text:span text:style-name="T4">47a</text:span><text:span text:style-name="T3"> καὶ οὐκ ἐξέθλιψαν οἱ υἱοὶ Δαν τὸν Αμορραῖον τὸν θλίβοντα αὐτοὺς ἐν τῷ ὄρει· καὶ οὐκ εἴων αὐτοὺς οἱ Αμορραῖοι καταβῆναι εἰς τὴν κοιλάδα καὶ ἔθλιψαν ἀπ’ αὐτῶν τὸ ὅριον τῆς μερίδος αὐτῶν. </text:span><text:span text:style-name="T4">48</text:span><text:span text:style-name="T3"> καὶ ἐπορεύθησαν οἱ υἱοὶ Ιουδα καὶ ἐπολέμησαν τὴν Λαχις καὶ κατελάβοντο αὐτὴν καὶ ἐπάταξαν αὐτὴν ἐν στόματι μαχαίρας καὶ κατῴκησαν αὐτὴν καὶ ἐκάλεσαν τὸ ὄνομα αὐτῆς Λασενδακ. </text:span><text:span text:style-name="T4">48a</text:span><text:span text:style-name="T3"> καὶ ὁ Αμορραῖος ὑπέμεινεν τοῦ κατοικεῖν ἐν Ελωμ καὶ ἐν Σαλαμιν· καὶ ἐβαρύνθη ἡ χεὶρ τοῦ Εφραιμ ἐπ’ αὐτούς, καὶ ἐγένοντο αὐτοῖς εἰς φόρον. </text:span></text:p>
            </table:table-cell>
            <table:table-cell table:style-name="Table1.A1" office:value-type="string">
              <text:p text:style-name="P8" loext:marker-style-name="T14"><text:span text:style-name="T13">24</text:span><text:span text:style-name="T15"> </text:span><text:span text:style-name="T14">Καὶ ἐξῆλθεν ὁ κλῆρος ὁ πέμπτος Ασηρ κατὰ δήμους αὐτῶν. </text:span><text:span text:style-name="T13">25</text:span><text:span text:style-name="T15"> </text:span><text:span text:style-name="T14">καὶ ἐγενήθη τὰ ὅρια αὐτῶν Χελκαθ καὶ Οολι καὶ Βατνε καὶ Αχσαφ </text:span><text:span text:style-name="T13">26</text:span><text:span text:style-name="T15"> </text:span><text:span text:style-name="T14">καὶ Αμαδ καὶ Μασαλ καὶ συνάψει τῷ Καρμήλῳ κατὰ θάλασσαν καὶ τῷ Σιωρ καὶ Λαβαναθ </text:span><text:span text:style-name="T13">27</text:span><text:span text:style-name="T15"> </text:span><text:span text:style-name="T14">καὶ ἐπιστρέψει ἀπ’ ἀνατολῶν ἡλίου Βηθδαγων καὶ συνάψει τῷ Ζαβουλων καὶ ἐν Γαι Ιεφθαηλ κατὰ βορρᾶν, καὶ εἰσελεύσεται τὰ ὅρια Σαφθαβηθαεμεκ καὶ πορεύσεται τὸ μεθόριον Ανιηλ καὶ διελεύσεται εἰς Χαβωλ ἀπὸ ἀριστερῶν </text:span><text:span text:style-name="T13">28</text:span><text:span text:style-name="T15"> </text:span><text:span text:style-name="T14">καὶ Αχραν καὶ Ροωβ καὶ Αμων καὶ Κανα ἕως Σιδῶνος τῆς μεγάλης, </text:span><text:span text:style-name="T13">29</text:span><text:span text:style-name="T15"> </text:span><text:span text:style-name="T14">καὶ ἀναστρέψει τὰ ὅρια εἰς Ραμα καὶ ἕως πόλεως ὀχυρώματος τῶν Τυρίων, καὶ ἀναστρέψει τὰ ὅρια ἐπὶ </text:span><text:soft-page-break/><text:span text:style-name="T14">Ωσα, καὶ ἔσται ἡ διέξοδος αὐτοῦ ἡ θάλασσα καὶ ἀπὸ τοῦ σχοινίσματος Αχζιφ </text:span><text:span text:style-name="T13">30</text:span><text:span text:style-name="T15"> </text:span><text:span text:style-name="T14">καὶ Αμμα καὶ Αφεκ καὶ Ραωβ, πόλεις εἴκοσι δύο. </text:span><text:span text:style-name="T13">31</text:span><text:span text:style-name="T15"> </text:span><text:span text:style-name="T14">αὕτη ἡ κληρονομία φυλῆς υἱῶν Ασηρ κατὰ δήμους αὐτῶν, πόλεις αὐτῶν καὶ αἱ κῶμαι αὐτῶν. </text:span><text:span text:style-name="T13">32</text:span><text:span text:style-name="T15"> </text:span><text:span text:style-name="T14">Καὶ τῷ Νεφθαλι ἐξῆλθεν ὁ κλῆρος ὁ ἕκτος. </text:span><text:span text:style-name="T13">33</text:span><text:span text:style-name="T15"> </text:span><text:span text:style-name="T14">καὶ ἐγένετο τὰ ὅρια αὐτῶν Μεελεφ καὶ Μαηλων καὶ Βεσενανιμ καὶ Αρμαι καὶ Νακεβ καὶ Ιαβνηλ ἕως Λακου, καὶ ἐγενήθησαν αἱ διέξοδοι αὐτοῦ ὁ Ιορδάνης· </text:span><text:span text:style-name="T13">34</text:span><text:span text:style-name="T15"> </text:span><text:span text:style-name="T14">καὶ ἐπιστρέψει τὰ ὅρια ἐπὶ θάλασσαν Αζανωθ Θαβωρ καὶ διελεύσεται ἐκεῖθεν εἰς Ικωκ καὶ συνάψει τῷ Ζαβουλων ἀπὸ νότου καὶ τῷ Ασηρ συνάψει κατὰ θάλασσαν, καὶ ὁ Ιορδάνης ἀπ’ ἀνατολῶν ἡλίου. </text:span><text:span text:style-name="T13">35</text:span><text:span text:style-name="T15"> </text:span><text:span text:style-name="T14">καὶ πόλεις τειχήρεις τῶν Τυρίων Τύρος καὶ Αμαθ καὶ Ρεκκαθ καὶ Χενερεθ </text:span><text:span text:style-name="T13">36</text:span><text:span text:style-name="T15"> </text:span><text:span text:style-name="T14">καὶ Αδαμι καὶ Ραμα καὶ Ασωρ </text:span><text:span text:style-name="T13">37</text:span><text:span text:style-name="T15"> </text:span><text:span text:style-name="T14">καὶ Κεδες καὶ Εδραι καὶ πηγὴ Ασορ </text:span><text:span text:style-name="T13">38</text:span><text:span text:style-name="T15"> </text:span><text:span text:style-name="T14">καὶ Ιαριων καὶ Μαγδαλιηλ, Ωραμ καὶ Βαιθαναθ καὶ Θασμους, πόλεις δέκα ἐννέα. </text:span><text:span text:style-name="T13">39</text:span><text:span text:style-name="T15"> </text:span><text:span text:style-name="T14">αὕτη ἡ κληρονομία φυλῆς υἱῶν Νεφθαλι. </text:span><text:span text:style-name="T13">40</text:span><text:span text:style-name="T15"> </text:span><text:span text:style-name="T14">Καὶ τῷ Δαν ἐξῆλθεν ὁ κλῆρος ὁ ἕβδομος. </text:span><text:span text:style-name="T13">41</text:span><text:span text:style-name="T15"> </text:span><text:span text:style-name="T14">καὶ ἐγενήθη τὰ ὅρια αὐτῶν Σαραα καὶ Εσθαολ καὶ πόλις Σαμες </text:span><text:span text:style-name="T13">42</text:span><text:span text:style-name="T15"> </text:span><text:span text:style-name="T14">καὶ Σαλαβιν καὶ Ιααλων καὶ Ιεθλα </text:span><text:span text:style-name="T13">43</text:span><text:span text:style-name="T15"> </text:span><text:span text:style-name="T14">καὶ Αιλων καὶ Θαμνα καὶ Ακκαρων </text:span><text:span text:style-name="T13">44</text:span><text:span text:style-name="T15"> </text:span><text:span text:style-name="T14">καὶ Ελθεκω καὶ Γαβαθων καὶ Βααλων </text:span><text:span text:style-name="T13">45</text:span><text:span text:style-name="T15"> </text:span><text:span text:style-name="T14">καὶ Ιουθ καὶ Βανηβαρακ καὶ Γεθρεμμων,</text:span></text:p>
              <text:h text:style-name="P9" text:outline-level="2" loext:marker-style-name="T16"><text:span text:style-name="T16">…</text:span><text:span text:style-name="T16"/></text:h>
            </table:table-cell>
          </table:table-row>
          <text:soft-page-break/>
          <table:table-row table:style-name="Table1.1">
            <table:table-cell table:style-name="Table1.A1" table:number-columns-spanned="2" office:value-type="string">
              <text:p text:style-name="P8" loext:marker-style-name="T3"><text:span text:style-name="T4">49</text:span><text:span text:style-name="T3"> Καὶ ἐπορεύθησαν ἐμβατεῦσαι τὴν γῆν κατὰ τὸ ὅριον αὐτῶν. καὶ ἔδωκαν οἱ υἱοὶ Ισραηλ κλῆρον Ἰησοῖ τῷ υἱῷ Ναυη ἐν αὐτοῖς </text:span><text:span text:style-name="T4">50</text:span><text:span text:style-name="T3"> διὰ προστάγματος τοῦ θεοῦ· καὶ ἔδωκαν αὐτῷ τὴν πόλιν, ἣν ᾐτήσατο, Θαμνασαραχ, ἥ ἐστιν ἐν τῷ ὄρει Εφραιμ· καὶ ᾠκοδόμησεν τὴν πόλιν καὶ κατῴκει ἐν αὐτῇ. </text:span></text:p>
              <text:h text:style-name="P9" text:outline-level="2" loext:marker-style-name="T9"><text:span text:style-name="T17">51</text:span><text:span text:style-name="T18"> </text:span><text:span text:style-name="T19">Αὗται αἱ διαιρέσεις, ἃς κατεκληρονόμησεν Ελεαζαρ ὁ ἱερεὺς καὶ Ἰησοῦς ὁ τοῦ Ναυη καὶ οἱ ἄρχοντες τῶν πατριῶν ἐν ταῖς φυλαῖς Ισραηλ κατὰ κλήρους ἐν Σηλω ἐναντίον κυρίου παρὰ τὰς θύρας τῆς σκηνῆς τοῦ μαρτυρίου· καὶ ἐπορεύθησαν ἐμβατεῦσαι τὴν γῆν.</text:span></text:h>
            </table:table-cell>
            <table:covered-table-cell/>
          </table:table-row>
        </table:table>
      </text:section>
      <text:section text:style-name="Sect1" text:name="Section19">
        <text:h text:style-name="P3" text:outline-level="2" loext:marker-style-name="T2"><text:span text:style-name="T2">Ιησουσ 20</text:span><text:span text:style-name="T2"/></text:h>
        <text:p text:style-name="P2" loext:marker-style-name="T3"><text:span text:style-name="T4">1</text:span><text:span text:style-name="T20"> </text:span><text:span text:style-name="T3">Καὶ ἐλάλησεν κύριος τῷ Ἰησοῖ λέγων </text:span><text:span text:style-name="T4">2</text:span><text:span text:style-name="T3"> Λάλησον τοῖς υἱοῖς Ισραηλ λέγων Δότε τὰς πόλεις τῶν φυγαδευτηρίων, ἃς εἶπα πρὸς ὑμᾶς διὰ Μωυσῆ, </text:span><text:span text:style-name="T4">3</text:span><text:span text:style-name="T3"> φυγαδευτήριον τῷ φονευτῇ τῷ πατάξαντι ψυχὴν ἀκουσίως, καὶ ἔσονται ὑμῖν αἱ πόλεις φυγαδευτήριον, καὶ οὐκ ἀποθανεῖται ὁ φονευτὴς ὑπὸ τοῦ ἀγχιστεύοντος τὸ αἷμα, ἕως ἂν καταστῇ ἐναντίον τῆς συναγωγῆς εἰς κρίσιν. </text:span><text:span text:style-name="T4">7</text:span><text:span text:style-name="T3"> καὶ διέστειλεν τὴν Καδης ἐν τῇ Γαλιλαίᾳ ἐν τῷ ὄρει τῷ Νεφθαλι καὶ Συχεμ ἐν τῷ ὄρει τῷ Εφραιμ καὶ τὴν πόλιν Αρβοκ [αὕτη ἐστὶν Χεβρων] ἐν τῷ ὄρει τῷ Ιουδα. </text:span><text:span text:style-name="T4">8</text:span><text:span text:style-name="T3"> καὶ ἐν τῷ πέραν τοῦ Ιορδάνου ἔδωκεν Βοσορ ἐν τῇ ἐρήμῳ ἐν τῷ πεδίῳ ἀπὸ τῆς φυλῆς Ρουβην καὶ Αρημωθ ἐν τῇ Γαλααδ ἐκ τῆς φυλῆς Γαδ καὶ τὴν Γαυλων ἐν τῇ Βασανίτιδι ἐκ τῆς φυλῆς Μανασση. </text:span><text:span text:style-name="T4">9</text:span><text:span text:style-name="T3"> αὗται αἱ πόλεις αἱ ἐπίκλητοι τοῖς υἱοῖς Ισραηλ καὶ τῷ προσηλύτῳ τῷ προσκειμένῳ ἐν αὐτοῖς καταφυγεῖν ἐκεῖ παντὶ παίοντι ψυχὴν ἀκουσίως, ἵνα μὴ ἀποθάνῃ ἐν χειρὶ τοῦ ἀγχιστεύοντος τὸ αἷμα, ἕως ἂν καταστῇ ἔναντι τῆς συναγωγῆς εἰς κρίσιν. </text:span></text:p>
      </text:section>
      <text:section text:style-name="Sect1" text:name="Section20">
        <text:h text:style-name="P3" text:outline-level="2" loext:marker-style-name="T2"><text:span text:style-name="T2">Ιησουσ 21</text:span><text:span text:style-name="T2"/></text:h>
        <text:p text:style-name="P2" loext:marker-style-name="T3"><text:span text:style-name="T4">1</text:span><text:span text:style-name="T3"> Καὶ προσήλθοσαν οἱ ἀρχιπατριῶται τῶν υἱῶν Λευι πρὸς Ελεαζαρ τὸν ἱερέα καὶ πρὸς Ἰησοῦν τὸν τοῦ Ναυη καὶ πρὸς τοὺς ἀρχιφύλους πατριῶν ἐκ τῶν φυλῶν Ισραηλ </text:span><text:span text:style-name="T4">2</text:span><text:span text:style-name="T3"> καὶ εἶπον πρὸς αὐτοὺς ἐν Σηλω ἐν γῇ Χανααν λέγοντες Ἐνετείλατο κύριος ἐν χειρὶ Μωυσῆ δοῦναι ἡμῖν πόλεις κατοικεῖν καὶ τὰ περισπόρια τοῖς κτήνεσιν ἡμῶν. </text:span><text:span text:style-name="T4">3</text:span><text:span text:style-name="T3"> καὶ ἔδωκαν οἱ υἱοὶ Ισραηλ τοῖς Λευίταις ἐν τῷ κατακληρονομεῖν διὰ προστάγματος κυρίου τὰς πόλεις καὶ τὰ περισπόρια αὐτῶν. </text:span><text:span text:style-name="T4">4</text:span><text:span text:style-name="T3"> καὶ ἐξῆλθεν ὁ κλῆρος τῷ δήμῳ Κααθ, καὶ ἐγένετο τοῖς υἱοῖς Ααρων τοῖς ἱερεῦσιν τοῖς Λευίταις ἀπὸ φυλῆς Ιουδα καὶ ἀπὸ φυλῆς Συμεων καὶ ἀπὸ φυλῆς Βενιαμιν κληρωτὶ πόλεις δέκα τρεῖς </text:span><text:span text:style-name="T4">5</text:span><text:span text:style-name="T3"> καὶ τοῖς υἱοῖς Κααθ τοῖς καταλελειμμένοις ἐκ τῆς φυλῆς Εφραιμ καὶ ἐκ τῆς φυλῆς Δαν καὶ ἀπὸ τοῦ ἡμίσους φυλῆς Μανασση κληρωτὶ πόλεις δέκα· </text:span><text:span text:style-name="T4">6</text:span><text:span text:style-name="T3"> καὶ τοῖς υἱοῖς Γεδσων ἀπὸ τῆς φυλῆς Ισσαχαρ καὶ ἀπὸ τῆς φυλῆς Ασηρ καὶ ἀπὸ τῆς φυλῆς Νεφθαλι καὶ ἀπὸ τοῦ ἡμίσους φυλῆς Μανασση ἐν τῷ Βασαν πόλεις δέκα τρεῖς· </text:span><text:span text:style-name="T4">7</text:span><text:span text:style-name="T3"> καὶ τοῖς υἱοῖς Μεραρι κατὰ δήμους αὐτῶν ἀπὸ φυλῆς Ρουβην καὶ ἀπὸ φυλῆς Γαδ καὶ ἀπὸ φυλῆς Ζαβουλων κληρωτὶ πόλεις δώδεκα. </text:span></text:p>
        <text:p text:style-name="P2" loext:marker-style-name="T3"><text:span text:style-name="T4">8</text:span><text:span text:style-name="T3"> Καὶ ἔδωκαν οἱ υἱοὶ Ισραηλ τοῖς Λευίταις τὰς πόλεις καὶ τὰ περισπόρια αὐτῶν, ὃν τρόπον ἐνετείλατο κύριος τῷ Μωυσῇ, κληρωτί. </text:span><text:span text:style-name="T4">9</text:span><text:span text:style-name="T3"> καὶ ἔδωκεν ἡ φυλὴ υἱῶν Ιουδα καὶ ἡ φυλὴ υἱῶν Συμεων καὶ ἀπὸ τῆς φυλῆς υἱῶν Βενιαμιν τὰς πόλεις, καὶ ἐπεκλήθησαν </text:span><text:span text:style-name="T4">10</text:span><text:span text:style-name="T3"> τοῖς υἱοῖς Ααρων ἀπὸ τοῦ δήμου τοῦ Κααθ τῶν υἱῶν Λευι, ὅτι τούτοις ἐγενήθη ὁ κλῆρος. </text:span><text:span text:style-name="T4">11</text:span><text:span text:style-name="T3"> καὶ ἔδωκεν αὐτοῖς τὴν Καριαθαρβοκ μητρόπολιν τῶν Ενακ </text:span><text:soft-page-break/><text:span text:style-name="T3">[αὕτη ἐστὶν Χεβρων] ἐν τῷ ὄρει Ιουδα· τὰ δὲ περισπόρια κύκλῳ αὐτῆς </text:span><text:span text:style-name="T4">12</text:span><text:span text:style-name="T3"> καὶ τοὺς ἀγροὺς τῆς πόλεως καὶ τὰς κώμας αὐτῆς ἔδωκεν Ἰησοῦς τοῖς υἱοῖς Χαλεβ υἱοῦ Ιεφοννη ἐν κατασχέσει· </text:span><text:span text:style-name="T4">13</text:span><text:span text:style-name="T3"> καὶ τοῖς υἱοῖς Ααρων τὴν πόλιν φυγαδευτήριον τῷ φονεύσαντι τὴν Χεβρων καὶ τὰ ἀφωρισμένα τὰ σὺν αὐτῇ καὶ τὴν Λεμνα καὶ τὰ ἀφωρισμένα τὰ πρὸς αὐτῇ </text:span><text:span text:style-name="T4">14</text:span><text:span text:style-name="T3"> καὶ τὴν Αιλωμ καὶ τὰ ἀφωρισμένα αὐτῇ καὶ τὴν Τεμα καὶ τὰ ἀφωρισμένα αὐτῇ </text:span><text:span text:style-name="T4">15</text:span><text:span text:style-name="T3"> καὶ τὴν Γελλα καὶ τὰ ἀφωρισμένα αὐτῇ καὶ τὴν Δαβιρ καὶ τὰ ἀφωρισμένα αὐτῇ </text:span><text:span text:style-name="T4">16</text:span><text:span text:style-name="T3"> καὶ Ασα καὶ τὰ ἀφωρισμένα αὐτῇ καὶ Τανυ καὶ τὰ ἀφωρισμένα αὐτῇ καὶ Βαιθσαμυς καὶ τὰ ἀφωρισμένα αὐτῇ, πόλεις ἐννέα παρὰ τῶν δύο φυλῶν τούτων. </text:span><text:span text:style-name="T4">17</text:span><text:span text:style-name="T3"> καὶ παρὰ τῆς φυλῆς Βενιαμιν τὴν Γαβαων καὶ τὰ ἀφωρισμένα αὐτῇ καὶ Γαθεθ καὶ τὰ ἀφωρισμένα αὐτῇ </text:span><text:span text:style-name="T4">18</text:span><text:span text:style-name="T3"> καὶ Αναθωθ καὶ τὰ ἀφωρισμένα αὐτῇ καὶ Γαμαλα καὶ τὰ ἀφωρισμένα αὐτῇ, πόλεις τέσσαρες. </text:span><text:span text:style-name="T4">19</text:span><text:span text:style-name="T3"> πᾶσαι αἱ πόλεις υἱῶν Ααρων τῶν ἱερέων δέκα τρεῖς. </text:span></text:p>
        <text:p text:style-name="P2" loext:marker-style-name="T3"><text:span text:style-name="T4">20</text:span><text:span text:style-name="T3"> Καὶ τοῖς δήμοις υἱοῖς Κααθ τοῖς Λευίταις τοῖς καταλελειμμένοις ἀπὸ τῶν υἱῶν Κααθ καὶ ἐγενήθη πόλις τῶν ὁρίων αὐτῶν ἀπὸ φυλῆς Εφραιμ, </text:span><text:span text:style-name="T4">21</text:span><text:span text:style-name="T3"> καὶ ἔδωκαν αὐτοῖς τὴν πόλιν τοῦ φυγαδευτηρίου τὴν τοῦ φονεύσαντος τὴν Συχεμ καὶ τὰ ἀφωρισμένα αὐτῇ καὶ Γαζαρα καὶ τὰ πρὸς αὐτὴν καὶ τὰ ἀφωρισμένα αὐτῇ </text:span><text:span text:style-name="T4">22</text:span><text:span text:style-name="T3"> καὶ τὴν Καβσαιμ καὶ τὰ ἀφωρισμένα τὰ πρὸς αὐτῇ καὶ τὴν ἄνω Βαιθωρων καὶ τὰ ἀφωρισμένα αὐτῇ, πόλεις τέσσαρες. </text:span><text:span text:style-name="T4">23</text:span><text:span text:style-name="T3"> καὶ ἐκ τῆς φυλῆς Δαν τὴν Ελκωθαιμ καὶ τὰ ἀφωρισμένα αὐτῇ καὶ τὴν Γεθεδαν καὶ τὰ ἀφωρισμένα αὐτῇ </text:span><text:span text:style-name="T4">24</text:span><text:span text:style-name="T3"> καὶ Αιλων καὶ τὰ ἀφωρισμένα αὐτῇ καὶ Γεθερεμμων καὶ τὰ ἀφωρισμένα αὐτῇ, πόλεις τέσσαρες. </text:span><text:span text:style-name="T4">25</text:span><text:span text:style-name="T3"> καὶ ἀπὸ τοῦ ἡμίσους φυλῆς Μανασση τὴν Ταναχ καὶ τὰ ἀφωρισμένα αὐτῇ καὶ τὴν Ιεβαθα καὶ τὰ ἀφωρισμένα αὐτῇ, πόλεις δύο. </text:span><text:span text:style-name="T4">26</text:span><text:span text:style-name="T3"> πᾶσαι πόλεις δέκα καὶ τὰ ἀφωρισμένα τὰ πρὸς αὐταῖς τοῖς δήμοις υἱῶν Κααθ τοῖς ὑπολελειμμένοις. </text:span></text:p>
        <text:p text:style-name="P2" loext:marker-style-name="T3"><text:span text:style-name="T4">27</text:span><text:span text:style-name="T3"> Καὶ τοῖς υἱοῖς Γεδσων τοῖς Λευίταις ἐκ τοῦ ἡμίσους φυλῆς Μανασση τὰς πόλεις τὰς ἀφωρισμένας τοῖς φονεύσασι, τὴν Γαυλων ἐν τῇ Βασανίτιδι καὶ τὰ ἀφωρισμένα αὐτῇ καὶ τὴν Βοσοραν καὶ τὰ ἀφωρισμένα αὐτῇ, πόλεις δύο </text:span><text:span text:style-name="T4">28</text:span><text:span text:style-name="T3"> καὶ ἐκ τῆς φυλῆς Ισσαχαρ τὴν Κισων καὶ τὰ ἀφωρισμένα αὐτῇ καὶ Δεββα καὶ τὰ ἀφωρισμένα αὐτῇ </text:span><text:span text:style-name="T4">29</text:span><text:span text:style-name="T3"> καὶ τὴν Ρεμμαθ καὶ τὰ ἀφωρισμένα αὐτῇ καὶ Πηγὴν γραμμάτων καὶ τὰ ἀφωρισμένα αὐτῇ, πόλεις τέσσαρες. </text:span><text:span text:style-name="T4">30</text:span><text:span text:style-name="T3"> καὶ ἐκ τῆς φυλῆς Ασηρ τὴν Βασελλαν καὶ τὰ ἀφωρισμένα αὐτῇ καὶ Δαββων καὶ τὰ ἀφωρισμένα αὐτῇ </text:span><text:span text:style-name="T4">31</text:span><text:span text:style-name="T3"> καὶ Χελκατ καὶ τὰ ἀφωρισμένα αὐτῇ καὶ Ρααβ καὶ τὰ ἀφωρισμένα αὐτῇ, πόλεις τέσσαρες. </text:span><text:span text:style-name="T4">32</text:span><text:span text:style-name="T3"> καὶ ἐκ τῆς φυλῆς Νεφθαλι τὴν πόλιν τὴν ἀφωρισμένην τῷ φονεύσαντι τὴν Καδες ἐν τῇ Γαλιλαίᾳ καὶ τὰ ἀφωρισμένα αὐτῇ καὶ τὴν Εμμαθ καὶ τὰ ἀφωρισμένα αὐτῇ καὶ Θεμμων καὶ τὰ ἀφωρισμένα αὐτῇ, πόλεις τρεῖς. </text:span><text:span text:style-name="T4">33</text:span><text:span text:style-name="T3"> πᾶσαι αἱ πόλεις τοῦ Γεδσων κατὰ δήμους αὐτῶν πόλεις δέκα τρεῖς. </text:span></text:p>
        <text:p text:style-name="P2" loext:marker-style-name="T5"><text:span text:style-name="T4">34</text:span><text:span text:style-name="T3"> Καὶ τῷ δήμῳ υἱῶν Μεραρι τοῖς Λευίταις τοῖς λοιποῖς ἐκ τῆς φυλῆς υἱῶν Ζαβουλων τὴν Μααν καὶ τὰ περισπόρια αὐτῆς καὶ τὴν Καδης καὶ τὰ περισπόρια αὐτῆς </text:span><text:span text:style-name="T4">35</text:span><text:span text:style-name="T3"> καὶ Δεμνα καὶ τὰ περισπόρια αὐτῆς καὶ Σελλα καὶ τὰ περισπόρια αὐτῆς, πόλεις τέσσαρες. </text:span><text:span text:style-name="T4">36</text:span><text:span text:style-name="T3"> καὶ πέραν τοῦ Ιορδάνου τοῦ κατὰ Ιεριχω ἐκ τῆς φυλῆς Ρουβην τὴν πόλιν τὸ φυγαδευτήριον τοῦ φονεύσαντος τὴν Βοσορ ἐν τῇ ἐρήμῳ τῇ Μισωρ καὶ τὰ περισπόρια αὐτῆς καὶ τὴν Ιαζηρ καὶ τὰ περισπόρια αὐτῆς </text:span><text:span text:style-name="T4">37</text:span><text:span text:style-name="T3"> καὶ τὴν Δεκμων καὶ τὰ περισπόρια αὐτῆς καὶ τὴν Μαφα καὶ τὰ περισπόρια αὐτῆς, πόλεις τέσσαρες. </text:span><text:span text:style-name="T4">38</text:span><text:span text:style-name="T3"> καὶ ἀπὸ τῆς φυλῆς Γαδ τὴν πόλιν τὸ φυγαδευτήριον τοῦ φονεύσαντος τὴν Ραμωθ ἐν τῇ Γαλααδ καὶ τὰ περισπόρια αὐτῆς καὶ τὴν Καμιν καὶ τὰ περισπόρια αὐτῆς </text:span><text:span text:style-name="T4">39</text:span><text:span text:style-name="T3"> καὶ τὴν Εσεβων καὶ τὰ περισπόρια αὐτῆς καὶ τὴν Ιαζηρ καὶ τὰ περισπόρια αὐτῆς· αἱ πᾶσαι πόλεις τέσσαρες. </text:span><text:span text:style-name="T4">40</text:span><text:span text:style-name="T3"> πᾶσαι πόλεις τοῖς υἱοῖς Μεραρι κατὰ δήμους αὐτῶν τῶν καταλελειμμένων ἀπὸ τῆς φυλῆς Λευι· καὶ ἐγενήθη τὰ ὅρια πόλεις δέκα δύο. </text:span></text:p>
        <text:p text:style-name="P2" loext:marker-style-name="T3"><text:soft-page-break/><text:span text:style-name="T4">41</text:span><text:span text:style-name="T3"> Πᾶσαι αἱ πόλεις τῶν Λευιτῶν ἐν μέσῳ κατασχέσεως υἱῶν Ισραηλ τεσσαράκοντα ὀκτὼ πόλεις καὶ τὰ περισπόρια αὐτῶν </text:span><text:span text:style-name="T4">42</text:span><text:span text:style-name="T3"> κύκλῳ τῶν πόλεων τούτων, πόλις καὶ τὰ περισπόρια κύκλῳ τῆς πόλεως πάσαις ταῖς πόλεσιν ταύταις. </text:span></text:p>
        <text:p text:style-name="P2" loext:marker-style-name="T3"><text:span text:style-name="T4">42a</text:span><text:span text:style-name="T3"> Καὶ συνετέλεσεν Ἰησοῦς διαμερίσας τὴν γῆν ἐν τοῖς ὁρίοις αὐτῶν. </text:span><text:span text:style-name="T4">4</text:span><text:span text:style-name="T8">2b</text:span><text:span text:style-name="T3"> καὶ ἔδωκαν οἱ υἱοὶ Ισραηλ μερίδα τῷ Ἰησοῖ κατὰ πρόσταγμα κυρίου· ἔδωκαν αὐτῷ τὴν πόλιν, ἣν ᾐτήσατο· τὴν Θαμνασαραχ ἔδωκαν αὐτῷ ἐν τῷ ὄρει Εφραιμ. </text:span><text:span text:style-name="T4">4</text:span><text:span text:style-name="T8">2c</text:span><text:span text:style-name="T3"> καὶ ᾠκοδόμησεν Ἰησοῦς τὴν πόλιν καὶ ᾤκησεν ἐν αὐτῇ. </text:span><text:span text:style-name="T4">45</text:span><text:span text:style-name="T3"> καὶ ἔλαβεν Ἰησοῦς τὰς μαχαίρας τὰς πετρίνας, ἐν αἷς περιέτεμεν τοὺς υἱοὺς Ισραηλ τοὺς γενομένους ἐν τῇ ὁδῷ ἐν τῇ ἐρήμῳ, καὶ ἔθηκεν αὐτὰς ἐν Θαμνασαραχ. </text:span></text:p>
        <text:p text:style-name="P2" loext:marker-style-name="T3"><text:span text:style-name="T4">43</text:span><text:span text:style-name="T3"> Καὶ ἔδωκεν κύριος τῷ Ισραηλ πᾶσαν τὴν γῆν, ἣν ὤμοσεν δοῦναι τοῖς πατράσιν αὐτῶν, καὶ κατεκληρονόμησαν αὐτὴν καὶ κατῴκησαν ἐν αὐτῇ. </text:span><text:span text:style-name="T4">44</text:span><text:span text:style-name="T3"> καὶ κατέπαυσεν αὐτοὺς κύριος κυκλόθεν, καθότι ὤμοσεν τοῖς πατράσιν αὐτῶν· οὐκ ἀνέστη οὐθεὶς κατενώπιον αὐτῶν ἀπὸ πάντων τῶν ἐχθρῶν αὐτῶν· πάντας τοὺς ἐχθροὺς αὐτῶν παρέδωκεν κύριος εἰς τὰς χεῖρας αὐτῶν. </text:span><text:span text:style-name="T4">45</text:span><text:span text:style-name="T3"> οὐ διέπεσεν ἀπὸ πάντων τῶν ῥημάτων τῶν καλῶν, ὧν ἐλάλησεν κύριος τοῖς υἱοῖς Ισραηλ· πάντα παρεγένετο. </text:span></text:p>
      </text:section>
      <text:section text:style-name="Sect1" text:name="Section21">
        <text:h text:style-name="P3" text:outline-level="2" loext:marker-style-name="T2"><text:span text:style-name="T2">Ιησουσ 22</text:span><text:span text:style-name="T2"/></text:h>
        <text:p text:style-name="P2" loext:marker-style-name="T3"><text:span text:style-name="T4">1</text:span><text:span text:style-name="T3"> Τότε συνεκάλεσεν Ἰησοῦς τοὺς υἱοὺς Ρουβην καὶ τοὺς υἱοὺς Γαδ καὶ τὸ ἥμισυ φυλῆς Μανασση </text:span><text:span text:style-name="T4">2</text:span><text:span text:style-name="T3"> καὶ εἶπεν αὐτοῖς Ὑμεῖς ἀκηκόατε πάντα, ὅσα ἐνετείλατο ὑμῖν Μωϋσῆς ὁ παῖς κυρίου, καὶ ἐπηκούσατε τῆς φωνῆς μου κατὰ πάντα, ὅσα ἐνετειλάμην ὑμῖν. </text:span><text:span text:style-name="T4">3</text:span><text:span text:style-name="T3"> οὐκ ἐγκαταλελοίπατε τοὺς ἀδελφοὺς ὑμῶν ταύτας τὰς ἡμέρας καὶ πλείους ἕως τῆς σήμερον ἡμέρας· ἐφυλάξασθε τὴν ἐντολὴν κυρίου τοῦ θεοῦ ὑμῶν. </text:span><text:span text:style-name="T4">4</text:span><text:span text:style-name="T3"> νῦν δὲ κατέπαυσεν κύριος ὁ θεὸς ἡμῶν τοὺς ἀδελφοὺς ἡμῶν, ὃν τρόπον εἶπεν αὐτοῖς· νῦν οὖν ἀποστραφέντες ἀπέλθατε εἰς τοὺς οἴκους ὑμῶν καὶ εἰς τὴν γῆν τῆς κατασχέσεως ὑμῶν, ἣν ἔδωκεν ὑμῖν Μωϋσῆς ἐν τῷ πέραν τοῦ Ιορδάνου. </text:span><text:span text:style-name="T4">5</text:span><text:span text:style-name="T3"> ἀλλὰ φυλάξασθε ποιεῖν σφόδρα τὰς ἐντολὰς καὶ τὸν νόμον, ὃν ἐνετείλατο ἡμῖν ποιεῖν Μωϋσῆς ὁ παῖς κυρίου, ἀγαπᾶν κύριον τὸν θεὸν ὑμῶν, πορεύεσθαι πάσαις ταῖς ὁδοῖς αὐτοῦ, φυλάξασθαι τὰς ἐντολὰς αὐτοῦ καὶ προσκεῖσθαι αὐτῷ καὶ λατρεύειν αὐτῷ ἐξ ὅλης τῆς διανοίας ὑμῶν καὶ ἐξ ὅλης τῆς ψυχῆς ὑμῶν. </text:span><text:span text:style-name="T4">6</text:span><text:span text:style-name="T3"> καὶ ηὐλόγησεν αὐτοὺς Ἰησοῦς καὶ ἐξαπέστειλεν αὐτούς, καὶ ἐπορεύθησαν εἰς τοὺς οἴκους αὐτῶν. – </text:span><text:span text:style-name="T4">7</text:span><text:span text:style-name="T3"> καὶ τῷ ἡμίσει φυλῆς Μανασση ἔδωκεν Μωϋσῆς ἐν τῇ Βασανίτιδι, καὶ τῷ ἡμίσει ἔδωκεν Ἰησοῦς μετὰ τῶν ἀδελφῶν αὐτοῦ ἐν τῷ πέραν τοῦ Ιορδάνου παρὰ θάλασσαν. καὶ ἡνίκα ἐξαπέστειλεν αὐτοὺς Ἰησοῦς εἰς τοὺς οἴκους αὐτῶν καὶ εὐλόγησεν αὐτούς, </text:span><text:span text:style-name="T4">8</text:span><text:span text:style-name="T3"> καὶ ἐν χρήμασιν πολλοῖς ἀπήλθοσαν εἰς τοὺς οἴκους αὐτῶν, καὶ κτήνη πολλὰ σφόδρα καὶ ἀργύριον καὶ χρυσίον καὶ σίδηρον καὶ ἱματισμὸν πολύν, καὶ διείλαντο τὴν προνομὴν τῶν ἐχθρῶν μετὰ τῶν ἀδελφῶν αὐτῶν. </text:span></text:p>
        <text:p text:style-name="P2" loext:marker-style-name="T3"><text:span text:style-name="T4">9</text:span><text:span text:style-name="T3"> Καὶ ἐπορεύθησαν οἱ υἱοὶ Ρουβην καὶ οἱ υἱοὶ Γαδ καὶ τὸ ἥμισυ φυλῆς υἱῶν Μανασση ἀπὸ τῶν υἱῶν Ισραηλ ἐκ Σηλω ἐν γῇ Χανααν ἀπελθεῖν εἰς γῆν Γαλααδ εἰς γῆν κατασχέσεως αὐτῶν, ἣν ἐκληρονόμησαν αὐτὴν διὰ προστάγματος κυρίου ἐν χειρὶ Μωυσῆ. </text:span><text:span text:style-name="T4">10</text:span><text:span text:style-name="T3"> καὶ ἦλθον εἰς Γαλγαλα τοῦ Ιορδάνου, ἥ ἐστιν ἐν γῇ Χανααν, καὶ ᾠκοδόμησαν οἱ υἱοὶ Γαδ καὶ οἱ υἱοὶ Ρουβην καὶ τὸ ἥμισυ φυλῆς Μανασση ἐκεῖ βωμὸν ἐπὶ τοῦ Ιορδάνου, βωμὸν μέγαν τοῦ ἰδεῖν. </text:span><text:span text:style-name="T4">11</text:span><text:span text:style-name="T3"> καὶ ἤκουσαν οἱ υἱοὶ Ισραηλ λεγόντων Ἰδοὺ ᾠκοδόμησαν οἱ υἱοὶ Γαδ καὶ οἱ υἱοὶ Ρουβην καὶ τὸ ἥμισυ φυλῆς Μανασση βωμὸν ἐφ’ ὁρίων γῆς Χανααν ἐπὶ τοῦ Γαλααδ τοῦ Ιορδάνου ἐν τῷ πέραν υἱῶν Ισραηλ. </text:span><text:span text:style-name="T4">12</text:span><text:span text:style-name="T3"> καὶ </text:span><text:soft-page-break/><text:span text:style-name="T3">συνηθροίσθησαν πάντες οἱ υἱοὶ Ισραηλ εἰς Σηλω ὥστε ἀναβάντες ἐκπολεμῆσαι αὐτούς. </text:span><text:span text:style-name="T4">13</text:span><text:span text:style-name="T3"> καὶ ἀπέστειλαν οἱ υἱοὶ Ισραηλ πρὸς τοὺς υἱοὺς Ρουβην καὶ πρὸς τοὺς υἱοὺς Γαδ καὶ πρὸς τὸ ἥμισυ φυλῆς Μανασση εἰς γῆν Γαλααδ τόν τε Φινεες υἱὸν Ελεαζαρ υἱοῦ Ααρων τοῦ ἀρχιερέως </text:span><text:span text:style-name="T4">14</text:span><text:span text:style-name="T3"> καὶ δέκα τῶν ἀρχόντων μετ’ αὐτοῦ, ἄρχων εἷς ἀπὸ οἴκου πατριᾶς ἀπὸ πασῶν φυλῶν Ισραηλ· ἄρχοντες οἴκων πατριῶν εἰσιν, χιλίαρχοι Ισραηλ. </text:span><text:span text:style-name="T4">15</text:span><text:span text:style-name="T3"> καὶ παρεγένοντο πρὸς τοὺς υἱοὺς Γαδ καὶ πρὸς τοὺς υἱοὺς Ρουβην καὶ πρὸς τοὺς ἡμίσεις φυλῆς Μανασση εἰς γῆν Γαλααδ καὶ ἐλάλησαν πρὸς αὐτοὺς λέγοντες </text:span><text:span text:style-name="T4">16</text:span><text:span text:style-name="T3"> Τάδε λέγει πᾶσα ἡ συναγωγὴ κυρίου Τίς ἡ πλημμέλεια αὕτη, ἣν ἐπλημμελήσατε ἐναντίον τοῦ θεοῦ Ισραηλ, ἀποστραφῆναι σήμερον ἀπὸ κυρίου οἰκοδομήσαντες ὑμῖν ἑαυτοῖς βωμὸν ἀποστάτας ὑμᾶς γενέσθαι ἀπὸ κυρίου; </text:span><text:span text:style-name="T4">17</text:span><text:span text:style-name="T3"> μὴ μικρὸν ἡμῖν τὸ ἁμάρτημα Φογωρ; ὅτι οὐκ ἐκαθαρίσθημεν ἀπ’ αὐτοῦ ἕως τῆς ἡμέρας ταύτης, καὶ ἐγενήθη πληγὴ ἐν τῇ συναγωγῇ κυρίου. </text:span><text:span text:style-name="T4">18</text:span><text:span text:style-name="T3"> καὶ ὑμεῖς ἀποστραφήσεσθε σήμερον ἀπὸ κυρίου; καὶ ἔσται ἐὰν ἀποστῆτε σήμερον ἀπὸ κυρίου, καὶ αὔριον ἐπὶ πάντα Ισραηλ ἔσται ἡ ὀργή. </text:span><text:span text:style-name="T4">19</text:span><text:span text:style-name="T3"> καὶ νῦν εἰ μικρὰ ὑμῖν ἡ γῆ τῆς κατασχέσεως ὑμῶν, διάβητε εἰς τὴν γῆν τῆς κατασχέσεως κυρίου, οὗ κατασκηνοῖ ἐκεῖ ἡ σκηνὴ κυρίου, καὶ κατακληρονομήσατε ἐν ἡμῖν· καὶ μὴ ἀποστάται ἀπὸ θεοῦ γενήθητε καὶ μὴ ἀπόστητε ἀπὸ κυρίου διὰ τὸ οἰκοδομῆσαι ὑμᾶς βωμὸν ἔξω τοῦ θυσιαστηρίου κυρίου τοῦ θεοῦ ἡμῶν. </text:span><text:span text:style-name="T4">20</text:span><text:span text:style-name="T3"> οὐκ ἰδοὺ Αχαρ ὁ τοῦ Ζαρα πλημμελείᾳ ἐπλημμέλησεν ἀπὸ τοῦ ἀναθέματος καὶ ἐπὶ πᾶσαν συναγωγὴν Ισραηλ ἐγενήθη ὀργή; καὶ οὗτος εἷς μόνος ἦν· μὴ μόνος οὗτος ἀπέθανεν τῇ ἑαυτοῦ ἁμαρτίᾳ; </text:span></text:p>
        <text:p text:style-name="P2" loext:marker-style-name="T3"><text:span text:style-name="T4">21</text:span><text:span text:style-name="T3"> Καὶ ἀπεκρίθησαν οἱ υἱοὶ Ρουβην καὶ οἱ υἱοὶ Γαδ καὶ τὸ ἥμισυ φυλῆς Μανασση καὶ ἐλάλησαν τοῖς χιλιάρχοις Ισραηλ λέγοντες </text:span><text:span text:style-name="T4">22</text:span><text:span text:style-name="T3"> Ὁ θεὸς θεός ἐστιν κύριος, καὶ ὁ θεὸς θεὸς κύριος αὐτὸς οἶδεν, καὶ Ισραηλ αὐτὸς γνώσεται· εἰ ἐν ἀποστασίᾳ ἐπλημμελήσαμεν ἔναντι τοῦ κυρίου, μὴ ῥύσαιτο ἡμᾶς ἐν ταύτῃ· </text:span><text:span text:style-name="T4">23</text:span><text:span text:style-name="T3"> καὶ εἰ ᾠκοδομήσαμεν αὑτοῖς βωμὸν ὥστε ἀποστῆναι ἀπὸ κυρίου τοῦ θεοῦ ἡμῶν ὥστε ἀναβιβάσαι ἐπ’ αὐτὸν θυσίαν ὁλοκαυτωμάτων ἢ ὥστε ποιῆσαι ἐπ’ αὐτοῦ θυσίαν σωτηρίου, κύριος ἐκζητήσει. </text:span><text:span text:style-name="T4">24</text:span><text:span text:style-name="T3"> ἀλλ’ ἕνεκεν εὐλαβείας ῥήματος ἐποιήσαμεν τοῦτο λέγοντες Ἵνα μὴ εἴπωσιν αὔριον τὰ τέκνα ὑμῶν τοῖς τέκνοις ἡμῶν Τί ὑμῖν κυρίῳ τῷ θεῷ Ισραηλ; </text:span><text:span text:style-name="T4">25</text:span><text:span text:style-name="T3"> καὶ ὅρια ἔθηκεν κύριος ἀνὰ μέσον ἡμῶν καὶ ὑμῶν τὸν Ιορδάνην, καὶ οὐκ ἔστιν ὑμῖν μερὶς κυρίου. καὶ ἀπαλλοτριώσουσιν οἱ υἱοὶ ὑμῶν τοὺς υἱοὺς ἡμῶν, ἵνα μὴ σέβωνται κύριον. </text:span><text:span text:style-name="T4">26</text:span><text:span text:style-name="T3"> καὶ εἴπαμεν ποιῆσαι οὕτως τοῦ οἰκοδομῆσαι τὸν βωμὸν τοῦτον οὐχ ἕνεκεν καρπωμάτων οὐδὲ ἕνεκεν θυσιῶν, </text:span><text:span text:style-name="T4">27</text:span><text:span text:style-name="T3"> ἀλλ’ ἵνα ᾖ τοῦτο μαρτύριον ἀνὰ μέσον ἡμῶν καὶ ὑμῶν καὶ ἀνὰ μέσον τῶν γενεῶν ἡμῶν μεθ’ ἡμᾶς τοῦ λατρεύειν λατρείαν κυρίῳ ἐναντίον αὐτοῦ ἐν τοῖς καρπώμασιν ἡμῶν καὶ ἐν ταῖς θυσίαις ἡμῶν καὶ ἐν ταῖς θυσίαις τῶν σωτηρίων ἡμῶν· καὶ οὐκ ἐροῦσιν τὰ τέκνα ὑμῶν τοῖς τέκνοις ἡμῶν αὔριον Οὐκ ἔστιν ὑμῖν μερὶς κυρίου. </text:span><text:span text:style-name="T4">28</text:span><text:span text:style-name="T3"> καὶ εἴπαμεν Ἐὰν γένηταί ποτε καὶ λαλήσωσιν πρὸς ἡμᾶς καὶ ταῖς γενεαῖς ἡμῶν αὔριον, καὶ ἐροῦσιν Ἴδετε ὁμοίωμα τοῦ θυσιαστηρίου κυρίου, ὃ ἐποίησαν οἱ πατέρες ἡμῶν οὐχ ἕνεκεν καρπωμάτων οὐδὲ ἕνεκεν θυσιῶν, ἀλλὰ μαρτύριόν ἐστιν ἀνὰ μέσον ὑμῶν καὶ ἀνὰ μέσον ἡμῶν καὶ ἀνὰ μέσον τῶν υἱῶν ἡμῶν. </text:span><text:span text:style-name="T4">29</text:span><text:span text:style-name="T3"> μὴ γένοιτο οὖν ἡμᾶς ἀποστραφῆναι ἀπὸ κυρίου ἐν ταῖς σήμερον ἡμέραις ἀποστῆναι ἀπὸ κυρίου ὥστε οἰκοδομῆσαι ἡμᾶς θυσιαστήριον τοῖς καρπώμασιν καὶ ταῖς θυσίαις σαλαμιν καὶ τῇ θυσίᾳ τοῦ σωτηρίου πλὴν τοῦ θυσιαστηρίου κυρίου, ὅ ἐστιν ἐναντίον τῆς σκηνῆς αὐτοῦ. </text:span></text:p>
        <text:p text:style-name="P2" loext:marker-style-name="T3"><text:span text:style-name="T4">30</text:span><text:span text:style-name="T3"> Καὶ ἀκούσας Φινεες ὁ ἱερεὺς καὶ πάντες οἱ ἄρχοντες τῆς συναγωγῆς Ισραηλ, οἳ ἦσαν μετ’ αὐτοῦ, τοὺς λόγους, οὓς ἐλάλησαν οἱ υἱοὶ Ρουβην καὶ οἱ υἱοὶ Γαδ καὶ τὸ ἥμισυ φυλῆς Μανασση, καὶ ἤρεσεν αὐτοῖς. </text:span><text:span text:style-name="T4">31</text:span><text:span text:style-name="T3"> καὶ εἶπεν Φινεες ὁ ἱερεὺς τοῖς υἱοῖς Ρουβην καὶ τοῖς υἱοῖς Γαδ καὶ τῷ ἡμίσει φυλῆς Μανασση Σήμερον ἐγνώκαμεν ὅτι μεθ’ ἡμῶν κύριος, διότι οὐκ ἐπλημμελήσατε ἐναντίον κυρίου πλημμέλειαν καὶ ὅτι </text:span><text:soft-page-break/><text:span text:style-name="T3">ἐρρύσασθε τοὺς υἱοὺς Ισραηλ ἐκ χειρὸς κυρίου. </text:span><text:span text:style-name="T4">32</text:span><text:span text:style-name="T3"> καὶ ἀπέστρεψεν Φινεες ὁ ἱερεὺς καὶ οἱ ἄρχοντες ἀπὸ τῶν υἱῶν Ρουβην καὶ ἀπὸ τῶν υἱῶν Γαδ καὶ ἀπὸ τοῦ ἡμίσους φυλῆς Μανασση ἐκ γῆς Γαλααδ εἰς γῆν Χανααν πρὸς τοὺς υἱοὺς Ισραηλ καὶ ἀπεκρίθησαν αὐτοῖς τοὺς λόγους, </text:span><text:span text:style-name="T4">33</text:span><text:span text:style-name="T3"> καὶ ἤρεσεν τοῖς υἱοῖς Ισραηλ. καὶ ἐλάλησαν πρὸς τοὺς υἱοὺς Ισραηλ, καὶ εὐλόγησαν τὸν θεὸν υἱῶν Ισραηλ καὶ εἶπαν μηκέτι ἀναβῆναι πρὸς αὐτοὺς εἰς πόλεμον ἐξολεθρεῦσαι τὴν γῆν τῶν υἱῶν Ρουβην καὶ τῶν υἱῶν Γαδ καὶ τοῦ ἡμίσους φυλῆς Μανασση. καὶ κατῴκησαν ἐπ’ αὐτῆς. </text:span><text:span text:style-name="T4">34</text:span><text:span text:style-name="T3"> καὶ ἐπωνόμασεν Ἰησοῦς τὸν βωμὸν τῶν Ρουβην καὶ τῶν Γαδ καὶ τοῦ ἡμίσους φυλῆς Μανασση καὶ εἶπεν ὅτι Μαρτύριόν ἐστιν ἀνὰ μέσον αὐτῶν ὅτι κύριος ὁ θεὸς αὐτῶν ἐστιν. </text:span></text:p>
      </text:section>
      <text:section text:style-name="Sect1" text:name="Section22">
        <text:h text:style-name="P3" text:outline-level="2" loext:marker-style-name="T2"><text:span text:style-name="T2">Ιησουσ 23</text:span><text:span text:style-name="T2"/></text:h>
        <text:p text:style-name="P2" loext:marker-style-name="T3"><text:span text:style-name="T4">1</text:span><text:span text:style-name="T3"> Καὶ ἐγένετο μεθ’ ἡμέρας πλείους μετὰ τὸ καταπαῦσαι κύριον τὸν Ισραηλ ἀπὸ πάντων τῶν ἐχθρῶν αὐτῶν κυκλόθεν, καὶ Ἰησοῦς πρεσβύτερος προβεβηκὼς ταῖς ἡμέραις, </text:span><text:span text:style-name="T4">2</text:span><text:span text:style-name="T3"> καὶ συνεκάλεσεν Ἰησοῦς πάντας τοὺς υἱοὺς Ισραηλ καὶ τὴν γερουσίαν αὐτῶν καὶ τοὺς ἄρχοντας αὐτῶν καὶ τοὺς γραμματεῖς αὐτῶν καὶ τοὺς δικαστὰς αὐτῶν καὶ εἶπεν πρὸς αὐτούς Ἐγὼ γεγήρακα καὶ προβέβηκα ταῖς ἡμέραις. </text:span><text:span text:style-name="T4">3</text:span><text:span text:style-name="T3"> ὑμεῖς δὲ ἑωράκατε ὅσα ἐποίησεν κύριος ὁ θεὸς ὑμῶν πᾶσιν τοῖς ἔθνεσιν τούτοις ἀπὸ προσώπου ὑμῶν, ὅτι κύριος ὁ θεὸς ὑμῶν ὁ ἐκπολεμήσας ὑμῖν. </text:span><text:span text:style-name="T4">4</text:span><text:span text:style-name="T3"> ἴδετε ὅτι ἐπέρριφα ὑμῖν τὰ ἔθνη τὰ καταλελειμμένα ὑμῖν ταῦτα ἐν τοῖς κλήροις εἰς τὰς φυλὰς ὑμῶν· ἀπὸ τοῦ Ιορδάνου πάντα τὰ ἔθνη, ἃ ἐξωλέθρευσα, καὶ ἀπὸ τῆς θαλάσσης τῆς μεγάλης ὁριεῖ ἐπὶ δυσμὰς ἡλίου. </text:span><text:span text:style-name="T4">5</text:span><text:span text:style-name="T3"> κύριος δὲ ὁ θεὸς ὑμῶν, οὗτος ἐξολεθρεύσει αὐτοὺς ἀπὸ προσώπου ὑμῶν, ἕως ἂν ἀπόλωνται, καὶ ἀποστελεῖ αὐτοῖς τὰ θηρία τὰ ἄγρια, ἕως ἂν ἐξολεθρεύσῃ αὐτοὺς καὶ τοὺς βασιλεῖς αὐτῶν ἀπὸ προσώπου ὑμῶν, καὶ κατακληρονομήσατε τὴν γῆν αὐτῶν, καθὰ ἐλάλησεν κύριος ὁ θεὸς ὑμῶν ὑμῖν. </text:span><text:span text:style-name="T4">6</text:span><text:span text:style-name="T3"> κατισχύσατε οὖν σφόδρα φυλάσσειν καὶ ποιεῖν πάντα τὰ γεγραμμένα ἐν τῷ βιβλίῳ τοῦ νόμου Μωυσῆ, ἵνα μὴ ἐκκλίνητε εἰς δεξιὰν ἢ εὐώνυμα, </text:span><text:span text:style-name="T4">7</text:span><text:span text:style-name="T3"> ὅπως μὴ εἰσέλθητε εἰς τὰ ἔθνη τὰ καταλελειμμένα ταῦτα, καὶ τὰ ὀνόματα τῶν θεῶν αὐτῶν οὐκ ὀνομασθήσεται ἐν ὑμῖν, οὐδὲ μὴ προσκυνήσητε αὐτοῖς οὐδὲ μὴ λατρεύσητε αὐτοῖς, </text:span><text:span text:style-name="T4">8</text:span><text:span text:style-name="T3"> ἀλλὰ κυρίῳ τῷ θεῷ ὑμῶν προσκολληθήσεσθε, καθάπερ ἐποιήσατε ἕως τῆς ἡμέρας ταύτης. </text:span><text:span text:style-name="T4">9</text:span><text:span text:style-name="T3"> καὶ ἐξωλέθρευσεν αὐτοὺς κύριος ἀπὸ προσώπου ὑμῶν, ἔθνη μεγάλα καὶ ἰσχυρά, καὶ ὑμῖν οὐθεὶς ἀντέστη κατενώπιον ὑμῶν ἕως τῆς ἡμέρας ταύτης· </text:span><text:span text:style-name="T4">10</text:span><text:span text:style-name="T3"> εἷς ὑμῶν ἐδίωξεν χιλίους, ὅτι κύριος ὁ θεὸς ὑμῶν ἐξεπολέμει ὑμῖν, καθάπερ εἶπεν ὑμῖν. </text:span><text:span text:style-name="T4">11</text:span><text:span text:style-name="T3"> καὶ φυλάξασθε σφόδρα τοῦ ἀγαπᾶν κύριον τὸν θεὸν ὑμῶν. </text:span><text:span text:style-name="T4">12</text:span><text:span text:style-name="T3"> ἐὰν γὰρ ἀποστραφῆτε καὶ προσθῆσθε τοῖς ὑπολειφθεῖσιν ἔθνεσιν τούτοις τοῖς μεθ’ ὑμῶν καὶ ἐπιγαμίας ποιήσητε πρὸς αὐτοὺς καὶ συγκαταμιγῆτε αὐτοῖς καὶ αὐτοὶ ὑμῖν, </text:span><text:span text:style-name="T4">13</text:span><text:span text:style-name="T3"> γινώσκετε ὅτι οὐ μὴ προσθῇ κύριος τοῦ ἐξολεθρεῦσαι τὰ ἔθνη ταῦτα ἀπὸ προσώπου ὑμῶν, καὶ ἔσονται ὑμῖν εἰς παγίδας καὶ εἰς σκάνδαλα καὶ εἰς ἥλους ἐν ταῖς πτέρναις ὑμῶν καὶ εἰς βολίδας ἐν τοῖς ὀφθαλμοῖς ὑμῶν, ἕως ἂν ἀπόλησθε ἀπὸ τῆς γῆς τῆς ἀγαθῆς ταύτης, ἣν ἔδωκεν ὑμῖν κύριος ὁ θεὸς ὑμῶν. </text:span><text:span text:style-name="T4">14</text:span><text:span text:style-name="T3"> ἐγὼ δὲ ἀποτρέχω τὴν ὁδὸν καθὰ καὶ πάντες οἱ ἐπὶ τῆς γῆς, καὶ γνώσεσθε τῇ καρδίᾳ ὑμῶν καὶ τῇ ψυχῇ ὑμῶν διότι οὐ διέπεσεν εἷς λόγος ἀπὸ πάντων τῶν λόγων, ὧν εἶπεν κύριος ὁ θεὸς ὑμῶν, πρὸς πάντα τὰ ἀνήκοντα ὑμῖν, οὐ διεφώνησεν ἐξ αὐτῶν. </text:span><text:span text:style-name="T4">15</text:span><text:span text:style-name="T3"> καὶ ἔσται ὃν τρόπον ἥκει ἐφ’ ὑμᾶς πάντα τὰ ῥήματα τὰ καλά, ἃ ἐλάλησεν κύριος πρὸς ὑμᾶς, οὕτως ἐπάξει κύριος ὁ θεὸς ἐφ’ ὑμᾶς πάντα τὰ ῥήματα τὰ πονηρά, ἕως ἂν ἐξολεθρεύσῃ ὑμᾶς ἀπὸ τῆς γῆς τῆς ἀγαθῆς ταύτης, ἧς ἔδωκεν κύριος ὑμῖν, </text:span><text:span text:style-name="T4">16</text:span><text:span text:style-name="T3"> ἐν τῷ παραβῆναι ὑμᾶς τὴν διαθήκην κυρίου τοῦ θεοῦ ὑμῶν, ἣν ἐνετείλατο ὑμῖν, καὶ πορευθέντες λατρεύσητε θεοῖς ἑτέροις καὶ προσκυνήσητε αὐτοῖς. </text:span></text:p>
      </text:section>
      <text:section text:style-name="Sect1" text:name="Section23">
        <text:h text:style-name="P3" text:outline-level="2" loext:marker-style-name="T2"><text:soft-page-break/><text:span text:style-name="T2">Ιησουσ 24</text:span><text:span text:style-name="T2"/></text:h>
        <text:p text:style-name="P2" loext:marker-style-name="T3"><text:span text:style-name="T4">1</text:span><text:span text:style-name="T3"> Καὶ συνήγαγεν Ἰησοῦς πάσας φυλὰς Ισραηλ εἰς Σηλω καὶ συνεκάλεσεν τοὺς πρεσβυτέρους αὐτῶν καὶ τοὺς γραμματεῖς αὐτῶν καὶ τοὺς δικαστὰς αὐτῶν καὶ ἔστησεν αὐτοὺς ἀπέναντι τοῦ θεοῦ. </text:span><text:span text:style-name="T4">2</text:span><text:span text:style-name="T3"> καὶ εἶπεν Ἰησοῦς πρὸς πάντα τὸν λαόν Τάδε λέγει κύριος ὁ θεὸς Ισραηλ Πέραν τοῦ ποταμοῦ κατῴκησαν οἱ πατέρες ὑμῶν τὸ ἀπ’ ἀρχῆς, Θαρα ὁ πατὴρ Αβρααμ καὶ ὁ πατὴρ Ναχωρ, καὶ ἐλάτρευσαν θεοῖς ἑτέροις. </text:span><text:span text:style-name="T4">3</text:span><text:span text:style-name="T3"> καὶ ἔλαβον τὸν πατέρα ὑμῶν τὸν Αβρααμ ἐκ τοῦ πέραν τοῦ ποταμοῦ καὶ ὡδήγησα αὐτὸν ἐν πάσῃ τῇ γῇ καὶ ἐπλήθυνα αὐτοῦ σπέρμα καὶ ἔδωκα αὐτῷ τὸν Ισαακ </text:span><text:span text:style-name="T4">4</text:span><text:span text:style-name="T3"> καὶ τῷ Ισαακ τὸν Ιακωβ καὶ τὸν Ησαυ· καὶ ἔδωκα τῷ Ησαυ τὸ ὄρος τὸ Σηιρ κληρονομῆσαι αὐτῷ, καὶ Ιακωβ καὶ οἱ υἱοὶ αὐτοῦ κατέβησαν εἰς Αἴγυπτον καὶ ἐγένοντο ἐκεῖ εἰς ἔθνος μέγα καὶ πολὺ καὶ κραταιόν. </text:span><text:span text:style-name="T4">5</text:span><text:span text:style-name="T3"> καὶ ἐκάκωσαν αὐτοὺς οἱ Αἰγύπτιοι, καὶ ἐπάταξεν κύριος τὴν Αἴγυπτον ἐν οἷς ἐποίησεν αὐτοῖς, καὶ μετὰ ταῦτα ἐξήγαγεν ὑμᾶς </text:span><text:span text:style-name="T4">6</text:span><text:span text:style-name="T3"> ἐξ Αἰγύπτου, καὶ εἰσήλθατε εἰς τὴν θάλασσαν τὴν ἐρυθράν. καὶ κατεδίωξαν οἱ Αἰγύπτιοι ὀπίσω τῶν πατέρων ὑμῶν ἐν ἅρμασιν καὶ ἐν ἵπποις εἰς τὴν θάλασσαν τὴν ἐρυθράν, </text:span><text:span text:style-name="T4">7</text:span><text:span text:style-name="T3"> καὶ ἀνεβοήσαμεν πρὸς κύριον, καὶ ἔδωκεν νεφέλην καὶ γνόφον ἀνὰ μέσον ἡμῶν καὶ ἀνὰ μέσον τῶν Αἰγυπτίων καὶ ἐπήγαγεν ἐπ’ αὐτοὺς τὴν θάλασσαν, καὶ ἐκάλυψεν αὐτούς, καὶ εἴδοσαν οἱ ὀφθαλμοὶ ὑμῶν ὅσα ἐποίησεν κύριος ἐν γῇ Αἰγύπτῳ. καὶ ἦτε ἐν τῇ ἐρήμῳ ἡμέρας πλείους. </text:span><text:span text:style-name="T4">8</text:span><text:span text:style-name="T3"> καὶ ἤγαγεν ὑμᾶς εἰς γῆν Αμορραίων τῶν κατοικούντων πέραν τοῦ Ιορδάνου, καὶ παρετάξαντο ὑμῖν, καὶ παρέδωκεν αὐτοὺς κύριος εἰς τὰς χεῖρας ὑμῶν, καὶ κατεκληρονομήσατε τὴν γῆν αὐτῶν καὶ ἐξωλεθρεύσατε αὐτοὺς ἀπὸ προσώπου ὑμῶν. </text:span><text:span text:style-name="T4">9</text:span><text:span text:style-name="T3"> καὶ ἀνέστη Βαλακ ὁ τοῦ Σεπφωρ βασιλεὺς Μωαβ καὶ παρετάξατο τῷ Ισραηλ καὶ ἀποστείλας ἐκάλεσεν τὸν Βαλααμ ἀράσασθαι ὑμῖν· </text:span><text:span text:style-name="T4">10</text:span><text:span text:style-name="T3"> καὶ οὐκ ἠθέλησεν κύριος ὁ θεός σου ἀπολέσαι σε, καὶ εὐλογίαν εὐλόγησεν ὑμᾶς, καὶ ἐξείλατο ὑμᾶς ἐκ χειρῶν αὐτῶν καὶ παρέδωκεν αὐτούς. </text:span><text:span text:style-name="T4">11</text:span><text:span text:style-name="T3"> καὶ διέβητε τὸν Ιορδάνην καὶ παρεγενήθητε εἰς Ιεριχω· καὶ ἐπολέμησαν πρὸς ὑμᾶς οἱ κατοικοῦντες Ιεριχω, ὁ Αμορραῖος καὶ ὁ Χαναναῖος καὶ ὁ Φερεζαῖος καὶ ὁ Ευαῖος καὶ ὁ Ιεβουσαῖος καὶ ὁ Χετταῖος καὶ ὁ Γεργεσαῖος, καὶ παρέδωκεν αὐτοὺς κύριος εἰς τὰς χεῖρας ὑμῶν. </text:span><text:span text:style-name="T4">12</text:span><text:span text:style-name="T3"> καὶ ἐξαπέστειλεν προτέραν ὑμῶν τὴν σφηκιάν, καὶ ἐξέβαλεν αὐτοὺς ἀπὸ προσώπου ὑμῶν, δώδεκα βασιλεῖς τῶν Αμορραίων, οὐκ ἐν τῇ ῥομφαίᾳ σου οὐδὲ ἐν τῷ τόξῳ σου. </text:span><text:span text:style-name="T4">13</text:span><text:span text:style-name="T3"> καὶ ἔδωκεν ὑμῖν γῆν, ἐφ’ ἣν οὐκ ἐκοπιάσατε ἐπ’ αὐτῆς, καὶ πόλεις, ἃς οὐκ ᾠκοδομήσατε, καὶ κατῳκίσθητε ἐν αὐταῖς· καὶ ἀμπελῶνας καὶ ἐλαιῶνας, οὓς οὐκ ἐφυτεύσατε, ὑμεῖς ἔδεσθε. </text:span><text:span text:style-name="T4">14</text:span><text:span text:style-name="T3"> καὶ νῦν φοβήθητε κύριον καὶ λατρεύσατε αὐτῷ ἐν εὐθύτητι καὶ ἐν δικαιοσύνῃ καὶ περιέλεσθε τοὺς θεοὺς τοὺς ἀλλοτρίους, οἷς ἐλάτρευσαν οἱ πατέρες ὑμῶν ἐν τῷ πέραν τοῦ ποταμοῦ καὶ ἐν Αἰγύπτῳ, καὶ λατρεύετε κυρίῳ. </text:span><text:span text:style-name="T4">15</text:span><text:span text:style-name="T3"> εἰ δὲ μὴ ἀρέσκει ὑμῖν λατρεύειν κυρίῳ, ἕλεσθε ὑμῖν ἑαυτοῖς σήμερον, τίνι λατρεύσητε, εἴτε τοῖς θεοῖς τῶν πατέρων ὑμῶν τοῖς ἐν τῷ πέραν τοῦ ποταμοῦ, εἴτε τοῖς θεοῖς τῶν Αμορραίων, ἐν οἷς ὑμεῖς κατοικεῖτε ἐπὶ τῆς γῆς αὐτῶν· ἐγὼ δὲ καὶ ἡ οἰκία μου λατρεύσομεν κυρίῳ, ὅτι ἅγιός ἐστιν. </text:span></text:p>
        <text:p text:style-name="P2" loext:marker-style-name="T3"><text:span text:style-name="T4">16</text:span><text:span text:style-name="T3"> Καὶ ἀποκριθεὶς ὁ λαὸς εἶπεν Μὴ γένοιτο ἡμῖν καταλιπεῖν κύριον ὥστε λατρεύειν θεοῖς ἑτέροις. </text:span><text:span text:style-name="T4">17</text:span><text:span text:style-name="T3"> κύριος ὁ θεὸς ἡμῶν, αὐτὸς θεός ἐστιν· αὐτὸς ἀνήγαγεν ἡμᾶς καὶ τοὺς πατέρας ἡμῶν ἐξ Αἰγύπτου καὶ διεφύλαξεν ἡμᾶς ἐν πάσῃ τῇ ὁδῷ, ᾗ ἐπορεύθημεν ἐν αὐτῇ, καὶ ἐν πᾶσιν τοῖς ἔθνεσιν, οὓς παρήλθομεν δι’ αὐτῶν· </text:span><text:span text:style-name="T4">18</text:span><text:span text:style-name="T3"> καὶ ἐξέβαλεν κύριος τὸν Αμορραῖον καὶ πάντα τὰ ἔθνη τὰ κατοικοῦντα τὴν γῆν ἀπὸ προσώπου ἡμῶν. ἀλλὰ καὶ ἡμεῖς λατρεύσομεν κυρίῳ· οὗτος γὰρ θεὸς ἡμῶν ἐστιν. </text:span><text:span text:style-name="T4">19</text:span><text:span text:style-name="T3"> καὶ εἶπεν Ἰησοῦς πρὸς τὸν λαόν Οὐ μὴ δύνησθε λατρεύειν κυρίῳ, ὅτι θεὸς ἅγιός ἐστιν, καὶ ζηλώσας οὗτος οὐκ ἀνήσει ὑμῶν τὰ ἁμαρτήματα καὶ τὰ ἀνομήματα ὑμῶν· </text:span><text:span text:style-name="T4">20</text:span><text:span text:style-name="T3"> ἡνίκα ἐὰν ἐγκαταλίπητε κύριον </text:span><text:soft-page-break/><text:span text:style-name="T3">καὶ λατρεύσητε θεοῖς ἑτέροις, καὶ ἐπελθὼν κακώσει ὑμᾶς καὶ ἐξαναλώσει ὑμᾶς ἀνθ’ ὧν εὖ ἐποίησεν ὑμᾶς. </text:span><text:span text:style-name="T4">21</text:span><text:span text:style-name="T3"> καὶ εἶπεν ὁ λαὸς πρὸς Ἰησοῦν Οὐχί, ἀλλὰ κυρίῳ λατρεύσομεν. </text:span><text:span text:style-name="T4">22</text:span><text:span text:style-name="T3"> καὶ εἶπεν Ἰησοῦς πρὸς τὸν λαόν Μάρτυρες ὑμεῖς καθ’ ὑμῶν, ὅτι ὑμεῖς ἐξελέξασθε κύριον λατρεύειν αὐτῷ· </text:span><text:span text:style-name="T4">23</text:span><text:span text:style-name="T3"> καὶ νῦν περιέλεσθε τοὺς θεοὺς τοὺς ἀλλοτρίους τοὺς ἐν ὑμῖν καὶ εὐθύνατε τὴν καρδίαν ὑμῶν πρὸς κύριον θεὸν Ισραηλ. </text:span><text:span text:style-name="T4">24</text:span><text:span text:style-name="T3"> καὶ εἶπεν ὁ λαὸς πρὸς Ἰησοῦν Κυρίῳ λατρεύσομεν καὶ τῆς φωνῆς αὐτοῦ ἀκουσόμεθα. </text:span></text:p>
        <text:p text:style-name="P2" loext:marker-style-name="T3"><text:span text:style-name="T4">25</text:span><text:span text:style-name="T3"> Καὶ διέθετο Ἰησοῦς διαθήκην πρὸς τὸν λαὸν ἐν τῇ ἡμέρᾳ ἐκείνῃ καὶ ἔδωκεν αὐτῷ νόμον καὶ κρίσιν ἐν Σηλω ἐνώπιον τῆς σκηνῆς τοῦ θεοῦ Ισραηλ. </text:span><text:span text:style-name="T4">26</text:span><text:span text:style-name="T3"> καὶ ἔγραψεν τὰ ῥήματα ταῦτα εἰς βιβλίον, νόμον τοῦ θεοῦ· καὶ ἔλαβεν λίθον μέγαν καὶ ἔστησεν αὐτὸν Ἰησοῦς ὑπὸ τὴν τερέμινθον ἀπέναντι κυρίου. </text:span><text:span text:style-name="T4">27</text:span><text:span text:style-name="T3"> καὶ εἶπεν Ἰησοῦς πρὸς τὸν λαόν Ἰδοὺ ὁ λίθος οὗτος ἔσται ἐν ὑμῖν εἰς μαρτύριον, ὅτι αὐτὸς ἀκήκοεν πάντα τὰ λεχθέντα αὐτῷ ὑπὸ κυρίου, ὅ τι ἐλάλησεν πρὸς ἡμᾶς σήμερον· καὶ ἔσται οὗτος ἐν ὑμῖν εἰς μαρτύριον ἐπ’ ἐσχάτων τῶν ἡμερῶν, ἡνίκα ἐὰν ψεύσησθε κυρίῳ τῷ θεῷ μου. </text:span><text:span text:style-name="T4">28</text:span><text:span text:style-name="T3"> καὶ ἀπέστειλεν Ἰησοῦς τὸν λαόν, καὶ ἐπορεύθησαν ἕκαστος εἰς τὸν τόπον αὐτοῦ. </text:span><text:span text:style-name="T4">29</text:span><text:span text:style-name="T3"> καὶ ἐλάτρευσεν Ισραηλ τῷ κυρίῳ πάσας τὰς ἡμέρας Ἰησοῦ καὶ πάσας τὰς ἡμέρας τῶν πρεσβυτέρων, ὅσοι ἐφείλκυσαν τὸν χρόνον μετὰ Ἰησοῦ καὶ ὅσοι εἴδοσαν πάντα τὰ ἔργα κυρίου, ὅσα ἐποίησεν τῷ Ισραηλ. </text:span></text:p>
        <text:p text:style-name="P2" loext:marker-style-name="T3"><text:span text:style-name="T4">30</text:span><text:span text:style-name="T3"> Καὶ ἐγένετο μετ’ ἐκεῖνα καὶ ἀπέθανεν Ἰησοῦς υἱὸς Ναυη δοῦλος κυρίου ἑκατὸν δέκα ἐτῶν. </text:span><text:span text:style-name="T4">31</text:span><text:span text:style-name="T3"> καὶ ἔθαψαν αὐτὸν πρὸς τοῖς ὁρίοις τοῦ κλήρου αὐτοῦ ἐν Θαμναθασαχαρα ἐν τῷ ὄρει τῷ Εφραιμ ἀπὸ βορρᾶ τοῦ ὄρους Γαας· </text:span><text:span text:style-name="T4">31a</text:span><text:span text:style-name="T3"> ἐκεῖ ἔθηκαν μετ’ αὐτοῦ εἰς τὸ μνῆμα, εἰς ὃ ἔθαψαν αὐτὸν ἐκεῖ, τὰς μαχαίρας τὰς πετρίνας, ἐν αἷς περιέτεμεν τοὺς υἱοὺς Ισραηλ ἐν Γαλγαλοις, ὅτε ἐξήγαγεν αὐτοὺς ἐξ Αἰγύπτου, καθὰ συνέταξεν αὐτοῖς κύριος, καὶ ἐκεῖ εἰσιν ἕως τῆς σήμερον ἡμέρας. – </text:span><text:span text:style-name="T4">32</text:span><text:span text:style-name="T3"> καὶ τὰ ὀστᾶ Ιωσηφ ἀνήγαγον οἱ υἱοὶ Ισραηλ ἐξ Αἰγύπτου καὶ κατώρυξαν ἐν Σικιμοις ἐν τῇ μερίδι τοῦ ἀγροῦ, οὗ ἐκτήσατο Ιακωβ παρὰ τῶν Αμορραίων τῶν κατοικούντων ἐν Σικιμοις ἀμνάδων ἑκατὸν καὶ ἔδωκεν αὐτὴν Ιωσηφ ἐν μερίδι. </text:span></text:p>
        <text:p text:style-name="P2" loext:marker-style-name="T3"><text:span text:style-name="T4">33</text:span><text:span text:style-name="T3"> Καὶ ἐγένετο μετὰ ταῦτα καὶ Ελεαζαρ υἱὸς Ααρων ὁ ἀρχιερεὺς ἐτελεύτησεν καὶ ἐτάφη ἐν Γαβααθ Φινεες τοῦ υἱοῦ αὐτοῦ, ἣν ἔδωκεν αὐτῷ ἐν τῷ ὄρει τῷ Εφραιμ. </text:span><text:span text:style-name="T4">33a</text:span><text:span text:style-name="T3"> ἐν ἐκείνῃ τῇ ἡμέρᾳ λαβόντες οἱ υἱοὶ Ισραηλ τὴν κιβωτὸν τοῦ θεοῦ περιεφέροσαν ἐν ἑαυτοῖς, καὶ Φινεες ἱεράτευσεν ἀντὶ Ελεαζαρ τοῦ πατρὸς αὐτοῦ, ἕως ἀπέθανεν καὶ κατωρύγη ἐν Γαβααθ τῇ ἑαυτοῦ. </text:span><text:span text:style-name="T4">34</text:span><text:span text:style-name="T3"> οἱ δὲ υἱοὶ Ισραηλ ἀπήλθοσαν ἕκαστος εἰς τὸν τόπον αὐτῶν καὶ εἰς τὴν ἑαυτῶν πόλιν. καὶ ἐσέβοντο οἱ υἱοὶ Ισραηλ τὴν Ἀστάρτην καὶ Ασταρωθ καὶ τοὺς θεοὺς τῶν ἐθνῶν τῶν κύκλῳ αὐτῶν· καὶ παρέδωκεν αὐτοὺς κύριος εἰς χεῖρας Εγλωμ τῷ βασιλεῖ Μωαβ, καὶ ἐκυρίευσεν αὐτῶν ἔτη δέκα ὀκτώ.</text:span></text:p>
      </text:section>
      <text:section text:style-name="Sect1" text:name="Section24">
        <text:p text:style-name="P10" loext:marker-style-name="T21"><text:span text:style-name="T22">προσθήκες</text:span><text:span text:style-name="T23"/></text:p>
        <text:p text:style-name="P11" loext:marker-style-name="T24"><text:span text:style-name="T25">The text presented in this section is included in the source document at the end of the Book of Joshua (cf. the alternative text of Ch. 19); it is not clear what these paragraphs represent or where they should be included.</text:span><text:span text:style-name="T24"/></text:p>
        <text:p text:style-name="P2" loext:marker-style-name="T12"><text:span text:style-name="T14">Καβσεηλ καὶ Εδραι καὶ Ιαγουρ </text:span><text:span text:style-name="T13">22</text:span><text:span text:style-name="T14"> καὶ Κινα καὶ Διμωνα καὶ Αδαδα </text:span><text:span text:style-name="T13">23</text:span><text:span text:style-name="T14"> καὶ Κεδες καὶ Ιθναζιφ </text:span><text:span text:style-name="T13">24</text:span><text:span text:style-name="T14"> καὶ Τελεμ καὶ Βαλωθ </text:span><text:span text:style-name="T13">25</text:span><text:span text:style-name="T14"> καὶ πόλις Ασερων [αὕτη Ασωρ], </text:span><text:span text:style-name="T13">26</text:span><text:span text:style-name="T14"> Αμαμ καὶ Σαμαα καὶ Μωλαδα </text:span><text:span text:style-name="T13">27</text:span><text:span text:style-name="T14"> καὶ Ασεργαδδα καὶ Βαιθφαλεθ </text:span><text:span text:style-name="T13">28</text:span><text:span text:style-name="T14"> καὶ Ασαρσουλα καὶ Βηρσαβεε καὶ αἱ κῶμαι αὐτῶν καὶ αἱ ἐπαύλεις αὐτῶν, </text:span><text:span text:style-name="T13">29</text:span><text:span text:style-name="T14"> Βααλα καὶ Αυιμ καὶ Ασεμ </text:span><text:span text:style-name="T13">30</text:span><text:span text:style-name="T14"> καὶ Ελθωδαδ καὶ Χασιλ καὶ Ερμα </text:span><text:span text:style-name="T13">31</text:span><text:span text:style-name="T14"> καὶ Σικελεγ καὶ Μεδεβηνα </text:span><text:soft-page-break/><text:span text:style-name="T14">καὶ Σανσαννα </text:span><text:span text:style-name="T13">32</text:span><text:span text:style-name="T14"> καὶ Λαβωθ καὶ Σελειμ καὶ Ρεμμων, πόλεις εἴκοσι καὶ ἐννέα καὶ αἱ κῶμαι αὐτῶν. </text:span><text:span text:style-name="T13">33</text:span><text:span text:style-name="T14"> Ἐν τῇ πεδινῇ· Εσθαολ καὶ Σαραα καὶ Ασνα </text:span><text:span text:style-name="T13">34</text:span><text:span text:style-name="T14"> καὶ Ραμεν καὶ Ζανω καὶ Αδιαθαιμ καὶ Ηναιμ </text:span><text:span text:style-name="T13">35</text:span><text:span text:style-name="T14"> καὶ Ιεριμουθ καὶ Οδολλαμ καὶ Νεμρα καὶ Σωχω καὶ Αζηκα </text:span><text:span text:style-name="T13">36</text:span><text:span text:style-name="T14"> καὶ Σαργαριμ καὶ Γαδηρα καὶ αἱ ἐπαύλεις αὐτῆς, πόλεις δέκα τέσσαρες καὶ αἱ κῶμαι αὐτῶν· </text:span><text:span text:style-name="T13">37</text:span><text:span text:style-name="T14"> Σενναν καὶ Αδασα καὶ Μαγδαλγαδ </text:span><text:span text:style-name="T13">38</text:span><text:span text:style-name="T14"> καὶ Δαλααν καὶ Μασφα καὶ Ιεχθαηλ </text:span><text:span text:style-name="T13">39</text:span><text:span text:style-name="T14"> καὶ Λαχις καὶ Βαζκαθ καὶ Αγλων </text:span><text:span text:style-name="T13">40</text:span><text:span text:style-name="T14"> καὶ Χαββα καὶ Λαμας καὶ Χαθλως </text:span><text:span text:style-name="T13">41</text:span><text:span text:style-name="T14"> καὶ Γαδηρωθ καὶ Βηθδαγων καὶ Νωμα καὶ Μακηδα, πόλεις δεκαὲξ καὶ αἱ κῶμαι αὐτῶν· </text:span><text:span text:style-name="T13">42</text:span><text:span text:style-name="T14"> Λεβνα καὶ Αθερ </text:span><text:span text:style-name="T13">43</text:span><text:span text:style-name="T14"> καὶ Ιεφθα καὶ Ασεννα καὶ Νεσιβ </text:span><text:span text:style-name="T13">44</text:span><text:span text:style-name="T14"> καὶ Κειλα καὶ Αχζιβ καὶ Μαρησα καὶ Εδωμ, πόλεις ἐννέα καὶ αἱ κῶμαι αὐτῶν· </text:span><text:span text:style-name="T13">45</text:span><text:span text:style-name="T14"> Ακκαρων καὶ αἱ κῶμαι αὐτῆς καὶ αἱ ἐπαύλεις αὐτῆς· </text:span><text:span text:style-name="T13">46</text:span><text:span text:style-name="T14"> καὶ ἀπὸ Ακκαρων Ιεμναι καὶ πᾶσαι, ὅσαι εἰσὶν πλησίον Ασδωδ, καὶ αἱ κῶμαι </text:span><text:span text:style-name="T13">47</text:span><text:span text:style-name="T14"> αὐτῆς καὶ αἱ ἐπαύλεις αὐτῆς· Γάζα καὶ αἱ κῶμαι αὐτῆς καὶ αἱ ἐπαύλεις αὐτῆς ἕως τοῦ χειμάρρου Αἰγύπτου· καὶ ἡ θάλασσα ἡ μεγάλη διορίζει. </text:span><text:span text:style-name="T13">48</text:span><text:span text:style-name="T14"> Καὶ ἐν τῇ ὀρεινῇ· Σαφιρ καὶ Ιεθερ καὶ Σωχω </text:span><text:span text:style-name="T13">49</text:span><text:span text:style-name="T14"> καὶ Ρεννα πόλις γραμμάτων [αὕτη ἐστὶν Δαβιρ] </text:span><text:span text:style-name="T13">50</text:span><text:span text:style-name="T14"> καὶ Ανωβ καὶ Εσθεμω καὶ Ανιμ </text:span><text:span text:style-name="T13">51</text:span><text:span text:style-name="T14"> καὶ Γοσομ καὶ Χιλουων καὶ Γηλων, πόλεις δέκα καὶ αἱ κῶμαι αὐτῶν· </text:span><text:span text:style-name="T13">52</text:span><text:span text:style-name="T14"> Ερεβ καὶ Εσαν καὶ Ρουμα </text:span><text:span text:style-name="T13">53</text:span><text:span text:style-name="T14"> καὶ Ιανουμ καὶ Βαιθθαπφουε καὶ Αφακα </text:span><text:span text:style-name="T13">54</text:span><text:span text:style-name="T14"> καὶ Χαμματα καὶ πόλις Αρβο [αὕτη ἐστὶν Χεβρων] καὶ Σιωρ, πόλεις ἐννέα καὶ αἱ κῶμαι αὐτῶν· </text:span><text:span text:style-name="T13">55</text:span><text:span text:style-name="T14"> Μαων καὶ Χερμελ καὶ Ζιφ καὶ Ιεττα </text:span><text:span text:style-name="T13">56</text:span><text:span text:style-name="T14"> καὶ Ιεζραελ καὶ Ιεκδααμ καὶ Ζανωακιμ </text:span><text:span text:style-name="T13">57</text:span><text:span text:style-name="T14"> καὶ Γαβαα καὶ Θαμνα, πόλεις ἐννέα καὶ αἱ κῶμαι αὐτῶν· </text:span><text:span text:style-name="T13">58</text:span><text:span text:style-name="T14"> Αλουλ καὶ Βαιθσουρ καὶ Γεδωρ </text:span><text:span text:style-name="T13">59</text:span><text:span text:style-name="T14"> καὶ Μαρωθ καὶ Βαιθανωθ καὶ Ελθεκεν, πόλεις ἓξ καὶ αἱ κῶμαι αὐτῶν· </text:span><text:span text:style-name="T13">59a</text:span><text:span text:style-name="T14"> Θεκω καὶ Εφραθα [αὕτη ἐστὶν Βηθλεεμ] καὶ Φαγωρ καὶ Αιταμ καὶ Κουλον καὶ Ταταμι καὶ Σωρης καὶ Καρεμ καὶ Γαλλιμ καὶ Βαιθηρ καὶ Μανοχω, πόλεις ἕνδεκα καὶ αἱ κῶμαι αὐτῶν· </text:span><text:span text:style-name="T13">60</text:span><text:span text:style-name="T14"> Καριαθβααλ [αὕτη πόλις Ιαριμ] καὶ Αρεββα, πόλεις δύο καὶ αἱ κῶμαι αὐτῶν καὶ αἱ ἐπαύλεις αὐτῶν· </text:span><text:span text:style-name="T13">61</text:span><text:span text:style-name="T14"> Βαδδαργις καὶ Βηθαραβα καὶ Μαδων καὶ Σοχοχα 62 καὶ Νεβσαν καὶ αἱ πόλεις ἁλῶν καὶ Ηνγαδδι, πόλεις ἑπτὰ καὶ αἱ κῶμαι αὐτῶν. Βηθαγλα καὶ Αμεκκασις </text:span></text:p>
        <text:p text:style-name="P2" loext:marker-style-name="T14"><text:span text:style-name="T13">22</text:span><text:span text:style-name="T14"> καὶ Βαιθαραβα καὶ Σεμριμ καὶ Βηθηλ </text:span><text:span text:style-name="T13">23</text:span><text:span text:style-name="T14"> καὶ Αυιμ καὶ Αφαρ καὶ Αφρα </text:span><text:span text:style-name="T13">24</text:span><text:span text:style-name="T14"> καὶ Αικαρεν καὶ Καφηραμμιν καὶ Γαβαα, πόλεις δώδεκα καὶ αἱ κῶμαι αὐτῶν· </text:span><text:span text:style-name="T13">25</text:span><text:span text:style-name="T14"> Γαβαων καὶ Ραμα καὶ Βηρωθ </text:span><text:span text:style-name="T13">26</text:span><text:span text:style-name="T14"> καὶ Μασφα καὶ Χεφιρα καὶ Αμωσα </text:span><text:span text:style-name="T13">27</text:span><text:span text:style-name="T14"> καὶ Ρεκεμ καὶ Ιερφαηλ καὶ Θαραλα </text:span><text:span text:style-name="T13">28</text:span><text:span text:style-name="T14"> καὶ Σηλαλεφ καὶ Ιεβους [αὕτη ἐστὶν Ιερουσαλημ] καὶ Γαβααθ καὶ πόλις Ιαριμ, πόλεις δέκα τρεῖς καὶ αἱ κῶμαι αὐτῶν. αὕτη ἡ κληρονομία υἱῶν Βενιαμιν κατὰ δήμους αὐτῶν. </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usillus Old Face" svg:font-family="'Vusillus Old Face'" style:font-family-generic="roman" style:font-pitch="variable"/>
    <style:font-face style:name="Vusillus Old Face1" svg:font-family="'Vusillus Old Fa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he" style:country-complex="IL"/>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en" style:country-asian="US"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423cm" fo:margin-bottom="0cm" style:contextual-spacing="false" fo:text-align="justify" style:justify-single-word="false" fo:keep-with-next="always" style:punctuation-wrap="hanging" style:vertical-align="baseline"/>
      <style:text-properties style:font-name="Vusillus Old Face" fo:font-family="'Vusillus Old Face'" style:font-family-generic="roman" style:font-pitch="variable" fo:font-size="16pt" fo:language="de" fo:country="DE"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12cm" fo:margin-bottom="0.212cm" style:contextual-spacing="false" fo:text-align="justify" style:justify-single-word="false" fo:keep-with-next="always" style:punctuation-wrap="hanging" style:vertical-align="baseline"/>
      <style:text-properties style:font-name="Vusillus Old Face" fo:font-family="'Vusillus Old Face'" style:font-family-generic="roman" style:font-pitch="variable" fo:font-size="14pt" fo:font-style="italic" fo:font-weight="bold" style:font-size-asian="14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Body_20_Text_20_2" style:display-name="Body Text 2" style:family="paragraph" style:parent-style-name="Standard" loext:linked-style-name="Body_20_Text_20_2_20_Char">
      <style:paragraph-properties fo:text-align="justify" style:justify-single-word="false" style:punctuation-wrap="hanging" style:vertical-align="baseline"/>
      <style:text-properties style:font-name="Vusillus Old Face" fo:font-family="'Vusillus Old Face'" style:font-family-generic="roman" style:font-pitch="variable" fo:font-size="14pt" fo:language="el" fo:country="GR" style:font-size-asian="14pt" style:font-name-complex="Vusillus Old Face1" style:font-family-complex="'Vusillus Old Face'" style:font-family-generic-complex="system" style:font-pitch-complex="variable" style:font-style-complex="italic" style:font-weight-complex="bold"/>
    </style:style>
    <style:style style:name="Footnote" style:family="paragraph" style:parent-style-name="Standard" loext:linked-style-name="Footnote_20_Text_20_Char" style:class="extra">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language-complex="he" style:country-complex="IL"/>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mbria" fo:font-family="Cambria" style:font-family-generic="roman" style:font-pitch="variable" fo:font-size="16pt" style:rfc-language-tag="x-none" fo:font-weight="bold" style:letter-kerning="true" style:font-name-asian="F"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4pt" style:rfc-language-tag="x-none" fo:font-style="italic" fo:font-weight="bold" style:font-name-asian="F"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Body_20_Text_20_2_20_Char" style:display-name="Body Text 2 Char" style:family="text" style:parent-style-name="Default_20_Paragraph_20_Font" loext:linked-style-name="Body_20_Text_20_2">
      <style:text-properties fo:font-size="12pt" style:rfc-language-tag="x-non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Footnote_20_Text_20_Char" style:display-name="Footnote Text Char" style:family="text" style:parent-style-name="Default_20_Paragraph_20_Font" loext:linked-style-name="Footnote">
      <style:text-properties style:rfc-language-tag="x-none" style:language-asian="en" style:country-asian="US" style:font-name-complex="Times New Roman1" style:font-family-complex="'Times New Roman'" style:font-family-generic-complex="system" style:font-pitch-complex="variable" style:language-complex="ar" style:country-complex="SA"/>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fo:font-size="12pt" style:rfc-language-tag="x-non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Footer_20_Char" style:display-name="Footer Char" style:family="text" style:parent-style-name="Default_20_Paragraph_20_Font" loext:linked-style-name="Footer">
      <style:text-properties fo:font-size="12pt" style:rfc-language-tag="x-non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y2iqfc"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9.7cm" fo:page-height="21.001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he Book of Joshua</dc:title>
    <dc:creator>Adrian Hills</dc:creator>
    <meta:editing-cycles>1</meta:editing-cycles>
    <meta:creation-date>2024-07-09T12:29:00</meta:creation-date>
    <dc:date>2025-03-23T13:47:00</dc:date>
    <meta:editing-duration>PT46M</meta:editing-duration>
    <meta:generator>LibreOffice/25.2.1.2$Windows_X86_64 LibreOffice_project/d3abf4aee5fd705e4a92bba33a32f40bc4e56f49</meta:generator>
    <meta:document-statistic meta:table-count="1" meta:image-count="0" meta:object-count="0" meta:page-count="30" meta:paragraph-count="115" meta:word-count="16810" meta:character-count="97530" meta:non-whitespace-character-count="80725"/>
    <meta:user-defined meta:name="AppVersion">16.0000</meta:user-defined>
    <meta:user-defined meta:name="Company">Zacchaeus</meta:user-defined>
    <meta:user-defined meta:name="Document Number">B201</meta:user-defined>
    <meta:user-defined meta:name="OOXMLCorePropertyCategory">The Prophets (Bnnn-Xxx)</meta:user-defined>
    <meta:user-defined meta:name="OOXMLCorePropertyVersion" meta:value-type="string">1</meta:user-defined>
    <meta:user-defined meta:name="Source" meta:value-type="string">Ralph Hancock</meta:user-defined>
    <meta:template xlink:type="simple" xlink:actuate="onRequest" xlink:title="Normal.dotm" xlink:href=""/>
  </office:meta>
</office:document-meta>
</file>